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jpg" manifest:media-type="image/jpeg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ff5e5e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7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9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0">
      <style:text-properties fo:font-variant="normal" fo:text-transform="none" fo:color="#000f69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.38898in"/>
          <style:tab-stop style:position="0.77795in"/>
          <style:tab-stop style:position="1.16654in"/>
          <style:tab-stop style:position="1.55551in"/>
          <style:tab-stop style:position="1.94449in"/>
          <style:tab-stop style:position="2.33346in"/>
          <style:tab-stop style:position="2.72205in"/>
          <style:tab-stop style:position="3.11102in"/>
          <style:tab-stop style:position="3.5in"/>
          <style:tab-stop style:position="3.88898in"/>
          <style:tab-stop style:position="4.27795in"/>
          <style:tab-stop style:position="4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4">
      <style:text-properties fo:font-variant="normal" fo:text-transform="none" fo:color="#000f69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6">
      <style:text-properties fo:font-variant="normal" fo:text-transform="none" fo:color="#0026f5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.38898in"/>
          <style:tab-stop style:position="0.77795in"/>
          <style:tab-stop style:position="1.16654in"/>
          <style:tab-stop style:position="1.55551in"/>
          <style:tab-stop style:position="1.94449in"/>
          <style:tab-stop style:position="2.33346in"/>
          <style:tab-stop style:position="2.72205in"/>
          <style:tab-stop style:position="3.11102in"/>
          <style:tab-stop style:position="3.5in"/>
          <style:tab-stop style:position="3.88898in"/>
          <style:tab-stop style:position="4.27795in"/>
          <style:tab-stop style:position="4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.38898in"/>
          <style:tab-stop style:position="0.77795in"/>
          <style:tab-stop style:position="1.16654in"/>
          <style:tab-stop style:position="1.55551in"/>
          <style:tab-stop style:position="1.94449in"/>
          <style:tab-stop style:position="2.33346in"/>
          <style:tab-stop style:position="2.72205in"/>
          <style:tab-stop style:position="3.11102in"/>
          <style:tab-stop style:position="3.5in"/>
          <style:tab-stop style:position="3.88898in"/>
          <style:tab-stop style:position="4.27795in"/>
          <style:tab-stop style:position="4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1">
      <style:graphic-properties draw:fill="solid" draw:fill-color="#4f81bd" draw:opacity="100%" draw:stroke="solid" svg:stroke-width="0.02778in" svg:stroke-color="#385d8a" svg:stroke-opacity="100%"/>
    </style:style>
    <style:style style:family="presentation" style:name="a7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1">
      <style:text-properties fo:font-variant="normal" fo:text-transform="none" fo:color="#8e3e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6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3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8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5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9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9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91">
      <style:text-properties fo:font-variant="normal" fo:text-transform="none" fo:color="#000f69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3">
      <style:text-properties fo:font-variant="normal" fo:text-transform="none" fo:color="#000f69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.38898in"/>
          <style:tab-stop style:position="0.77795in"/>
          <style:tab-stop style:position="1.16654in"/>
          <style:tab-stop style:position="1.55551in"/>
          <style:tab-stop style:position="1.94449in"/>
          <style:tab-stop style:position="2.33346in"/>
          <style:tab-stop style:position="2.72205in"/>
          <style:tab-stop style:position="3.11102in"/>
          <style:tab-stop style:position="3.5in"/>
          <style:tab-stop style:position="3.88898in"/>
          <style:tab-stop style:position="4.27795in"/>
          <style:tab-stop style:position="4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7">
      <style:text-properties fo:font-variant="normal" fo:text-transform="none" fo:color="#000f69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9">
      <style:text-properties fo:font-variant="normal" fo:text-transform="none" fo:color="#000f69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2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4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1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6">
      <style:text-properties fo:font-variant="normal" fo:text-transform="none" fo:color="#8e3e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7">
      <style:text-properties fo:font-variant="normal" fo:text-transform="none" fo:color="#8e3e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3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8">
      <style:text-properties fo:font-variant="normal" fo:text-transform="none" fo:color="#003e85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9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5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7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0">
      <style:text-properties fo:font-variant="normal" fo:text-transform="none" fo:color="#003e85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2">
      <style:text-properties fo:font-variant="normal" fo:text-transform="none" fo:color="#003e85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4">
      <style:text-properties fo:font-variant="normal" fo:text-transform="none" fo:color="#ff5e5e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5">
      <style:text-properties fo:font-variant="normal" fo:text-transform="none" fo:color="#ff5e5e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0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6">
      <style:text-properties fo:font-variant="normal" fo:text-transform="none" fo:color="#ff5e5e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2">
      <style:text-properties fo:font-variant="normal" fo:text-transform="none" fo:color="#ff5e5e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2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4">
      <style:text-properties fo:font-variant="normal" fo:text-transform="none" fo:color="#8e3e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3e85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5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ff5e5e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53">
      <style:graphic-properties draw:fill="solid" draw:fill-color="#4f81bd" draw:opacity="100%" draw:stroke="solid" svg:stroke-width="0.02778in" svg:stroke-color="#385d8a" svg:stroke-opacity="100%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8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2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4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0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6">
      <style:text-properties fo:font-variant="normal" fo:text-transform="none" fo:color="#003e85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2">
      <style:text-properties fo:font-variant="normal" fo:text-transform="none" fo:color="#ff5e5e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8">
      <style:text-properties fo:font-variant="normal" fo:text-transform="none" fo:color="#ff5e5e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4">
      <style:text-properties fo:font-variant="normal" fo:text-transform="none" fo:color="#003e85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9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3">
      <style:text-properties fo:font-variant="normal" fo:text-transform="none" fo:color="#0024f5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.38898in"/>
          <style:tab-stop style:position="0.77795in"/>
          <style:tab-stop style:position="1.16654in"/>
          <style:tab-stop style:position="1.55551in"/>
          <style:tab-stop style:position="1.94449in"/>
          <style:tab-stop style:position="2.33346in"/>
          <style:tab-stop style:position="2.72205in"/>
          <style:tab-stop style:position="3.11102in"/>
          <style:tab-stop style:position="3.5in"/>
          <style:tab-stop style:position="3.88898in"/>
          <style:tab-stop style:position="4.27795in"/>
          <style:tab-stop style:position="4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7">
      <style:text-properties fo:font-variant="normal" fo:text-transform="none" fo:color="#000f69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0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ff5e5e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8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1">
      <style:text-properties fo:font-variant="normal" fo:text-transform="none" fo:color="#0024f5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.38898in"/>
          <style:tab-stop style:position="0.77795in"/>
          <style:tab-stop style:position="1.16654in"/>
          <style:tab-stop style:position="1.55551in"/>
          <style:tab-stop style:position="1.94449in"/>
          <style:tab-stop style:position="2.33346in"/>
          <style:tab-stop style:position="2.72205in"/>
          <style:tab-stop style:position="3.11102in"/>
          <style:tab-stop style:position="3.5in"/>
          <style:tab-stop style:position="3.88898in"/>
          <style:tab-stop style:position="4.27795in"/>
          <style:tab-stop style:position="4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5">
      <style:text-properties fo:font-variant="normal" fo:text-transform="none" fo:color="#000f69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.38898in"/>
          <style:tab-stop style:position="0.77795in"/>
          <style:tab-stop style:position="1.16654in"/>
          <style:tab-stop style:position="1.55551in"/>
          <style:tab-stop style:position="1.94449in"/>
          <style:tab-stop style:position="2.33346in"/>
          <style:tab-stop style:position="2.72205in"/>
          <style:tab-stop style:position="3.11102in"/>
          <style:tab-stop style:position="3.5in"/>
          <style:tab-stop style:position="3.88898in"/>
          <style:tab-stop style:position="4.27795in"/>
          <style:tab-stop style:position="4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9">
      <style:text-properties fo:font-variant="normal" fo:text-transform="none" fo:color="#000f69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80">
      <style:graphic-properties draw:fill="solid" draw:fill-color="#4f81bd" draw:opacity="100%" draw:stroke="solid" svg:stroke-width="0.02778in" svg:stroke-color="#385d8a" svg:stroke-opacity="100%"/>
    </style:style>
    <style:style style:family="presentation" style:name="a7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4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0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6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2">
      <style:text-properties fo:font-variant="normal" fo:text-transform="none" fo:color="#8e3e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8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4">
      <style:text-properties fo:font-variant="normal" fo:text-transform="none" fo:color="#8e3e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6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8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1">
      <style:text-properties fo:font-variant="normal" fo:text-transform="none" fo:color="#0024f5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.38898in"/>
          <style:tab-stop style:position="0.77795in"/>
          <style:tab-stop style:position="1.16654in"/>
          <style:tab-stop style:position="1.55551in"/>
          <style:tab-stop style:position="1.94449in"/>
          <style:tab-stop style:position="2.33346in"/>
          <style:tab-stop style:position="2.72205in"/>
          <style:tab-stop style:position="3.11102in"/>
          <style:tab-stop style:position="3.5in"/>
          <style:tab-stop style:position="3.88898in"/>
          <style:tab-stop style:position="4.27795in"/>
          <style:tab-stop style:position="4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.38898in"/>
          <style:tab-stop style:position="0.77795in"/>
          <style:tab-stop style:position="1.16654in"/>
          <style:tab-stop style:position="1.55551in"/>
          <style:tab-stop style:position="1.94449in"/>
          <style:tab-stop style:position="2.33346in"/>
          <style:tab-stop style:position="2.72205in"/>
          <style:tab-stop style:position="3.11102in"/>
          <style:tab-stop style:position="3.5in"/>
          <style:tab-stop style:position="3.88898in"/>
          <style:tab-stop style:position="4.27795in"/>
          <style:tab-stop style:position="4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.38898in"/>
          <style:tab-stop style:position="0.77795in"/>
          <style:tab-stop style:position="1.16654in"/>
          <style:tab-stop style:position="1.55551in"/>
          <style:tab-stop style:position="1.94449in"/>
          <style:tab-stop style:position="2.33346in"/>
          <style:tab-stop style:position="2.72205in"/>
          <style:tab-stop style:position="3.11102in"/>
          <style:tab-stop style:position="3.5in"/>
          <style:tab-stop style:position="3.88898in"/>
          <style:tab-stop style:position="4.27795in"/>
          <style:tab-stop style:position="4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2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01">
      <style:text-properties fo:font-variant="normal" fo:text-transform="none" fo:color="#003e85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3">
      <style:text-properties fo:font-variant="normal" fo:text-transform="none" fo:color="#ff5e5e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0">
      <style:text-properties fo:font-variant="normal" fo:text-transform="none" fo:color="#8e3e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6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8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4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6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2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8">
      <style:text-properties fo:font-variant="normal" fo:text-transform="none" fo:color="#8e3e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8">
      <style:text-properties fo:font-variant="normal" fo:text-transform="none" fo:color="#8e3e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9">
      <style:text-properties fo:font-variant="normal" fo:text-transform="none" fo:color="#003e85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6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8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1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99ccff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8e3e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39">
      <style:graphic-properties draw:fill="solid" draw:fill-color="#4f81bd" draw:opacity="100%" draw:stroke="solid" svg:stroke-width="0.02778in" svg:stroke-color="#385d8a" svg:stroke-opacity="100%"/>
    </style:style>
    <style:style style:family="text" style:name="a812">
      <style:text-properties fo:font-variant="normal" fo:text-transform="none" fo:color="#ff5e5e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5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1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ff5e5e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1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2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1">
      <style:graphic-properties draw:fill="solid" draw:fill-color="#4f81bd" draw:opacity="100%" draw:stroke="solid" svg:stroke-width="0.02778in" svg:stroke-color="#385d8a" svg:stroke-opacity="100%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draw:fill="solid" draw:fill-color="#4f81bd" draw:opacity="100%" draw:stroke="solid" svg:stroke-width="0.02778in" svg:stroke-color="#385d8a" svg:stroke-opacity="100%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9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3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4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6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2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8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5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draw:fill="solid" draw:fill-color="#4f81bd" draw:opacity="100%" draw:stroke="solid" svg:stroke-width="0.02778in" svg:stroke-color="#385d8a" svg:stroke-opacity="100%"/>
    </style:style>
    <style:style style:family="presentation" style:name="a5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65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8">
      <style:graphic-properties draw:fill="solid" draw:fill-color="#4f81bd" draw:opacity="100%" draw:stroke="solid" svg:stroke-width="0.02778in" svg:stroke-color="#385d8a" svg:stroke-opacity="100%"/>
    </style:style>
    <style:style style:family="text" style:name="a840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4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0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6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2">
      <style:text-properties fo:font-variant="normal" fo:text-transform="none" fo:color="#8e3e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8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4">
      <style:text-properties fo:font-variant="normal" fo:text-transform="none" fo:color="#8e3e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6">
      <style:text-properties fo:font-variant="normal" fo:text-transform="none" fo:color="#8e3e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8">
      <style:text-properties fo:font-variant="normal" fo:text-transform="none" fo:color="#ff5e5e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7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2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4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8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4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6">
      <style:text-properties fo:font-variant="normal" fo:text-transform="none" fo:color="#8e3e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8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0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3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5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1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7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3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9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5">
      <style:text-properties fo:font-variant="normal" fo:text-transform="none" fo:color="#8e3e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7">
      <style:text-properties fo:font-variant="normal" fo:text-transform="none" fo:color="#8e3e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9">
      <style:text-properties fo:font-variant="normal" fo:text-transform="none" fo:color="#8e3e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0">
      <style:text-properties fo:font-variant="normal" fo:text-transform="none" fo:color="#ff5e5e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2">
      <style:text-properties fo:font-variant="normal" fo:text-transform="none" fo:color="#003e85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4">
      <style:text-properties fo:font-variant="normal" fo:text-transform="none" fo:color="#ff5e5e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0">
      <style:text-properties fo:font-variant="normal" fo:text-transform="none" fo:color="#8e3e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3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8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5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7">
      <style:text-properties fo:font-variant="normal" fo:text-transform="none" fo:color="#8e3e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9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1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6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362">
      <style:graphic-properties draw:fill="solid" draw:fill-color="#4f81bd" draw:opacity="100%" draw:stroke="solid" svg:stroke-width="0.02778in" svg:stroke-color="#385d8a" svg:stroke-opacity="100%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6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8">
      <style:text-properties fo:font-variant="normal" fo:text-transform="none" fo:color="#003e85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0">
      <style:text-properties fo:font-variant="normal" fo:text-transform="none" fo:color="#003e85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2">
      <style:text-properties fo:font-variant="normal" fo:text-transform="none" fo:color="#ff5e5e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0">
      <style:text-properties fo:font-variant="normal" fo:text-transform="none" fo:color="#ff5e5e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2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0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92">
      <style:text-properties fo:font-variant="normal" fo:text-transform="none" fo:color="#003e85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4">
      <style:text-properties fo:font-variant="normal" fo:text-transform="none" fo:color="#8e3e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ff5e5e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1">
      <style:text-properties fo:font-variant="normal" fo:text-transform="none" fo:color="#8e3e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3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8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8">
      <style:text-properties fo:font-variant="normal" fo:text-transform="none" fo:color="#8e3e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5">
      <style:text-properties fo:font-variant="normal" fo:text-transform="none" fo:color="#8e3e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7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4">
      <style:graphic-properties draw:fill="solid" draw:fill-color="#4f81bd" draw:opacity="100%" draw:stroke="solid" svg:stroke-width="0.02778in" svg:stroke-color="#385d8a" svg:stroke-opacity="100%"/>
    </style:style>
    <style:style style:family="presentation" style:name="a8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7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87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8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3">
      <style:text-properties fo:font-variant="normal" fo:text-transform="none" fo:color="#003e85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5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9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4">
      <style:graphic-properties draw:fill="solid" draw:fill-color="#4f81bd" draw:opacity="100%" draw:stroke="solid" svg:stroke-width="0.02778in" svg:stroke-color="#385d8a" svg:stroke-opacity="100%"/>
    </style:style>
    <style:style style:family="text" style:name="a1110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2">
      <style:text-properties fo:font-variant="normal" fo:text-transform="none" fo:color="#8e3e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9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4">
      <style:text-properties fo:font-variant="normal" fo:text-transform="none" fo:color="#8e3e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6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7">
      <style:text-properties fo:font-variant="normal" fo:text-transform="none" fo:color="#8e3e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9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0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2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4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1">
      <style:text-properties fo:font-variant="normal" fo:text-transform="none" fo:color="#003e85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8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3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7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9">
      <style:text-properties fo:font-variant="normal" fo:text-transform="none" fo:color="#003e85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1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5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2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27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8e3e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7">
      <style:graphic-properties draw:fill="solid" draw:fill-color="#4f81bd" draw:opacity="100%" draw:stroke="solid" svg:stroke-width="0.02778in" svg:stroke-color="#385d8a" svg:stroke-opacity="100%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1">
      <style:text-properties fo:font-variant="normal" fo:text-transform="none" fo:color="#8e3e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1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3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0">
      <style:text-properties fo:font-variant="normal" fo:text-transform="none" fo:color="#8e3e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5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0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4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6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0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09">
      <style:graphic-properties draw:fill="solid" draw:fill-color="#4f81bd" draw:opacity="100%" draw:stroke="solid" svg:stroke-width="0.02778in" svg:stroke-color="#385d8a" svg:stroke-opacity="100%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97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9">
      <style:text-properties fo:font-variant="normal" fo:text-transform="none" fo:color="#ff5e5e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1">
      <style:text-properties fo:font-variant="normal" fo:text-transform="none" fo:color="#003e85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3">
      <style:text-properties fo:font-variant="normal" fo:text-transform="none" fo:color="#ff5e5e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1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7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3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9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7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0">
      <style:text-properties fo:font-variant="normal" fo:text-transform="none" fo:color="#ff5e5e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8e3e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1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1">
      <style:text-properties fo:font-variant="normal" fo:text-transform="none" fo:color="#8e3e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3">
      <style:text-properties fo:font-variant="normal" fo:text-transform="none" fo:color="#003e85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5">
      <style:text-properties fo:font-variant="normal" fo:text-transform="none" fo:color="#ff5e5e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1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3">
      <style:text-properties fo:font-variant="normal" fo:text-transform="none" fo:color="#003e85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9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5">
      <style:text-properties fo:font-variant="normal" fo:text-transform="none" fo:color="#ff5e5e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7">
      <style:text-properties fo:font-variant="normal" fo:text-transform="none" fo:color="#003e85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2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21">
      <style:graphic-properties draw:fill="solid" draw:fill-color="#4f81bd" draw:opacity="100%" draw:stroke="solid" svg:stroke-width="0.02778in" svg:stroke-color="#385d8a" svg:stroke-opacity="100%"/>
    </style:style>
    <style:style style:family="text" style:name="a1149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5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0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7">
      <style:text-properties fo:font-variant="normal" fo:text-transform="none" fo:color="#003e85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3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1">
      <style:text-properties fo:font-variant="normal" fo:text-transform="none" fo:color="#003e85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3">
      <style:text-properties fo:font-variant="normal" fo:text-transform="none" fo:color="#ff5e5e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5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53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5">
      <style:text-properties fo:font-variant="normal" fo:text-transform="none" fo:color="#8e3e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7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1">
      <style:text-properties fo:font-variant="normal" fo:text-transform="none" fo:color="#8e3e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9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3">
      <style:text-properties fo:font-variant="normal" fo:text-transform="none" fo:color="#8e3e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5">
      <style:text-properties fo:font-variant="normal" fo:text-transform="none" fo:color="#8e3e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5">
      <style:graphic-properties draw:fill="solid" draw:fill-color="#4f81bd" draw:opacity="100%" draw:stroke="solid" svg:stroke-width="0.02778in" svg:stroke-color="#385d8a" svg:stroke-opacity="100%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1">
      <style:text-properties fo:font-variant="normal" fo:text-transform="none" fo:color="#003e85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3">
      <style:text-properties fo:font-variant="normal" fo:text-transform="none" fo:color="#ff5e5e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5">
      <style:text-properties fo:font-variant="normal" fo:text-transform="none" fo:color="#003e85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7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1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9">
      <style:text-properties fo:font-variant="normal" fo:text-transform="none" fo:color="#003e85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5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8e3e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2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2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6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1">
      <style:text-properties fo:font-variant="normal" fo:text-transform="none" fo:color="#ff5e5e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8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3">
      <style:text-properties fo:font-variant="normal" fo:text-transform="none" fo:color="#003e85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5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7">
      <style:text-properties fo:font-variant="normal" fo:text-transform="none" fo:color="#003e85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1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9">
      <style:text-properties fo:font-variant="normal" fo:text-transform="none" fo:color="#003e85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3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5">
      <style:text-properties fo:font-variant="normal" fo:text-transform="none" fo:color="#003e85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51">
      <style:graphic-properties draw:fill="solid" draw:fill-color="#4f81bd" draw:opacity="100%" draw:stroke="solid" svg:stroke-width="0.02778in" svg:stroke-color="#385d8a" svg:stroke-opacity="100%"/>
    </style:style>
    <style:style style:family="text" style:name="a957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4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8e3e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2">
      <style:text-properties fo:font-variant="normal" fo:text-transform="none" fo:color="#003e85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4">
      <style:text-properties fo:font-variant="normal" fo:text-transform="none" fo:color="#ff5e5e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ff5e5e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8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2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4">
      <style:text-properties fo:font-variant="normal" fo:text-transform="none" fo:color="#003e85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0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1">
      <style:text-properties fo:font-variant="normal" fo:text-transform="none" fo:color="#ff5e5e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6">
      <style:text-properties fo:font-variant="normal" fo:text-transform="none" fo:color="#ff5e5e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2">
      <style:text-properties fo:font-variant="normal" fo:text-transform="none" fo:color="#8e3e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3">
      <style:text-properties fo:font-variant="normal" fo:text-transform="none" fo:color="#003e85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8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4">
      <style:text-properties fo:font-variant="normal" fo:text-transform="none" fo:color="#003e85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9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ff5e5e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2">
      <style:graphic-properties draw:fill="solid" draw:fill-color="#4f81bd" draw:opacity="100%" draw:stroke="solid" svg:stroke-width="0.02778in" svg:stroke-color="#385d8a" svg:stroke-opacity="100%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1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19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7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70">
      <style:graphic-properties draw:fill="solid" draw:fill-color="#4f81bd" draw:opacity="100%" draw:stroke="solid" svg:stroke-width="0.02778in" svg:stroke-color="#385d8a" svg:stroke-opacity="100%"/>
    </style:style>
    <style:style style:family="text" style:name="a1199">
      <style:text-properties fo:font-variant="normal" fo:text-transform="none" fo:color="#2300fb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7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4">
      <style:text-properties fo:font-variant="normal" fo:text-transform="none" fo:color="#000f69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6">
      <style:text-properties fo:font-variant="normal" fo:text-transform="none" fo:color="#000f69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.38898in"/>
          <style:tab-stop style:position="0.77795in"/>
          <style:tab-stop style:position="1.16654in"/>
          <style:tab-stop style:position="1.55551in"/>
          <style:tab-stop style:position="1.94449in"/>
          <style:tab-stop style:position="2.33346in"/>
          <style:tab-stop style:position="2.72205in"/>
          <style:tab-stop style:position="3.11102in"/>
          <style:tab-stop style:position="3.5in"/>
          <style:tab-stop style:position="3.88898in"/>
          <style:tab-stop style:position="4.27795in"/>
          <style:tab-stop style:position="4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aco" style:font-family-asian="Monaco" style:font-family-complex="Monaco" style:font-family-generic="modern" style:font-family-generic-asian="modern" style:font-family-generic-complex="modern" style:font-pitch="fixed" style:font-pitch-asian="fixed" style:font-pitch-complex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104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106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105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1437">
      <text:list-level-style-bullet text:level="1" text:bullet-char="Ø">
        <style:list-level-properties text:space-before="0in" text:min-label-width="0.5in"/>
        <style:text-properties fo:font-family="Wingdings" style:font-pitch="variable" fo:font-size="45%"/>
      </text:list-level-style-bullet>
      <text:list-level-style-bullet text:level="2" text:bullet-char="Ø">
        <style:list-level-properties text:space-before="0.47244in" text:min-label-width="0.5in"/>
        <style:text-properties fo:font-family="Wingdings" style:font-pitch="variable" fo:font-size="45%"/>
      </text:list-level-style-bullet>
      <text:list-level-style-bullet text:level="3" text:bullet-char="Ø">
        <style:list-level-properties text:space-before="0.94488in" text:min-label-width="0.5in"/>
        <style:text-properties fo:font-family="Wingdings" style:font-pitch="variable" fo:font-size="45%"/>
      </text:list-level-style-bullet>
      <text:list-level-style-bullet text:level="4" text:bullet-char="Ø">
        <style:list-level-properties text:space-before="1.41732in" text:min-label-width="0.5in"/>
        <style:text-properties fo:font-family="Wingdings" style:font-pitch="variable" fo:font-size="45%"/>
      </text:list-level-style-bullet>
      <text:list-level-style-bullet text:level="5" text:bullet-char="Ø">
        <style:list-level-properties text:space-before="1.88976in" text:min-label-width="0.5in"/>
        <style:text-properties fo:font-family="Wingdings" style:font-pitch="variable" fo:font-size="45%"/>
      </text:list-level-style-bullet>
      <text:list-level-style-bullet text:level="6" text:bullet-char="Ø">
        <style:list-level-properties text:space-before="2.02756in" text:min-label-width="0.5in"/>
        <style:text-properties fo:font-family="Wingdings" style:font-pitch="variable" fo:font-size="45%"/>
      </text:list-level-style-bullet>
      <text:list-level-style-bullet text:level="7" text:bullet-char="Ø">
        <style:list-level-properties text:space-before="2.52756in" text:min-label-width="0.5in"/>
        <style:text-properties fo:font-family="Wingdings" style:font-pitch="variable" fo:font-size="45%"/>
      </text:list-level-style-bullet>
      <text:list-level-style-bullet text:level="8" text:bullet-char="Ø">
        <style:list-level-properties text:space-before="3.02756in" text:min-label-width="0.5in"/>
        <style:text-properties fo:font-family="Wingdings" style:font-pitch="variable" fo:font-size="45%"/>
      </text:list-level-style-bullet>
      <text:list-level-style-bullet text:level="9" text:bullet-char="Ø">
        <style:list-level-properties text:space-before="3.52756in" text:min-label-width="0.5in"/>
        <style:text-properties fo:font-family="Wingdings" style:font-pitch="variable" fo:font-size="45%"/>
      </text:list-level-style-bullet>
    </text:list-style>
    <text:list-style style:name="a1443">
      <text:list-level-style-bullet text:level="1" text:bullet-char="Ø">
        <style:list-level-properties text:space-before="0in" text:min-label-width="0.5in"/>
        <style:text-properties fo:font-family="Wingdings" style:font-pitch="variable" fo:font-size="45%"/>
      </text:list-level-style-bullet>
      <text:list-level-style-bullet text:level="2" text:bullet-char="Ø">
        <style:list-level-properties text:space-before="0.47244in" text:min-label-width="0.5in"/>
        <style:text-properties fo:font-family="Wingdings" style:font-pitch="variable" fo:font-size="45%"/>
      </text:list-level-style-bullet>
      <text:list-level-style-bullet text:level="3" text:bullet-char="Ø">
        <style:list-level-properties text:space-before="0.94488in" text:min-label-width="0.5in"/>
        <style:text-properties fo:font-family="Wingdings" style:font-pitch="variable" fo:font-size="45%"/>
      </text:list-level-style-bullet>
      <text:list-level-style-bullet text:level="4" text:bullet-char="Ø">
        <style:list-level-properties text:space-before="1.41732in" text:min-label-width="0.5in"/>
        <style:text-properties fo:font-family="Wingdings" style:font-pitch="variable" fo:font-size="45%"/>
      </text:list-level-style-bullet>
      <text:list-level-style-bullet text:level="5" text:bullet-char="Ø">
        <style:list-level-properties text:space-before="1.88976in" text:min-label-width="0.5in"/>
        <style:text-properties fo:font-family="Wingdings" style:font-pitch="variable" fo:font-size="45%"/>
      </text:list-level-style-bullet>
      <text:list-level-style-bullet text:level="6" text:bullet-char="Ø">
        <style:list-level-properties text:space-before="2.02756in" text:min-label-width="0.5in"/>
        <style:text-properties fo:font-family="Wingdings" style:font-pitch="variable" fo:font-size="45%"/>
      </text:list-level-style-bullet>
      <text:list-level-style-bullet text:level="7" text:bullet-char="Ø">
        <style:list-level-properties text:space-before="2.52756in" text:min-label-width="0.5in"/>
        <style:text-properties fo:font-family="Wingdings" style:font-pitch="variable" fo:font-size="45%"/>
      </text:list-level-style-bullet>
      <text:list-level-style-bullet text:level="8" text:bullet-char="Ø">
        <style:list-level-properties text:space-before="3.02756in" text:min-label-width="0.5in"/>
        <style:text-properties fo:font-family="Wingdings" style:font-pitch="variable" fo:font-size="45%"/>
      </text:list-level-style-bullet>
      <text:list-level-style-bullet text:level="9" text:bullet-char="Ø">
        <style:list-level-properties text:space-before="3.52756in" text:min-label-width="0.5in"/>
        <style:text-properties fo:font-family="Wingdings" style:font-pitch="variable" fo:font-size="45%"/>
      </text:list-level-style-bullet>
    </text:list-style>
    <text:list-style style:name="a106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105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106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133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1449">
      <text:list-level-style-bullet text:level="1" text:bullet-char="Ø">
        <style:list-level-properties text:space-before="0in" text:min-label-width="0.5in"/>
        <style:text-properties fo:font-family="Wingdings" style:font-pitch="variable" fo:font-size="45%"/>
      </text:list-level-style-bullet>
      <text:list-level-style-bullet text:level="2" text:bullet-char="Ø">
        <style:list-level-properties text:space-before="0.47244in" text:min-label-width="0.5in"/>
        <style:text-properties fo:font-family="Wingdings" style:font-pitch="variable" fo:font-size="45%"/>
      </text:list-level-style-bullet>
      <text:list-level-style-bullet text:level="3" text:bullet-char="Ø">
        <style:list-level-properties text:space-before="0.94488in" text:min-label-width="0.5in"/>
        <style:text-properties fo:font-family="Wingdings" style:font-pitch="variable" fo:font-size="45%"/>
      </text:list-level-style-bullet>
      <text:list-level-style-bullet text:level="4" text:bullet-char="Ø">
        <style:list-level-properties text:space-before="1.41732in" text:min-label-width="0.5in"/>
        <style:text-properties fo:font-family="Wingdings" style:font-pitch="variable" fo:font-size="45%"/>
      </text:list-level-style-bullet>
      <text:list-level-style-bullet text:level="5" text:bullet-char="Ø">
        <style:list-level-properties text:space-before="1.88976in" text:min-label-width="0.5in"/>
        <style:text-properties fo:font-family="Wingdings" style:font-pitch="variable" fo:font-size="45%"/>
      </text:list-level-style-bullet>
      <text:list-level-style-bullet text:level="6" text:bullet-char="Ø">
        <style:list-level-properties text:space-before="2.02756in" text:min-label-width="0.5in"/>
        <style:text-properties fo:font-family="Wingdings" style:font-pitch="variable" fo:font-size="45%"/>
      </text:list-level-style-bullet>
      <text:list-level-style-bullet text:level="7" text:bullet-char="Ø">
        <style:list-level-properties text:space-before="2.52756in" text:min-label-width="0.5in"/>
        <style:text-properties fo:font-family="Wingdings" style:font-pitch="variable" fo:font-size="45%"/>
      </text:list-level-style-bullet>
      <text:list-level-style-bullet text:level="8" text:bullet-char="Ø">
        <style:list-level-properties text:space-before="3.02756in" text:min-label-width="0.5in"/>
        <style:text-properties fo:font-family="Wingdings" style:font-pitch="variable" fo:font-size="45%"/>
      </text:list-level-style-bullet>
      <text:list-level-style-bullet text:level="9" text:bullet-char="Ø">
        <style:list-level-properties text:space-before="3.52756in" text:min-label-width="0.5in"/>
        <style:text-properties fo:font-family="Wingdings" style:font-pitch="variable" fo:font-size="45%"/>
      </text:list-level-style-bullet>
    </text:list-style>
    <text:list-style style:name="a133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133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1421">
      <text:list-level-style-bullet text:level="1" text:bullet-char="Ø">
        <style:list-level-properties text:space-before="0in" text:min-label-width="0.5in"/>
        <style:text-properties fo:font-family="Wingdings" style:font-pitch="variable" fo:font-size="45%"/>
      </text:list-level-style-bullet>
      <text:list-level-style-bullet text:level="2" text:bullet-char="Ø">
        <style:list-level-properties text:space-before="0.47244in" text:min-label-width="0.5in"/>
        <style:text-properties fo:font-family="Wingdings" style:font-pitch="variable" fo:font-size="45%"/>
      </text:list-level-style-bullet>
      <text:list-level-style-bullet text:level="3" text:bullet-char="Ø">
        <style:list-level-properties text:space-before="0.94488in" text:min-label-width="0.5in"/>
        <style:text-properties fo:font-family="Wingdings" style:font-pitch="variable" fo:font-size="45%"/>
      </text:list-level-style-bullet>
      <text:list-level-style-bullet text:level="4" text:bullet-char="Ø">
        <style:list-level-properties text:space-before="1.41732in" text:min-label-width="0.5in"/>
        <style:text-properties fo:font-family="Wingdings" style:font-pitch="variable" fo:font-size="45%"/>
      </text:list-level-style-bullet>
      <text:list-level-style-bullet text:level="5" text:bullet-char="Ø">
        <style:list-level-properties text:space-before="1.88976in" text:min-label-width="0.5in"/>
        <style:text-properties fo:font-family="Wingdings" style:font-pitch="variable" fo:font-size="45%"/>
      </text:list-level-style-bullet>
      <text:list-level-style-bullet text:level="6" text:bullet-char="Ø">
        <style:list-level-properties text:space-before="2.02756in" text:min-label-width="0.5in"/>
        <style:text-properties fo:font-family="Wingdings" style:font-pitch="variable" fo:font-size="45%"/>
      </text:list-level-style-bullet>
      <text:list-level-style-bullet text:level="7" text:bullet-char="Ø">
        <style:list-level-properties text:space-before="2.52756in" text:min-label-width="0.5in"/>
        <style:text-properties fo:font-family="Wingdings" style:font-pitch="variable" fo:font-size="45%"/>
      </text:list-level-style-bullet>
      <text:list-level-style-bullet text:level="8" text:bullet-char="Ø">
        <style:list-level-properties text:space-before="3.02756in" text:min-label-width="0.5in"/>
        <style:text-properties fo:font-family="Wingdings" style:font-pitch="variable" fo:font-size="45%"/>
      </text:list-level-style-bullet>
      <text:list-level-style-bullet text:level="9" text:bullet-char="Ø">
        <style:list-level-properties text:space-before="3.52756in" text:min-label-width="0.5in"/>
        <style:text-properties fo:font-family="Wingdings" style:font-pitch="variable" fo:font-size="45%"/>
      </text:list-level-style-bullet>
    </text:list-style>
    <text:list-style style:name="a1424">
      <text:list-level-style-bullet text:level="1" text:bullet-char="Ø">
        <style:list-level-properties text:space-before="0in" text:min-label-width="0.5in"/>
        <style:text-properties fo:font-family="Wingdings" style:font-pitch="variable" fo:font-size="45%"/>
      </text:list-level-style-bullet>
      <text:list-level-style-bullet text:level="2" text:bullet-char="Ø">
        <style:list-level-properties text:space-before="0.47244in" text:min-label-width="0.5in"/>
        <style:text-properties fo:font-family="Wingdings" style:font-pitch="variable" fo:font-size="45%"/>
      </text:list-level-style-bullet>
      <text:list-level-style-bullet text:level="3" text:bullet-char="Ø">
        <style:list-level-properties text:space-before="0.94488in" text:min-label-width="0.5in"/>
        <style:text-properties fo:font-family="Wingdings" style:font-pitch="variable" fo:font-size="45%"/>
      </text:list-level-style-bullet>
      <text:list-level-style-bullet text:level="4" text:bullet-char="Ø">
        <style:list-level-properties text:space-before="1.41732in" text:min-label-width="0.5in"/>
        <style:text-properties fo:font-family="Wingdings" style:font-pitch="variable" fo:font-size="45%"/>
      </text:list-level-style-bullet>
      <text:list-level-style-bullet text:level="5" text:bullet-char="Ø">
        <style:list-level-properties text:space-before="1.88976in" text:min-label-width="0.5in"/>
        <style:text-properties fo:font-family="Wingdings" style:font-pitch="variable" fo:font-size="45%"/>
      </text:list-level-style-bullet>
      <text:list-level-style-bullet text:level="6" text:bullet-char="Ø">
        <style:list-level-properties text:space-before="2.02756in" text:min-label-width="0.5in"/>
        <style:text-properties fo:font-family="Wingdings" style:font-pitch="variable" fo:font-size="45%"/>
      </text:list-level-style-bullet>
      <text:list-level-style-bullet text:level="7" text:bullet-char="Ø">
        <style:list-level-properties text:space-before="2.52756in" text:min-label-width="0.5in"/>
        <style:text-properties fo:font-family="Wingdings" style:font-pitch="variable" fo:font-size="45%"/>
      </text:list-level-style-bullet>
      <text:list-level-style-bullet text:level="8" text:bullet-char="Ø">
        <style:list-level-properties text:space-before="3.02756in" text:min-label-width="0.5in"/>
        <style:text-properties fo:font-family="Wingdings" style:font-pitch="variable" fo:font-size="45%"/>
      </text:list-level-style-bullet>
      <text:list-level-style-bullet text:level="9" text:bullet-char="Ø">
        <style:list-level-properties text:space-before="3.52756in" text:min-label-width="0.5in"/>
        <style:text-properties fo:font-family="Wingdings" style:font-pitch="variable" fo:font-size="45%"/>
      </text:list-level-style-bullet>
    </text:list-style>
    <text:list-style style:name="a105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1429">
      <text:list-level-style-bullet text:level="1" text:bullet-char="Ø">
        <style:list-level-properties text:space-before="0in" text:min-label-width="0.5in"/>
        <style:text-properties fo:font-family="Wingdings" style:font-pitch="variable" fo:font-size="45%"/>
      </text:list-level-style-bullet>
      <text:list-level-style-bullet text:level="2" text:bullet-char="Ø">
        <style:list-level-properties text:space-before="0.47244in" text:min-label-width="0.5in"/>
        <style:text-properties fo:font-family="Wingdings" style:font-pitch="variable" fo:font-size="45%"/>
      </text:list-level-style-bullet>
      <text:list-level-style-bullet text:level="3" text:bullet-char="Ø">
        <style:list-level-properties text:space-before="0.94488in" text:min-label-width="0.5in"/>
        <style:text-properties fo:font-family="Wingdings" style:font-pitch="variable" fo:font-size="45%"/>
      </text:list-level-style-bullet>
      <text:list-level-style-bullet text:level="4" text:bullet-char="Ø">
        <style:list-level-properties text:space-before="1.41732in" text:min-label-width="0.5in"/>
        <style:text-properties fo:font-family="Wingdings" style:font-pitch="variable" fo:font-size="45%"/>
      </text:list-level-style-bullet>
      <text:list-level-style-bullet text:level="5" text:bullet-char="Ø">
        <style:list-level-properties text:space-before="1.88976in" text:min-label-width="0.5in"/>
        <style:text-properties fo:font-family="Wingdings" style:font-pitch="variable" fo:font-size="45%"/>
      </text:list-level-style-bullet>
      <text:list-level-style-bullet text:level="6" text:bullet-char="Ø">
        <style:list-level-properties text:space-before="2.02756in" text:min-label-width="0.5in"/>
        <style:text-properties fo:font-family="Wingdings" style:font-pitch="variable" fo:font-size="45%"/>
      </text:list-level-style-bullet>
      <text:list-level-style-bullet text:level="7" text:bullet-char="Ø">
        <style:list-level-properties text:space-before="2.52756in" text:min-label-width="0.5in"/>
        <style:text-properties fo:font-family="Wingdings" style:font-pitch="variable" fo:font-size="45%"/>
      </text:list-level-style-bullet>
      <text:list-level-style-bullet text:level="8" text:bullet-char="Ø">
        <style:list-level-properties text:space-before="3.02756in" text:min-label-width="0.5in"/>
        <style:text-properties fo:font-family="Wingdings" style:font-pitch="variable" fo:font-size="45%"/>
      </text:list-level-style-bullet>
      <text:list-level-style-bullet text:level="9" text:bullet-char="Ø">
        <style:list-level-properties text:space-before="3.52756in" text:min-label-width="0.5in"/>
        <style:text-properties fo:font-family="Wingdings" style:font-pitch="variable" fo:font-size="45%"/>
      </text:list-level-style-bullet>
    </text:list-style>
  </office:automatic-styles>
  <office:body>
    <office:presentation>
      <draw:page draw:name="page1" draw:style-name="a563" draw:master-page-name="Master1-Layout7-blank-Blank" presentation:presentation-page-layout-name="Master1-PPL7" draw:id="Slide-256">
        <draw:frame draw:id="id85" presentation:style-name="a566" draw:name="Subtitle 1" svg:x="0.55118in" svg:y="0.37874in" svg:width="9.92087in" svg:height="6.9626in" presentation:class="subtitle" presentation:placeholder="false">
          <draw:text-box>
            <text:p text:style-name="a565" text:class-names="" text:cond-style-name=""><text:span text:style-name="a564" text:class-names="">Pattern matching</text:span></text:p>
          </draw:text-box>
          <svg:title/>
          <svg:desc/>
        </draw:frame>
        <presentation:notes draw:style-name="a569">
          <draw:page-thumbnail draw:page-number="1" svg:x="1.5in" svg:y="0.83507in" svg:width="5.5in" svg:height="4.125in" presentation:class="page" draw:id="id86" presentation:style-name="a567" draw:name="Slide Image Placeholder 1">
            <svg:title/>
            <svg:desc/>
          </draw:page-thumbnail>
          <draw:frame draw:id="id87" presentation:style-name="a568" draw:name="Notes Placeholder 2" svg:x="0.85in" svg:y="5.2248in" svg:width="6.79961in" svg:height="4.95in" presentation:class="notes" presentation:placeholder="true">
            <draw:text-box/>
            <svg:title/>
            <svg:desc/>
          </draw:frame>
        </presentation:notes>
      </draw:page>
      <draw:page draw:name="page2" draw:style-name="a570" draw:master-page-name="Master1-Layout7-blank-Blank" presentation:presentation-page-layout-name="Master1-PPL7" draw:id="Slide-257">
        <draw:frame draw:id="id88" draw:style-name="a607" draw:name="TextBox 1" svg:x="0.64134in" svg:y="3.12362in" svg:width="10.6185in" svg:height="1.82323in">
          <draw:text-box>
            <text:p text:style-name="a576" text:class-names="" text:cond-style-name=""><text:span text:style-name="a571" text:class-names=""><text:s text:c="2"/></text:span><text:span text:style-name="a572" text:class-names="">myObject</text:span><text:span text:style-name="a573" text:class-names=""><text:s text:c="1"/></text:span><text:span text:style-name="a574" text:class-names="">match</text:span><text:span text:style-name="a575" text:class-names=""><text:s text:c="1"/>{</text:span></text:p>
            <text:p text:style-name="a586" text:class-names="" text:cond-style-name=""><text:span text:style-name="a577" text:class-names=""><text:s text:c="4"/></text:span><text:span text:style-name="a578" text:class-names="">case</text:span><text:span text:style-name="a579" text:class-names=""><text:s text:c="1"/></text:span><text:span text:style-name="a580" text:class-names="">1</text:span><text:span text:style-name="a581" text:class-names=""><text:s text:c="1"/>=&gt;<text:s text:c="1"/></text:span><text:span text:style-name="a582" text:class-names="">println</text:span><text:span text:style-name="a583" text:class-names="">(</text:span><text:span text:style-name="a584" text:class-names="">"First was hit"</text:span><text:span text:style-name="a585" text:class-names="">)</text:span></text:p>
            <text:p text:style-name="a596" text:class-names="" text:cond-style-name=""><text:span text:style-name="a587" text:class-names=""><text:s text:c="4"/></text:span><text:span text:style-name="a588" text:class-names="">case</text:span><text:span text:style-name="a589" text:class-names=""><text:s text:c="1"/></text:span><text:span text:style-name="a590" text:class-names="">2</text:span><text:span text:style-name="a591" text:class-names=""><text:s text:c="1"/>=&gt;<text:s text:c="1"/></text:span><text:span text:style-name="a592" text:class-names="">println</text:span><text:span text:style-name="a593" text:class-names="">(</text:span><text:span text:style-name="a594" text:class-names="">"Second was Hit"</text:span><text:span text:style-name="a595" text:class-names="">)</text:span></text:p>
            <text:p text:style-name="a604" text:class-names="" text:cond-style-name=""><text:span text:style-name="a597" text:class-names=""><text:s text:c="4"/></text:span><text:span text:style-name="a598" text:class-names="">case</text:span><text:span text:style-name="a599" text:class-names=""><text:s text:c="1"/>_ =&gt;<text:s text:c="1"/></text:span><text:span text:style-name="a600" text:class-names="">println</text:span><text:span text:style-name="a601" text:class-names="">(</text:span><text:span text:style-name="a602" text:class-names="">"Unknown"</text:span><text:span text:style-name="a603" text:class-names="">)</text:span></text:p>
            <text:p text:style-name="a606" text:class-names="" text:cond-style-name=""><text:span text:style-name="a605" text:class-names=""><text:s text:c="2"/>}</text:span></text:p>
          </draw:text-box>
          <svg:title/>
          <svg:desc/>
        </draw:frame>
        <draw:frame draw:id="id89" draw:style-name="a613" draw:name="Title 1" svg:x="0.55118in" svg:y="0.37874in" svg:width="9.92087in" svg:height="1.28189in">
          <draw:text-box>
            <text:p text:style-name="a612" text:class-names="" text:cond-style-name=""><text:span text:style-name="a608" text:class-names="">Simple</text:span><text:span text:style-name="a609" text:class-names=""><text:s text:c="1"/></text:span><text:span text:style-name="a610" text:class-names="">matching</text:span><text:span text:style-name="a611" text:class-names=""/></text:p>
          </draw:text-box>
          <svg:title/>
          <svg:desc/>
        </draw:frame>
        <presentation:notes draw:style-name="a616">
          <draw:page-thumbnail draw:page-number="2" svg:x="1.5in" svg:y="0.83507in" svg:width="5.5in" svg:height="4.125in" presentation:class="page" draw:id="id90" presentation:style-name="a614" draw:name="Slide Image Placeholder 1">
            <svg:title/>
            <svg:desc/>
          </draw:page-thumbnail>
          <draw:frame draw:id="id91" presentation:style-name="a615" draw:name="Notes Placeholder 2" svg:x="0.85in" svg:y="5.2248in" svg:width="6.79961in" svg:height="4.85118in" presentation:class="notes" presentation:placeholder="true">
            <draw:text-box/>
            <svg:title/>
            <svg:desc/>
          </draw:frame>
        </presentation:notes>
      </draw:page>
      <draw:page draw:name="page3" draw:style-name="a617" draw:master-page-name="Master1-Layout7-blank-Blank" presentation:presentation-page-layout-name="Master1-PPL7" draw:id="Slide-258">
        <draw:frame draw:id="id92" draw:style-name="a658" draw:name="TextBox 1" svg:x="0.78937in" svg:y="3.14724in" svg:width="10.45039in" svg:height="1.82323in">
          <draw:text-box>
            <text:p text:style-name="a623" text:class-names="" text:cond-style-name=""><text:span text:style-name="a618" text:class-names=""><text:s text:c="1"/></text:span><text:span text:style-name="a619" text:class-names="">myObject</text:span><text:span text:style-name="a620" text:class-names=""><text:s text:c="1"/></text:span><text:span text:style-name="a621" text:class-names="">match</text:span><text:span text:style-name="a622" text:class-names=""><text:s text:c="1"/>{</text:span></text:p>
            <text:p text:style-name="a635" text:class-names="" text:cond-style-name=""><text:span text:style-name="a624" text:class-names=""><text:s text:c="4"/></text:span><text:span text:style-name="a625" text:class-names="">case</text:span><text:span text:style-name="a626" text:class-names=""><text:s text:c="1"/></text:span><text:span text:style-name="a627" text:class-names="">i</text:span><text:span text:style-name="a628" text:class-names="">:<text:s text:c="1"/></text:span><text:span text:style-name="a629" text:class-names="">Int</text:span><text:span text:style-name="a630" text:class-names=""><text:s text:c="1"/>=&gt;<text:s text:c="1"/></text:span><text:span text:style-name="a631" text:class-names="">println</text:span><text:span text:style-name="a632" text:class-names="">(</text:span><text:span text:style-name="a633" text:class-names="">"Found an int"</text:span><text:span text:style-name="a634" text:class-names="">)</text:span></text:p>
            <text:p text:style-name="a647" text:class-names="" text:cond-style-name=""><text:span text:style-name="a636" text:class-names=""><text:s text:c="4"/></text:span><text:span text:style-name="a637" text:class-names="">case</text:span><text:span text:style-name="a638" text:class-names=""><text:s text:c="1"/></text:span><text:span text:style-name="a639" text:class-names="">s</text:span><text:span text:style-name="a640" text:class-names="">:<text:s text:c="1"/></text:span><text:span text:style-name="a641" text:class-names="">String</text:span><text:span text:style-name="a642" text:class-names=""><text:s text:c="1"/>=&gt;<text:s text:c="1"/></text:span><text:span text:style-name="a643" text:class-names="">println</text:span><text:span text:style-name="a644" text:class-names="">(</text:span><text:span text:style-name="a645" text:class-names="">"Found a String"</text:span><text:span text:style-name="a646" text:class-names="">)</text:span></text:p>
            <text:p text:style-name="a655" text:class-names="" text:cond-style-name=""><text:span text:style-name="a648" text:class-names=""><text:s text:c="4"/></text:span><text:span text:style-name="a649" text:class-names="">case</text:span><text:span text:style-name="a650" text:class-names=""><text:s text:c="1"/>_ =&gt;<text:s text:c="1"/></text:span><text:span text:style-name="a651" text:class-names="">println</text:span><text:span text:style-name="a652" text:class-names="">(</text:span><text:span text:style-name="a653" text:class-names="">"Unknown"</text:span><text:span text:style-name="a654" text:class-names="">)</text:span></text:p>
            <text:p text:style-name="a657" text:class-names="" text:cond-style-name=""><text:span text:style-name="a656" text:class-names=""><text:s text:c="2"/>}</text:span></text:p>
          </draw:text-box>
          <svg:title/>
          <svg:desc/>
        </draw:frame>
        <draw:frame draw:id="id93" draw:style-name="a664" draw:name="Title 1" svg:x="0.55118in" svg:y="0.37874in" svg:width="9.92087in" svg:height="1.28189in">
          <draw:text-box>
            <text:p text:style-name="a663" text:class-names="" text:cond-style-name=""><text:span text:style-name="a659" text:class-names="">Type</text:span><text:span text:style-name="a660" text:class-names=""><text:s text:c="1"/></text:span><text:span text:style-name="a661" text:class-names="">matching</text:span><text:span text:style-name="a662" text:class-names=""/></text:p>
          </draw:text-box>
          <svg:title/>
          <svg:desc/>
        </draw:frame>
        <presentation:notes draw:style-name="a667">
          <draw:page-thumbnail draw:page-number="3" svg:x="1.5in" svg:y="0.83507in" svg:width="5.5in" svg:height="4.125in" presentation:class="page" draw:id="id94" presentation:style-name="a665" draw:name="Slide Image Placeholder 1">
            <svg:title/>
            <svg:desc/>
          </draw:page-thumbnail>
          <draw:frame draw:id="id95" presentation:style-name="a666" draw:name="Notes Placeholder 2" svg:x="0.85in" svg:y="5.2248in" svg:width="6.79961in" svg:height="4.85118in" presentation:class="notes" presentation:placeholder="true">
            <draw:text-box/>
            <svg:title/>
            <svg:desc/>
          </draw:frame>
        </presentation:notes>
      </draw:page>
      <draw:page draw:name="page4" draw:style-name="a668" draw:master-page-name="Master1-Layout7-blank-Blank" presentation:presentation-page-layout-name="Master1-PPL7" draw:id="Slide-259">
        <draw:frame draw:id="id96" draw:style-name="a713" draw:name="TextBox 1" svg:x="0.78937in" svg:y="3.14803in" svg:width="10.45039in" svg:height="1.82323in">
          <draw:text-box>
            <text:p text:style-name="a674" text:class-names="" text:cond-style-name=""><text:span text:style-name="a669" text:class-names=""><text:s text:c="1"/></text:span><text:span text:style-name="a670" text:class-names="">myObject</text:span><text:span text:style-name="a671" text:class-names=""><text:s text:c="1"/></text:span><text:span text:style-name="a672" text:class-names="">match</text:span><text:span text:style-name="a673" text:class-names=""><text:s text:c="1"/>{</text:span></text:p>
            <text:p text:style-name="a686" text:class-names="" text:cond-style-name=""><text:span text:style-name="a675" text:class-names=""><text:s text:c="4"/></text:span><text:span text:style-name="a676" text:class-names="">case</text:span><text:span text:style-name="a677" text:class-names=""><text:s text:c="1"/></text:span><text:span text:style-name="a678" text:class-names="">i</text:span><text:span text:style-name="a679" text:class-names="">:<text:s text:c="1"/></text:span><text:span text:style-name="a680" text:class-names="">Int<text:s text:c="1"/></text:span><text:span text:style-name="a681" text:class-names="">=&gt;<text:s text:c="1"/></text:span><text:span text:style-name="a682" text:class-names="">println</text:span><text:span text:style-name="a683" text:class-names="">(</text:span><text:span text:style-name="a684" text:class-names="">"Found an int"</text:span><text:span text:style-name="a685" text:class-names="">)</text:span></text:p>
            <text:p text:style-name="a698" text:class-names="" text:cond-style-name=""><text:span text:style-name="a687" text:class-names=""><text:s text:c="4"/></text:span><text:span text:style-name="a688" text:class-names="">case</text:span><text:span text:style-name="a689" text:class-names=""><text:s text:c="1"/></text:span><text:span text:style-name="a690" text:class-names="">s</text:span><text:span text:style-name="a691" text:class-names="">:<text:s text:c="1"/></text:span><text:span text:style-name="a692" text:class-names="">String</text:span><text:span text:style-name="a693" text:class-names=""><text:s text:c="1"/>=&gt;<text:s text:c="1"/></text:span><text:span text:style-name="a694" text:class-names="">println</text:span><text:span text:style-name="a695" text:class-names="">(</text:span><text:span text:style-name="a696" text:class-names="">"Found an String"</text:span><text:span text:style-name="a697" text:class-names="">)</text:span></text:p>
            <text:p text:style-name="a710" text:class-names="" text:cond-style-name=""><text:span text:style-name="a699" text:class-names=""><text:s text:c="4"/></text:span><text:span text:style-name="a700" text:class-names="">case</text:span><text:span text:style-name="a701" text:class-names=""><text:s text:c="1"/></text:span><text:span text:style-name="a702" text:class-names="">other</text:span><text:span text:style-name="a703" text:class-names=""><text:s text:c="1"/>=&gt;<text:s text:c="1"/></text:span><text:span text:style-name="a704" text:class-names="">println</text:span><text:span text:style-name="a705" text:class-names="">(</text:span><text:span text:style-name="a706" text:class-names="">"Unknown "<text:s text:c="1"/></text:span><text:span text:style-name="a707" text:class-names="">+<text:s text:c="1"/></text:span><text:span text:style-name="a708" text:class-names="">other</text:span><text:span text:style-name="a709" text:class-names="">)</text:span></text:p>
            <text:p text:style-name="a712" text:class-names="" text:cond-style-name=""><text:span text:style-name="a711" text:class-names=""><text:s text:c="2"/>}</text:span></text:p>
          </draw:text-box>
          <svg:title/>
          <svg:desc/>
        </draw:frame>
        <draw:frame draw:id="id97" draw:style-name="a720" draw:name="Title 1" svg:x="0.55118in" svg:y="0.37874in" svg:width="9.92087in" svg:height="1.28189in">
          <draw:text-box>
            <text:p text:style-name="a719" text:class-names="" text:cond-style-name=""><text:span text:style-name="a714" text:class-names="">Type</text:span><text:span text:style-name="a715" text:class-names=""><text:s text:c="1"/></text:span><text:span text:style-name="a716" text:class-names="">matching</text:span><text:span text:style-name="a717" text:class-names=""><text:s text:c="1"/>2</text:span><text:span text:style-name="a718" text:class-names=""/></text:p>
          </draw:text-box>
          <svg:title/>
          <svg:desc/>
        </draw:frame>
        <presentation:notes draw:style-name="a723">
          <draw:page-thumbnail draw:page-number="4" svg:x="1.5in" svg:y="0.83507in" svg:width="5.5in" svg:height="4.125in" presentation:class="page" draw:id="id98" presentation:style-name="a721" draw:name="Slide Image Placeholder 1">
            <svg:title/>
            <svg:desc/>
          </draw:page-thumbnail>
          <draw:frame draw:id="id99" presentation:style-name="a722" draw:name="Notes Placeholder 2" svg:x="0.85in" svg:y="5.2248in" svg:width="6.79961in" svg:height="4.85118in" presentation:class="notes" presentation:placeholder="true">
            <draw:text-box/>
            <svg:title/>
            <svg:desc/>
          </draw:frame>
        </presentation:notes>
      </draw:page>
      <draw:page draw:name="page5" draw:style-name="a724" draw:master-page-name="Master1-Layout7-blank-Blank" presentation:presentation-page-layout-name="Master1-PPL7" draw:id="Slide-260">
        <draw:frame draw:id="id100" draw:style-name="a775" draw:name="TextBox 1" svg:x="0.78937in" svg:y="3.14764in" svg:width="10.45039in" svg:height="1.82323in">
          <draw:text-box>
            <text:p text:style-name="a730" text:class-names="" text:cond-style-name=""><text:span text:style-name="a725" text:class-names=""><text:s text:c="1"/></text:span><text:span text:style-name="a726" text:class-names="">myObject</text:span><text:span text:style-name="a727" text:class-names=""><text:s text:c="1"/></text:span><text:span text:style-name="a728" text:class-names="">match</text:span><text:span text:style-name="a729" text:class-names=""><text:s text:c="1"/>{</text:span></text:p>
            <text:p text:style-name="a748" text:class-names="" text:cond-style-name=""><text:span text:style-name="a731" text:class-names=""><text:s text:c="4"/></text:span><text:span text:style-name="a732" text:class-names="">case</text:span><text:span text:style-name="a733" text:class-names=""><text:s text:c="1"/></text:span><text:span text:style-name="a734" text:class-names="">i</text:span><text:span text:style-name="a735" text:class-names="">:<text:s text:c="1"/></text:span><text:span text:style-name="a736" text:class-names="">Int</text:span><text:span text:style-name="a737" text:class-names=""><text:s text:c="1"/></text:span><text:span text:style-name="a738" text:class-names="">if<text:s text:c="1"/></text:span><text:span text:style-name="a739" text:class-names="">i</text:span><text:span text:style-name="a740" text:class-names=""><text:s text:c="1"/>== 1<text:s text:c="1"/></text:span><text:span text:style-name="a741" text:class-names="">=&gt;<text:s text:c="1"/></text:span><text:span text:style-name="a742" text:class-names="">println</text:span><text:span text:style-name="a743" text:class-names="">(</text:span><text:span text:style-name="a744" text:class-names="">"Found an<text:s text:c="1"/></text:span><text:span text:style-name="a745" text:class-names="">int</text:span><text:span text:style-name="a746" text:class-names="">"</text:span><text:span text:style-name="a747" text:class-names="">)</text:span></text:p>
            <text:p text:style-name="a760" text:class-names="" text:cond-style-name=""><text:span text:style-name="a749" text:class-names=""><text:s text:c="4"/></text:span><text:span text:style-name="a750" text:class-names="">case</text:span><text:span text:style-name="a751" text:class-names=""><text:s text:c="1"/></text:span><text:span text:style-name="a752" text:class-names="">s</text:span><text:span text:style-name="a753" text:class-names="">:<text:s text:c="1"/></text:span><text:span text:style-name="a754" text:class-names="">String</text:span><text:span text:style-name="a755" text:class-names=""><text:s text:c="1"/>=&gt;<text:s text:c="1"/></text:span><text:span text:style-name="a756" text:class-names="">println</text:span><text:span text:style-name="a757" text:class-names="">(</text:span><text:span text:style-name="a758" text:class-names="">"Found a String"</text:span><text:span text:style-name="a759" text:class-names="">)</text:span></text:p>
            <text:p text:style-name="a772" text:class-names="" text:cond-style-name=""><text:span text:style-name="a761" text:class-names=""><text:s text:c="4"/></text:span><text:span text:style-name="a762" text:class-names="">case</text:span><text:span text:style-name="a763" text:class-names=""><text:s text:c="1"/></text:span><text:span text:style-name="a764" text:class-names="">other</text:span><text:span text:style-name="a765" text:class-names=""><text:s text:c="1"/>=&gt;<text:s text:c="1"/></text:span><text:span text:style-name="a766" text:class-names="">println</text:span><text:span text:style-name="a767" text:class-names="">(</text:span><text:span text:style-name="a768" text:class-names="">"Unknown "<text:s text:c="1"/></text:span><text:span text:style-name="a769" text:class-names="">+<text:s text:c="1"/></text:span><text:span text:style-name="a770" text:class-names="">other</text:span><text:span text:style-name="a771" text:class-names="">)</text:span></text:p>
            <text:p text:style-name="a774" text:class-names="" text:cond-style-name=""><text:span text:style-name="a773" text:class-names=""><text:s text:c="2"/>}</text:span></text:p>
          </draw:text-box>
          <svg:title/>
          <svg:desc/>
        </draw:frame>
        <draw:frame draw:id="id101" draw:style-name="a779" draw:name="Title 1" svg:x="0.55118in" svg:y="0.37874in" svg:width="9.92087in" svg:height="1.28189in">
          <draw:text-box>
            <text:p text:style-name="a778" text:class-names="" text:cond-style-name=""><text:span text:style-name="a776" text:class-names="">Guard</text:span><text:span text:style-name="a777" text:class-names=""/></text:p>
          </draw:text-box>
          <svg:title/>
          <svg:desc/>
        </draw:frame>
        <presentation:notes draw:style-name="a782">
          <draw:page-thumbnail draw:page-number="5" svg:x="1.5in" svg:y="0.83507in" svg:width="5.5in" svg:height="4.125in" presentation:class="page" draw:id="id102" presentation:style-name="a780" draw:name="Slide Image Placeholder 1">
            <svg:title/>
            <svg:desc/>
          </draw:page-thumbnail>
          <draw:frame draw:id="id103" presentation:style-name="a781" draw:name="Notes Placeholder 2" svg:x="0.85in" svg:y="5.2248in" svg:width="6.79961in" svg:height="4.85118in" presentation:class="notes" presentation:placeholder="true">
            <draw:text-box/>
            <svg:title/>
            <svg:desc/>
          </draw:frame>
        </presentation:notes>
      </draw:page>
      <draw:page draw:name="page6" draw:style-name="a783" draw:master-page-name="Master1-Layout7-blank-Blank" presentation:presentation-page-layout-name="Master1-PPL7" draw:id="Slide-261">
        <draw:frame draw:id="id104" draw:style-name="a825" draw:name="TextBox 1" svg:x="1.01378in" svg:y="3.1437in" svg:width="9.77362in" svg:height="1.82323in">
          <draw:text-box>
            <text:p text:style-name="a792" text:class-names="" text:cond-style-name=""><text:span text:style-name="a784" text:class-names="">val</text:span><text:span text:style-name="a785" text:class-names=""><text:s text:c="1"/></text:span><text:span text:style-name="a786" text:class-names="">res</text:span><text:span text:style-name="a787" text:class-names=""><text:s text:c="1"/>=<text:s text:c="1"/></text:span><text:span text:style-name="a788" text:class-names="">myObject</text:span><text:span text:style-name="a789" text:class-names=""><text:s text:c="1"/></text:span><text:span text:style-name="a790" text:class-names="">match</text:span><text:span text:style-name="a791" text:class-names=""><text:s text:c="1"/>{</text:span></text:p>
            <text:p text:style-name="a804" text:class-names="" text:cond-style-name=""><text:span text:style-name="a793" text:class-names=""><text:s text:c="4"/></text:span><text:span text:style-name="a794" text:class-names="">case</text:span><text:span text:style-name="a795" text:class-names=""><text:s text:c="1"/></text:span><text:span text:style-name="a796" text:class-names="">i</text:span><text:span text:style-name="a797" text:class-names="">:<text:s text:c="1"/></text:span><text:span text:style-name="a798" text:class-names="">Int<text:s text:c="1"/></text:span><text:span text:style-name="a799" text:class-names="">if<text:s text:c="1"/></text:span><text:span text:style-name="a800" text:class-names="">i</text:span><text:span text:style-name="a801" text:class-names=""><text:s text:c="1"/>== 1<text:s text:c="1"/></text:span><text:span text:style-name="a802" text:class-names="">=&gt;<text:s text:c="1"/></text:span><text:span text:style-name="a803" text:class-names="">"Found an int"</text:span></text:p>
            <text:p text:style-name="a813" text:class-names="" text:cond-style-name=""><text:span text:style-name="a805" text:class-names=""><text:s text:c="4"/></text:span><text:span text:style-name="a806" text:class-names="">case</text:span><text:span text:style-name="a807" text:class-names=""><text:s text:c="1"/></text:span><text:span text:style-name="a808" text:class-names="">s</text:span><text:span text:style-name="a809" text:class-names="">:<text:s text:c="1"/></text:span><text:span text:style-name="a810" text:class-names="">String</text:span><text:span text:style-name="a811" text:class-names=""><text:s text:c="1"/>=&gt;<text:s text:c="1"/></text:span><text:span text:style-name="a812" text:class-names="">"Found a String"</text:span></text:p>
            <text:p text:style-name="a822" text:class-names="" text:cond-style-name=""><text:span text:style-name="a814" text:class-names=""><text:s text:c="4"/></text:span><text:span text:style-name="a815" text:class-names="">case</text:span><text:span text:style-name="a816" text:class-names=""><text:s text:c="1"/></text:span><text:span text:style-name="a817" text:class-names="">other</text:span><text:span text:style-name="a818" text:class-names=""><text:s text:c="1"/>=&gt;<text:s text:c="1"/></text:span><text:span text:style-name="a819" text:class-names="">"Unknown "<text:s text:c="1"/></text:span><text:span text:style-name="a820" text:class-names="">+<text:s text:c="1"/></text:span><text:span text:style-name="a821" text:class-names="">other</text:span></text:p>
            <text:p text:style-name="a824" text:class-names="" text:cond-style-name=""><text:span text:style-name="a823" text:class-names="">}</text:span></text:p>
          </draw:text-box>
          <svg:title/>
          <svg:desc/>
        </draw:frame>
        <draw:frame draw:id="id105" draw:style-name="a829" draw:name="Title 1" svg:x="0.55118in" svg:y="0.37874in" svg:width="9.92087in" svg:height="1.28189in">
          <draw:text-box>
            <text:p text:style-name="a828" text:class-names="" text:cond-style-name=""><text:span text:style-name="a826" text:class-names="">Result</text:span><text:span text:style-name="a827" text:class-names=""/></text:p>
          </draw:text-box>
          <svg:title/>
          <svg:desc/>
        </draw:frame>
        <presentation:notes draw:style-name="a832">
          <draw:page-thumbnail draw:page-number="6" svg:x="1.5in" svg:y="0.83507in" svg:width="5.5in" svg:height="4.125in" presentation:class="page" draw:id="id106" presentation:style-name="a830" draw:name="Slide Image Placeholder 1">
            <svg:title/>
            <svg:desc/>
          </draw:page-thumbnail>
          <draw:frame draw:id="id107" presentation:style-name="a831" draw:name="Notes Placeholder 2" svg:x="0.85in" svg:y="5.2248in" svg:width="6.79961in" svg:height="4.85118in" presentation:class="notes" presentation:placeholder="true">
            <draw:text-box/>
            <svg:title/>
            <svg:desc/>
          </draw:frame>
        </presentation:notes>
      </draw:page>
      <draw:page draw:name="page7" draw:style-name="a833" draw:master-page-name="Master1-Layout7-blank-Blank" presentation:presentation-page-layout-name="Master1-PPL7" draw:id="Slide-262">
        <draw:frame draw:id="id108" draw:style-name="a867" draw:name="TextBox 1" svg:x="1.01378in" svg:y="3.15748in" svg:width="8in" svg:height="1.82323in">
          <draw:text-box>
            <text:p text:style-name="a842" text:class-names="" text:cond-style-name=""><text:span text:style-name="a834" text:class-names="">val</text:span><text:span text:style-name="a835" text:class-names=""><text:s text:c="1"/></text:span><text:span text:style-name="a836" text:class-names="">res</text:span><text:span text:style-name="a837" text:class-names=""><text:s text:c="1"/>=<text:s text:c="1"/></text:span><text:span text:style-name="a838" text:class-names="">myObject</text:span><text:span text:style-name="a839" text:class-names=""><text:s text:c="1"/></text:span><text:span text:style-name="a840" text:class-names="">match</text:span><text:span text:style-name="a841" text:class-names=""><text:s text:c="1"/>{</text:span></text:p>
            <text:p text:style-name="a851" text:class-names="" text:cond-style-name=""><text:span text:style-name="a843" text:class-names=""><text:s text:c="4"/></text:span><text:span text:style-name="a844" text:class-names="">case</text:span><text:span text:style-name="a845" text:class-names=""><text:s text:c="1"/>(</text:span><text:span text:style-name="a846" text:class-names="">first</text:span><text:span text:style-name="a847" text:class-names="">,<text:s text:c="1"/></text:span><text:span text:style-name="a848" text:class-names="">second</text:span><text:span text:style-name="a849" text:class-names="">) =&gt;<text:s text:c="1"/></text:span><text:span text:style-name="a850" text:class-names="">second</text:span></text:p>
            <text:p text:style-name="a862" text:class-names="" text:cond-style-name=""><text:span text:style-name="a852" text:class-names=""><text:s text:c="4"/></text:span><text:span text:style-name="a853" text:class-names="">case</text:span><text:span text:style-name="a854" text:class-names=""><text:s text:c="1"/>(</text:span><text:span text:style-name="a855" text:class-names="">first</text:span><text:span text:style-name="a856" text:class-names="">,<text:s text:c="1"/></text:span><text:span text:style-name="a857" text:class-names="">second</text:span><text:span text:style-name="a858" text:class-names="">,<text:s text:c="1"/></text:span><text:span text:style-name="a859" text:class-names="">third</text:span><text:span text:style-name="a860" text:class-names="">) =&gt;<text:s text:c="1"/></text:span><text:span text:style-name="a861" text:class-names="">third</text:span></text:p>
            <text:p text:style-name="a864" text:class-names="" text:cond-style-name=""><text:span text:style-name="a863" text:class-names="">}</text:span></text:p>
            <text:p text:style-name="a866" text:class-names="" text:cond-style-name=""><text:span text:style-name="a865" text:class-names=""/></text:p>
          </draw:text-box>
          <svg:title/>
          <svg:desc/>
        </draw:frame>
        <draw:frame draw:id="id109" draw:style-name="a873" draw:name="Title 1" svg:x="0.55118in" svg:y="0.37874in" svg:width="9.92087in" svg:height="1.28189in">
          <draw:text-box>
            <text:p text:style-name="a872" text:class-names="" text:cond-style-name=""><text:span text:style-name="a868" text:class-names="">Tuple</text:span><text:span text:style-name="a869" text:class-names=""><text:s text:c="1"/></text:span><text:span text:style-name="a870" text:class-names="">matching</text:span><text:span text:style-name="a871" text:class-names=""/></text:p>
          </draw:text-box>
          <svg:title/>
          <svg:desc/>
        </draw:frame>
        <presentation:notes draw:style-name="a876">
          <draw:page-thumbnail draw:page-number="7" svg:x="1.5in" svg:y="0.83507in" svg:width="5.5in" svg:height="4.125in" presentation:class="page" draw:id="id110" presentation:style-name="a874" draw:name="Slide Image Placeholder 1">
            <svg:title/>
            <svg:desc/>
          </draw:page-thumbnail>
          <draw:frame draw:id="id111" presentation:style-name="a875" draw:name="Notes Placeholder 2" svg:x="0.85in" svg:y="5.2248in" svg:width="6.79961in" svg:height="4.85118in" presentation:class="notes" presentation:placeholder="true">
            <draw:text-box/>
            <svg:title/>
            <svg:desc/>
          </draw:frame>
        </presentation:notes>
      </draw:page>
      <draw:page draw:name="page8" draw:style-name="a877" draw:master-page-name="Master1-Layout7-blank-Blank" presentation:presentation-page-layout-name="Master1-PPL7" draw:id="Slide-263">
        <draw:frame draw:id="id112" draw:style-name="a914" draw:name="TextBox 1" svg:x="0.25in" svg:y="2.99173in" svg:width="10.5811in" svg:height="1.82323in">
          <draw:text-box>
            <text:p text:style-name="a886" text:class-names="" text:cond-style-name=""><text:span text:style-name="a878" text:class-names="">val</text:span><text:span text:style-name="a879" text:class-names=""><text:s text:c="1"/></text:span><text:span text:style-name="a880" text:class-names="">mathedElement</text:span><text:span text:style-name="a881" text:class-names=""><text:s text:c="1"/>=<text:s text:c="1"/></text:span><text:span text:style-name="a882" text:class-names="">list</text:span><text:span text:style-name="a883" text:class-names=""><text:s text:c="1"/></text:span><text:span text:style-name="a884" text:class-names="">match</text:span><text:span text:style-name="a885" text:class-names=""><text:s text:c="1"/>{</text:span></text:p>
            <text:p text:style-name="a897" text:class-names="" text:cond-style-name=""><text:span text:style-name="a887" text:class-names=""><text:s text:c="2"/></text:span><text:span text:style-name="a888" text:class-names="">case</text:span><text:span text:style-name="a889" text:class-names=""><text:s text:c="1"/></text:span><text:span text:style-name="a890" text:class-names="">List</text:span><text:span text:style-name="a891" text:class-names="">(</text:span><text:span text:style-name="a892" text:class-names="">firstElement</text:span><text:span text:style-name="a893" text:class-names="">,<text:s text:c="1"/></text:span><text:span text:style-name="a894" text:class-names="">lastElement</text:span><text:span text:style-name="a895" text:class-names="">) =&gt;<text:s text:c="1"/></text:span><text:span text:style-name="a896" text:class-names="">firstElement</text:span></text:p>
            <text:p text:style-name="a906" text:class-names="" text:cond-style-name=""><text:span text:style-name="a898" text:class-names=""><text:s text:c="2"/></text:span><text:span text:style-name="a899" text:class-names="">case</text:span><text:span text:style-name="a900" text:class-names=""><text:s text:c="1"/></text:span><text:span text:style-name="a901" text:class-names="">List</text:span><text:span text:style-name="a902" text:class-names="">(</text:span><text:span text:style-name="a903" text:class-names="">firstElement</text:span><text:span text:style-name="a904" text:class-names="">, _ *) =&gt;<text:s text:c="1"/></text:span><text:span text:style-name="a905" text:class-names="">firstElement</text:span></text:p>
            <text:p text:style-name="a911" text:class-names="" text:cond-style-name=""><text:span text:style-name="a907" text:class-names=""><text:s text:c="2"/></text:span><text:span text:style-name="a908" text:class-names="">case</text:span><text:span text:style-name="a909" text:class-names=""><text:s text:c="1"/>_ =&gt;<text:s text:c="1"/></text:span><text:span text:style-name="a910" text:class-names="">"failed"</text:span></text:p>
            <text:p text:style-name="a913" text:class-names="" text:cond-style-name=""><text:span text:style-name="a912" text:class-names="">}</text:span></text:p>
          </draw:text-box>
          <svg:title/>
          <svg:desc/>
        </draw:frame>
        <draw:frame draw:id="id113" draw:style-name="a920" draw:name="Title 1" svg:x="0.55118in" svg:y="0.37874in" svg:width="9.92087in" svg:height="1.28189in">
          <draw:text-box>
            <text:p text:style-name="a919" text:class-names="" text:cond-style-name=""><text:span text:style-name="a915" text:class-names="">List</text:span><text:span text:style-name="a916" text:class-names=""><text:s text:c="1"/></text:span><text:span text:style-name="a917" text:class-names="">matching</text:span><text:span text:style-name="a918" text:class-names=""/></text:p>
          </draw:text-box>
          <svg:title/>
          <svg:desc/>
        </draw:frame>
        <presentation:notes draw:style-name="a923">
          <draw:page-thumbnail draw:page-number="8" svg:x="1.5in" svg:y="0.83507in" svg:width="5.5in" svg:height="4.125in" presentation:class="page" draw:id="id114" presentation:style-name="a921" draw:name="Slide Image Placeholder 1">
            <svg:title/>
            <svg:desc/>
          </draw:page-thumbnail>
          <draw:frame draw:id="id115" presentation:style-name="a922" draw:name="Notes Placeholder 2" svg:x="0.85in" svg:y="5.2248in" svg:width="6.79961in" svg:height="4.85118in" presentation:class="notes" presentation:placeholder="true">
            <draw:text-box/>
            <svg:title/>
            <svg:desc/>
          </draw:frame>
        </presentation:notes>
      </draw:page>
      <draw:page draw:name="page9" draw:style-name="a924" draw:master-page-name="Master1-Layout7-blank-Blank" presentation:presentation-page-layout-name="Master1-PPL7" draw:id="Slide-264">
        <draw:frame draw:id="id116" draw:style-name="a962" draw:name="TextBox 1" svg:x="0.27559in" svg:y="3.02874in" svg:width="11.75in" svg:height="1.82323in">
          <draw:text-box>
            <text:p text:style-name="a937" text:class-names="" text:cond-style-name=""><text:span text:style-name="a925" text:class-names="">def</text:span><text:span text:style-name="a926" text:class-names=""><text:s text:c="1"/></text:span><text:span text:style-name="a927" text:class-names="">length</text:span><text:span text:style-name="a928" text:class-names="">(</text:span><text:span text:style-name="a929" text:class-names="">list</text:span><text:span text:style-name="a930" text:class-names="">:<text:s text:c="1"/></text:span><text:span text:style-name="a931" text:class-names="">List</text:span><text:span text:style-name="a932" text:class-names="">[</text:span><text:span text:style-name="a933" text:class-names="">_</text:span><text:span text:style-name="a934" text:class-names="">]):<text:s text:c="1"/></text:span><text:span text:style-name="a935" text:class-names="">Int</text:span><text:span text:style-name="a936" text:class-names=""><text:s text:c="1"/>=</text:span></text:p>
            <text:p text:style-name="a943" text:class-names="" text:cond-style-name=""><text:span text:style-name="a938" text:class-names=""><text:s text:c="2"/></text:span><text:span text:style-name="a939" text:class-names="">list</text:span><text:span text:style-name="a940" text:class-names=""><text:s text:c="1"/></text:span><text:span text:style-name="a941" text:class-names="">match</text:span><text:span text:style-name="a942" text:class-names=""><text:s text:c="1"/>{</text:span></text:p>
            <text:p text:style-name="a948" text:class-names="" text:cond-style-name=""><text:span text:style-name="a944" text:class-names=""><text:s text:c="4"/></text:span><text:span text:style-name="a945" text:class-names="">case</text:span><text:span text:style-name="a946" text:class-names=""><text:s text:c="1"/>Nil =&gt;<text:s text:c="1"/></text:span><text:span text:style-name="a947" text:class-names="">0</text:span></text:p>
            <text:p text:style-name="a959" text:class-names="" text:cond-style-name=""><text:span text:style-name="a949" text:class-names=""><text:s text:c="4"/>case</text:span><text:span text:style-name="a950" text:class-names=""><text:s text:c="1"/>head :: tail =&gt;<text:s text:c="1"/></text:span><text:span text:style-name="a951" text:class-names="">1</text:span><text:span text:style-name="a952" text:class-names=""><text:s text:c="1"/></text:span><text:span text:style-name="a953" text:class-names="">+</text:span><text:span text:style-name="a954" text:class-names=""><text:s text:c="1"/></text:span><text:span text:style-name="a955" text:class-names="">length</text:span><text:span text:style-name="a956" text:class-names="">(</text:span><text:span text:style-name="a957" text:class-names="">tail</text:span><text:span text:style-name="a958" text:class-names="">)</text:span></text:p>
            <text:p text:style-name="a961" text:class-names="" text:cond-style-name=""><text:span text:style-name="a960" text:class-names=""><text:s text:c="2"/>}</text:span></text:p>
          </draw:text-box>
          <svg:title/>
          <svg:desc/>
        </draw:frame>
        <draw:frame draw:id="id117" draw:style-name="a969" draw:name="Title 1" svg:x="0.55118in" svg:y="0.37874in" svg:width="9.92087in" svg:height="1.28189in">
          <draw:text-box>
            <text:p text:style-name="a968" text:class-names="" text:cond-style-name=""><text:span text:style-name="a963" text:class-names="">List</text:span><text:span text:style-name="a964" text:class-names=""><text:s text:c="1"/></text:span><text:span text:style-name="a965" text:class-names="">matching</text:span><text:span text:style-name="a966" text:class-names=""><text:s text:c="1"/>2</text:span><text:span text:style-name="a967" text:class-names=""/></text:p>
          </draw:text-box>
          <svg:title/>
          <svg:desc/>
        </draw:frame>
        <presentation:notes draw:style-name="a972">
          <draw:page-thumbnail draw:page-number="9" svg:x="1.5in" svg:y="0.83507in" svg:width="5.5in" svg:height="4.125in" presentation:class="page" draw:id="id118" presentation:style-name="a970" draw:name="Slide Image Placeholder 1">
            <svg:title/>
            <svg:desc/>
          </draw:page-thumbnail>
          <draw:frame draw:id="id119" presentation:style-name="a971" draw:name="Notes Placeholder 2" svg:x="0.85in" svg:y="5.2248in" svg:width="6.79961in" svg:height="4.85118in" presentation:class="notes" presentation:placeholder="true">
            <draw:text-box/>
            <svg:title/>
            <svg:desc/>
          </draw:frame>
        </presentation:notes>
      </draw:page>
      <draw:page draw:name="page10" draw:style-name="a973" draw:master-page-name="Master1-Layout7-blank-Blank" presentation:presentation-page-layout-name="Master1-PPL7" draw:id="Slide-265">
        <draw:frame draw:id="id120" draw:style-name="a990" draw:name="TextBox 1" svg:x="0.13189in" svg:y="5.5in" svg:width="10.93386in" svg:height="2.03937in">
          <draw:text-box>
            <text:p text:style-name="a978" text:class-names="" text:cond-style-name=""><text:span text:style-name="a974" text:class-names="">def</text:span><text:span text:style-name="a975" text:class-names=""><text:s text:c="1"/>second_or_0(list:List[Int]) = list<text:s text:c="1"/></text:span><text:span text:style-name="a976" text:class-names="">match</text:span><text:span text:style-name="a977" text:class-names=""><text:s text:c="1"/>{</text:span></text:p>
            <text:p text:style-name="a982" text:class-names="" text:cond-style-name=""><text:span text:style-name="a979" text:class-names=""><text:s text:c="2"/></text:span><text:span text:style-name="a980" text:class-names="">case</text:span><text:span text:style-name="a981" text:class-names=""><text:s text:c="1"/>List(_, x, _*) =&gt; x</text:span></text:p>
            <text:p text:style-name="a987" text:class-names="" text:cond-style-name=""><text:span text:style-name="a983" text:class-names=""><text:s text:c="2"/></text:span><text:span text:style-name="a984" text:class-names="">case</text:span><text:span text:style-name="a985" text:class-names=""><text:s text:c="1"/>_ =&gt;<text:s text:c="1"/></text:span><text:span text:style-name="a986" text:class-names="">0</text:span></text:p>
            <text:p text:style-name="a989" text:class-names="" text:cond-style-name=""><text:span text:style-name="a988" text:class-names="">}</text:span></text:p>
          </draw:text-box>
          <svg:title/>
          <svg:desc/>
        </draw:frame>
        <draw:frame draw:id="id121" draw:style-name="a1028" draw:name="TextBox 2" svg:x="-0.02292in" svg:y="2.24371in" svg:width="11.02362in" svg:height="3.97953in">
          <draw:text-box>
            <text:p text:style-name="a995" text:class-names="" text:cond-style-name=""><text:span text:style-name="a991" text:class-names="">public</text:span><text:span text:style-name="a992" text:class-names=""><text:s text:c="1"/></text:span><text:span text:style-name="a993" text:class-names="">static</text:span><text:span text:style-name="a994" text:class-names=""><text:s text:c="1"/>Integer getSecondOr0(List&lt;Integer&gt; list) {</text:span></text:p>
            <text:p text:style-name="a1005" text:class-names="" text:cond-style-name=""><text:span text:style-name="a996" text:class-names=""><text:s text:c="4"/></text:span><text:span text:style-name="a997" text:class-names="">if</text:span><text:span text:style-name="a998" text:class-names=""><text:s text:c="1"/>(list !=<text:s text:c="1"/></text:span><text:span text:style-name="a999" text:class-names="">null</text:span><text:span text:style-name="a1000" text:class-names=""><text:s text:c="1"/>&amp;&amp;<text:s text:c="1"/></text:span><text:span text:style-name="a1001" text:class-names="">list.size</text:span><text:span text:style-name="a1002" text:class-names="">() &gt;=<text:s text:c="1"/></text:span><text:span text:style-name="a1003" text:class-names="">2</text:span><text:span text:style-name="a1004" text:class-names="">) {</text:span></text:p>
            <text:p text:style-name="a1013" text:class-names="" text:cond-style-name=""><text:span text:style-name="a1006" text:class-names=""><text:s text:c="8"/></text:span><text:span text:style-name="a1007" text:class-names="">return</text:span><text:span text:style-name="a1008" text:class-names=""><text:s text:c="1"/></text:span><text:span text:style-name="a1009" text:class-names="">list.get</text:span><text:span text:style-name="a1010" text:class-names="">(</text:span><text:span text:style-name="a1011" text:class-names="">1</text:span><text:span text:style-name="a1012" text:class-names="">);</text:span></text:p>
            <text:p text:style-name="a1017" text:class-names="" text:cond-style-name=""><text:span text:style-name="a1014" text:class-names=""><text:s text:c="4"/>}<text:s text:c="1"/></text:span><text:span text:style-name="a1015" text:class-names="">else</text:span><text:span text:style-name="a1016" text:class-names=""><text:s text:c="1"/>{</text:span></text:p>
            <text:p text:style-name="a1023" text:class-names="" text:cond-style-name=""><text:span text:style-name="a1018" text:class-names=""><text:s text:c="8"/></text:span><text:span text:style-name="a1019" text:class-names="">return</text:span><text:span text:style-name="a1020" text:class-names=""><text:s text:c="1"/></text:span><text:span text:style-name="a1021" text:class-names="">0</text:span><text:span text:style-name="a1022" text:class-names="">;</text:span></text:p>
            <text:p text:style-name="a1025" text:class-names="" text:cond-style-name=""><text:span text:style-name="a1024" text:class-names=""><text:s text:c="4"/>}</text:span></text:p>
            <text:p text:style-name="a1027" text:class-names="" text:cond-style-name=""><text:span text:style-name="a1026" text:class-names="">}</text:span></text:p>
          </draw:text-box>
          <svg:title/>
          <svg:desc/>
        </draw:frame>
        <draw:custom-shape svg:x="4.82874in" svg:y="4.5in" svg:width="0.93779in" svg:height="0.82047in" draw:id="id122" draw:style-name="a1031" draw:name="Freeform 3">
          <svg:title/>
          <svg:desc/>
          <text:p text:style-name="a1030" text:class-names="" text:cond-style-name=""><text:span text:style-name="a1029" text:class-names=""/></text:p>
          <draw:enhanced-geometry xmlns:dr3d="urn:oasis:names:tc:opendocument:xmlns:dr3d:1.0" draw:type="non-primitive" svg:viewBox="0 0 21600 21600" draw:enhanced-path="M ?f11 ?f8 L ?f11 ?f12 ?f8 ?f12 ?f10 ?f9 ?f9 ?f12 ?f15 ?f12 ?f15 ?f8 Z N" draw:text-areas="?f11 ?f20 ?f15 ?f21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?f9 - ?f8"/>
            <draw:equation draw:name="f14" draw:formula="?f13 / 21600"/>
            <draw:equation draw:name="f15" draw:formula="21600 - ?f11"/>
            <draw:equation draw:name="f16" draw:formula="21600 - ?f12"/>
            <draw:equation draw:name="f17" draw:formula="0 * ?f14"/>
            <draw:equation draw:name="f18" draw:formula="?f16 * ?f11"/>
            <draw:equation draw:name="f19" draw:formula="?f18 / 10800"/>
            <draw:equation draw:name="f20" draw:formula="?f17 / ?f14"/>
            <draw:equation draw:name="f21" draw:formula="?f12 + ?f19"/>
            <draw:equation draw:name="f22" draw:formula="$1 / ?f6"/>
            <draw:equation draw:name="f23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123" draw:style-name="a1038" draw:name="Title 1" svg:x="0.55118in" svg:y="0.37874in" svg:width="9.92087in" svg:height="1.28189in">
          <draw:text-box>
            <text:p text:style-name="a1037" text:class-names="" text:cond-style-name=""><text:span text:style-name="a1032" text:class-names="">List</text:span><text:span text:style-name="a1033" text:class-names=""><text:s text:c="1"/></text:span><text:span text:style-name="a1034" text:class-names="">matching</text:span><text:span text:style-name="a1035" text:class-names=""><text:s text:c="1"/>3</text:span><text:span text:style-name="a1036" text:class-names=""/></text:p>
          </draw:text-box>
          <svg:title/>
          <svg:desc/>
        </draw:frame>
        <presentation:notes draw:style-name="a1041">
          <draw:page-thumbnail draw:page-number="10" svg:x="1.5in" svg:y="0.83507in" svg:width="5.5in" svg:height="4.125in" presentation:class="page" draw:id="id124" presentation:style-name="a1039" draw:name="Slide Image Placeholder 1">
            <svg:title/>
            <svg:desc/>
          </draw:page-thumbnail>
          <draw:frame draw:id="id125" presentation:style-name="a1040" draw:name="Notes Placeholder 2" svg:x="0.85in" svg:y="5.2248in" svg:width="6.79961in" svg:height="4.85118in" presentation:class="notes" presentation:placeholder="true">
            <draw:text-box/>
            <svg:title/>
            <svg:desc/>
          </draw:frame>
        </presentation:notes>
      </draw:page>
      <draw:page draw:name="page11" draw:style-name="a1042" draw:master-page-name="Master1-Layout7-blank-Blank" presentation:presentation-page-layout-name="Master1-PPL7" draw:id="Slide-266">
        <draw:frame draw:id="id126" presentation:style-name="a1045" draw:name="Title 1" svg:x="0.55118in" svg:y="0.37874in" svg:width="9.92087in" svg:height="1.28189in" presentation:class="title" presentation:placeholder="false">
          <draw:text-box>
            <text:p text:style-name="a1044" text:class-names="" text:cond-style-name=""><text:span text:style-name="a1043" text:class-names="">Case classes</text:span></text:p>
          </draw:text-box>
          <svg:title/>
          <svg:desc/>
        </draw:frame>
        <draw:frame draw:id="id127" presentation:style-name="a1067" draw:name="Text Placeholder 2" svg:x="0.55118in" svg:y="1.93465in" svg:width="9.92087in" svg:height="5.4563in" presentation:class="outline" presentation:placeholder="false">
          <draw:text-box>
            <text:list text:style-name="a1048">
              <text:list-item>
                <text:p text:style-name="a1047" text:class-names="" text:cond-style-name=""><text:span text:style-name="a1046" text:class-names="">Class types that can be used in pattern matching</text:span></text:p>
              </text:list-item>
            </text:list>
            <text:list text:style-name="a1051">
              <text:list-item>
                <text:p text:style-name="a1050" text:class-names="" text:cond-style-name=""><text:span text:style-name="a1049" text:class-names="">Generated into your class:</text:span></text:p>
              </text:list-item>
            </text:list>
            <text:list text:style-name="a1054">
              <text:list-item>
                <text:list text:style-name="a1054">
                  <text:list-item>
                    <text:p text:style-name="a1053" text:class-names="" text:cond-style-name=""><text:span text:style-name="a1052" text:class-names="">equals</text:span></text:p>
                  </text:list-item>
                </text:list>
              </text:list-item>
            </text:list>
            <text:list text:style-name="a1057">
              <text:list-item>
                <text:list text:style-name="a1057">
                  <text:list-item>
                    <text:p text:style-name="a1056" text:class-names="" text:cond-style-name=""><text:span text:style-name="a1055" text:class-names="">hashCode</text:span></text:p>
                  </text:list-item>
                </text:list>
              </text:list-item>
            </text:list>
            <text:list text:style-name="a1060">
              <text:list-item>
                <text:list text:style-name="a1060">
                  <text:list-item>
                    <text:p text:style-name="a1059" text:class-names="" text:cond-style-name=""><text:span text:style-name="a1058" text:class-names="">toString</text:span></text:p>
                  </text:list-item>
                </text:list>
              </text:list-item>
            </text:list>
            <text:list text:style-name="a1063">
              <text:list-item>
                <text:list text:style-name="a1063">
                  <text:list-item>
                    <text:p text:style-name="a1062" text:class-names="" text:cond-style-name=""><text:span text:style-name="a1061" text:class-names="">getters (and optionally setters)</text:span></text:p>
                  </text:list-item>
                </text:list>
              </text:list-item>
            </text:list>
            <text:list text:style-name="a1066">
              <text:list-item>
                <text:list text:style-name="a1066">
                  <text:list-item>
                    <text:p text:style-name="a1065" text:class-names="" text:cond-style-name=""><text:span text:style-name="a1064" text:class-names="">++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070">
          <draw:page-thumbnail draw:page-number="11" svg:x="1.5in" svg:y="0.83507in" svg:width="5.5in" svg:height="4.125in" presentation:class="page" draw:id="id128" presentation:style-name="a1068" draw:name="Slide Image Placeholder 1">
            <svg:title/>
            <svg:desc/>
          </draw:page-thumbnail>
          <draw:frame draw:id="id129" presentation:style-name="a1069" draw:name="Notes Placeholder 2" svg:x="0.85in" svg:y="5.2248in" svg:width="6.79961in" svg:height="4.85118in" presentation:class="notes" presentation:placeholder="true">
            <draw:text-box/>
            <svg:title/>
            <svg:desc/>
          </draw:frame>
        </presentation:notes>
      </draw:page>
      <draw:page draw:name="page12" draw:style-name="a1071" draw:master-page-name="Master1-Layout7-blank-Blank" presentation:presentation-page-layout-name="Master1-PPL7" draw:id="Slide-267">
        <draw:frame draw:id="id130" draw:style-name="a1121" draw:name="TextBox 1" svg:x="0.02362in" svg:y="2.87362in" svg:width="11in" svg:height="1.47835in">
          <draw:text-box>
            <text:p text:style-name="a1082" text:class-names="" text:cond-style-name=""><text:span text:style-name="a1072" text:class-names="">abstract</text:span><text:span text:style-name="a1073" text:class-names=""><text:s text:c="1"/></text:span><text:span text:style-name="a1074" text:class-names="">class</text:span><text:span text:style-name="a1075" text:class-names=""><text:s text:c="1"/></text:span><text:span text:style-name="a1076" text:class-names="">Person</text:span><text:span text:style-name="a1077" text:class-names="">(</text:span><text:span text:style-name="a1078" text:class-names="">name</text:span><text:span text:style-name="a1079" text:class-names="">:<text:s text:c="1"/></text:span><text:span text:style-name="a1080" text:class-names="">String</text:span><text:span text:style-name="a1081" text:class-names="">)</text:span></text:p>
            <text:p text:style-name="a1099" text:class-names="" text:cond-style-name=""><text:span text:style-name="a1083" text:class-names="">case</text:span><text:span text:style-name="a1084" text:class-names=""><text:s text:c="1"/></text:span><text:span text:style-name="a1085" text:class-names="">class</text:span><text:span text:style-name="a1086" text:class-names=""><text:s text:c="1"/></text:span><text:span text:style-name="a1087" text:class-names="">Man</text:span><text:span text:style-name="a1088" text:class-names="">(</text:span><text:span text:style-name="a1089" text:class-names="">name</text:span><text:span text:style-name="a1090" text:class-names="">:<text:s text:c="1"/></text:span><text:span text:style-name="a1091" text:class-names="">String</text:span><text:span text:style-name="a1092" text:class-names="">)<text:s text:c="1"/></text:span><text:span text:style-name="a1093" text:class-names="">extends</text:span><text:span text:style-name="a1094" text:class-names=""><text:s text:c="1"/></text:span><text:span text:style-name="a1095" text:class-names="">Person</text:span><text:span text:style-name="a1096" text:class-names="">(</text:span><text:span text:style-name="a1097" text:class-names="">name</text:span><text:span text:style-name="a1098" text:class-names="">)</text:span></text:p>
            <text:p text:style-name="a1120" text:class-names="" text:cond-style-name=""><text:span text:style-name="a1100" text:class-names="">case</text:span><text:span text:style-name="a1101" text:class-names=""><text:s text:c="1"/></text:span><text:span text:style-name="a1102" text:class-names="">class</text:span><text:span text:style-name="a1103" text:class-names=""><text:s text:c="1"/></text:span><text:span text:style-name="a1104" text:class-names="">Woman</text:span><text:span text:style-name="a1105" text:class-names="">(</text:span><text:span text:style-name="a1106" text:class-names="">name</text:span><text:span text:style-name="a1107" text:class-names="">:<text:s text:c="1"/></text:span><text:span text:style-name="a1108" text:class-names="">String</text:span><text:span text:style-name="a1109" text:class-names="">,<text:s text:c="1"/></text:span><text:span text:style-name="a1110" text:class-names="">children</text:span><text:span text:style-name="a1111" text:class-names="">:<text:s text:c="1"/></text:span><text:span text:style-name="a1112" text:class-names="">List</text:span><text:span text:style-name="a1113" text:class-names="">[</text:span><text:span text:style-name="a1114" text:class-names="">Person]</text:span><text:span text:style-name="a1115" text:class-names="">) <text:s text:c="6"/>e</text:span><text:span text:style-name="a1116" text:class-names="">xtends<text:s text:c="1"/></text:span><text:span text:style-name="a1117" text:class-names="">Person(</text:span><text:span text:style-name="a1118" text:class-names="">n</text:span><text:span text:style-name="a1119" text:class-names="">ame)</text:span></text:p>
          </draw:text-box>
          <svg:title/>
          <svg:desc/>
        </draw:frame>
        <draw:frame draw:id="id131" draw:style-name="a1126" draw:name="Title 1" svg:x="0.55118in" svg:y="0.37874in" svg:width="9.92087in" svg:height="1.28189in">
          <draw:text-box>
            <text:p text:style-name="a1125" text:class-names="" text:cond-style-name=""><text:span text:style-name="a1122" text:class-names="">Case classes</text:span><text:span text:style-name="a1123" text:class-names=""><text:s text:c="1"/>2</text:span><text:span text:style-name="a1124" text:class-names=""/></text:p>
          </draw:text-box>
          <svg:title/>
          <svg:desc/>
        </draw:frame>
        <presentation:notes draw:style-name="a1129">
          <draw:page-thumbnail draw:page-number="12" svg:x="1.5in" svg:y="0.83507in" svg:width="5.5in" svg:height="4.125in" presentation:class="page" draw:id="id132" presentation:style-name="a1127" draw:name="Slide Image Placeholder 1">
            <svg:title/>
            <svg:desc/>
          </draw:page-thumbnail>
          <draw:frame draw:id="id133" presentation:style-name="a1128" draw:name="Notes Placeholder 2" svg:x="0.85in" svg:y="5.2248in" svg:width="6.79961in" svg:height="4.85118in" presentation:class="notes" presentation:placeholder="true">
            <draw:text-box/>
            <svg:title/>
            <svg:desc/>
          </draw:frame>
        </presentation:notes>
      </draw:page>
      <draw:page draw:name="page13" draw:style-name="a1130" draw:master-page-name="Master1-Layout7-blank-Blank" presentation:presentation-page-layout-name="Master1-PPL7" draw:id="Slide-268">
        <draw:frame draw:id="id134" draw:style-name="a1186" draw:name="TextBox 1" svg:x="0in" svg:y="2.75in" svg:width="11.02362in" svg:height="2.09961in">
          <draw:text-box>
            <text:p text:style-name="a1135" text:class-names="" text:cond-style-name=""><text:span text:style-name="a1131" text:class-names="">p</text:span><text:span text:style-name="a1132" text:class-names=""><text:s text:c="1"/></text:span><text:span text:style-name="a1133" text:class-names="">match</text:span><text:span text:style-name="a1134" text:class-names=""><text:s text:c="1"/>{</text:span></text:p>
            <text:p text:style-name="a1151" text:class-names="" text:cond-style-name=""><text:span text:style-name="a1136" text:class-names=""><text:s text:c="2"/></text:span><text:span text:style-name="a1137" text:class-names="">case</text:span><text:span text:style-name="a1138" text:class-names=""><text:s text:c="1"/></text:span><text:span text:style-name="a1139" text:class-names="">Man</text:span><text:span text:style-name="a1140" text:class-names="">(</text:span><text:span text:style-name="a1141" text:class-names="">name</text:span><text:span text:style-name="a1142" text:class-names="">) =&gt;<text:s text:c="1"/></text:span><text:span text:style-name="a1143" text:class-names="">println</text:span><text:span text:style-name="a1144" text:class-names="">(</text:span><text:span text:style-name="a1145" text:class-names="">"Man with name "</text:span><text:span text:style-name="a1146" text:class-names=""><text:s text:c="1"/></text:span><text:span text:style-name="a1147" text:class-names="">+</text:span><text:span text:style-name="a1148" text:class-names=""><text:s text:c="1"/></text:span><text:span text:style-name="a1149" text:class-names="">name</text:span><text:span text:style-name="a1150" text:class-names="">)</text:span></text:p>
            <text:p text:style-name="a1183" text:class-names="" text:cond-style-name=""><text:span text:style-name="a1152" text:class-names=""><text:s text:c="2"/></text:span><text:span text:style-name="a1153" text:class-names="">case</text:span><text:span text:style-name="a1154" text:class-names=""><text:s text:c="1"/></text:span><text:span text:style-name="a1155" text:class-names="">Woman</text:span><text:span text:style-name="a1156" text:class-names="">(</text:span><text:span text:style-name="a1157" text:class-names="">name</text:span><text:span text:style-name="a1158" text:class-names="">,<text:s text:c="1"/></text:span><text:span text:style-name="a1159" text:class-names="">children</text:span><text:span text:style-name="a1160" text:class-names="">) =&gt;<text:s text:c="1"/></text:span><text:span text:style-name="a1161" text:class-names="">println</text:span><text:span text:style-name="a1162" text:class-names="">(</text:span><text:span text:style-name="a1163" text:class-names="">"Woman with name "</text:span><text:span text:style-name="a1164" text:class-names=""><text:s text:c="34"/></text:span><text:span text:style-name="a1165" text:class-names="">+</text:span><text:span text:style-name="a1166" text:class-names=""><text:s text:c="1"/></text:span><text:span text:style-name="a1167" text:class-names="">name</text:span><text:span text:style-name="a1168" text:class-names=""><text:s text:c="1"/></text:span><text:span text:style-name="a1169" text:class-names="">+</text:span><text:span text:style-name="a1170" text:class-names=""><text:s text:c="1"/></text:span><text:span text:style-name="a1171" text:class-names="">" and with "</text:span><text:span text:style-name="a1172" text:class-names=""><text:s text:c="1"/></text:span><text:span text:style-name="a1173" text:class-names="">+</text:span><text:span text:style-name="a1174" text:class-names=""><text:s text:c="41"/></text:span><text:span text:style-name="a1175" text:class-names="">children</text:span><text:span text:style-name="a1176" text:class-names="">.</text:span><text:span text:style-name="a1177" text:class-names="">size</text:span><text:span text:style-name="a1178" text:class-names=""><text:s text:c="1"/></text:span><text:span text:style-name="a1179" text:class-names="">+</text:span><text:span text:style-name="a1180" text:class-names=""><text:s text:c="1"/></text:span><text:span text:style-name="a1181" text:class-names="">" children"</text:span><text:span text:style-name="a1182" text:class-names="">)</text:span></text:p>
            <text:p text:style-name="a1185" text:class-names="" text:cond-style-name=""><text:span text:style-name="a1184" text:class-names="">}</text:span></text:p>
          </draw:text-box>
          <svg:title/>
          <svg:desc/>
        </draw:frame>
        <draw:frame draw:id="id135" draw:style-name="a1191" draw:name="Title 1" svg:x="0.55118in" svg:y="0.37874in" svg:width="9.92087in" svg:height="1.28189in">
          <draw:text-box>
            <text:p text:style-name="a1190" text:class-names="" text:cond-style-name=""><text:span text:style-name="a1187" text:class-names="">Case classes</text:span><text:span text:style-name="a1188" text:class-names=""><text:s text:c="1"/>3</text:span><text:span text:style-name="a1189" text:class-names=""/></text:p>
          </draw:text-box>
          <svg:title/>
          <svg:desc/>
        </draw:frame>
        <presentation:notes draw:style-name="a1194">
          <draw:page-thumbnail draw:page-number="13" svg:x="1.5in" svg:y="0.83507in" svg:width="5.5in" svg:height="4.125in" presentation:class="page" draw:id="id136" presentation:style-name="a1192" draw:name="Slide Image Placeholder 1">
            <svg:title/>
            <svg:desc/>
          </draw:page-thumbnail>
          <draw:frame draw:id="id137" presentation:style-name="a1193" draw:name="Notes Placeholder 2" svg:x="0.85in" svg:y="5.2248in" svg:width="6.79961in" svg:height="4.85118in" presentation:class="notes" presentation:placeholder="true">
            <draw:text-box/>
            <svg:title/>
            <svg:desc/>
          </draw:frame>
        </presentation:notes>
      </draw:page>
      <draw:page draw:name="page14" draw:style-name="a1195" draw:master-page-name="Master1-Layout7-blank-Blank" presentation:presentation-page-layout-name="Master1-PPL7" draw:id="Slide-269">
        <draw:frame draw:id="id138" draw:style-name="a1246" draw:name="TextBox 1" svg:x="0.25in" svg:y="2.50039in" svg:width="10.5in" svg:height="2.85787in">
          <draw:text-box>
            <text:p text:style-name="a1204" text:class-names="" text:cond-style-name=""><text:span text:style-name="a1196" text:class-names=""><text:s text:c="2"/></text:span><text:span text:style-name="a1197" text:class-names="">val</text:span><text:span text:style-name="a1198" text:class-names=""><text:s text:c="1"/></text:span><text:span text:style-name="a1199" text:class-names="">regex</text:span><text:span text:style-name="a1200" text:class-names=""><text:s text:c="1"/>=<text:s text:c="1"/></text:span><text:span text:style-name="a1201" text:class-names="">"""(\d+)(\w+)"""</text:span><text:span text:style-name="a1202" text:class-names="">.</text:span><text:span text:style-name="a1203" text:class-names="">r</text:span></text:p>
            <text:p text:style-name="a1206" text:class-names="" text:cond-style-name=""><text:span text:style-name="a1205" text:class-names=""><text:s text:c="2"/></text:span></text:p>
            <text:p text:style-name="a1213" text:class-names="" text:cond-style-name=""><text:span text:style-name="a1207" text:class-names=""><text:s text:c="2"/></text:span><text:span text:style-name="a1208" text:class-names="">val</text:span><text:span text:style-name="a1209" text:class-names=""><text:s text:c="1"/></text:span><text:span text:style-name="a1210" text:class-names="">myString</text:span><text:span text:style-name="a1211" text:class-names=""><text:s text:c="1"/>=<text:s text:c="1"/></text:span><text:span text:style-name="a1212" text:class-names="">...</text:span></text:p>
            <text:p text:style-name="a1215" text:class-names="" text:cond-style-name=""><text:span text:style-name="a1214" text:class-names=""/></text:p>
            <text:p text:style-name="a1227" text:class-names="" text:cond-style-name=""><text:span text:style-name="a1216" text:class-names=""><text:s text:c="2"/></text:span><text:span text:style-name="a1217" text:class-names="">val</text:span><text:span text:style-name="a1218" text:class-names=""><text:s text:c="1"/></text:span><text:span text:style-name="a1219" text:class-names="">res</text:span><text:span text:style-name="a1220" text:class-names="">:<text:s text:c="1"/></text:span><text:span text:style-name="a1221" text:class-names="">String</text:span><text:span text:style-name="a1222" text:class-names=""><text:s text:c="1"/>=<text:s text:c="1"/></text:span><text:span text:style-name="a1223" text:class-names="">myString</text:span><text:span text:style-name="a1224" text:class-names=""><text:s text:c="1"/></text:span><text:span text:style-name="a1225" text:class-names="">match</text:span><text:span text:style-name="a1226" text:class-names=""><text:s text:c="1"/>{</text:span></text:p>
            <text:p text:style-name="a1238" text:class-names="" text:cond-style-name=""><text:span text:style-name="a1228" text:class-names=""><text:s text:c="4"/></text:span><text:span text:style-name="a1229" text:class-names="">case</text:span><text:span text:style-name="a1230" text:class-names=""><text:s text:c="1"/></text:span><text:span text:style-name="a1231" text:class-names="">regex</text:span><text:span text:style-name="a1232" text:class-names="">(</text:span><text:span text:style-name="a1233" text:class-names="">digits</text:span><text:span text:style-name="a1234" text:class-names="">,<text:s text:c="1"/></text:span><text:span text:style-name="a1235" text:class-names="">word</text:span><text:span text:style-name="a1236" text:class-names="">) =&gt;<text:s text:c="1"/></text:span><text:span text:style-name="a1237" text:class-names="">digits</text:span></text:p>
            <text:p text:style-name="a1243" text:class-names="" text:cond-style-name=""><text:span text:style-name="a1239" text:class-names=""><text:s text:c="4"/></text:span><text:span text:style-name="a1240" text:class-names="">case</text:span><text:span text:style-name="a1241" text:class-names=""><text:s text:c="1"/>_ =&gt;<text:s text:c="1"/></text:span><text:span text:style-name="a1242" text:class-names="">"None"</text:span></text:p>
            <text:p text:style-name="a1245" text:class-names="" text:cond-style-name=""><text:span text:style-name="a1244" text:class-names=""><text:s text:c="2"/>}</text:span></text:p>
          </draw:text-box>
          <svg:title/>
          <svg:desc/>
        </draw:frame>
        <draw:frame draw:id="id139" draw:style-name="a1252" draw:name="Title 1" svg:x="0.55118in" svg:y="0.37874in" svg:width="9.92087in" svg:height="1.28189in">
          <draw:text-box>
            <text:p text:style-name="a1251" text:class-names="" text:cond-style-name=""><text:span text:style-name="a1247" text:class-names="">Regex</text:span><text:span text:style-name="a1248" text:class-names=""><text:s text:c="1"/></text:span><text:span text:style-name="a1249" text:class-names="">matching</text:span><text:span text:style-name="a1250" text:class-names=""/></text:p>
          </draw:text-box>
          <svg:title/>
          <svg:desc/>
        </draw:frame>
        <presentation:notes draw:style-name="a1255">
          <draw:page-thumbnail draw:page-number="14" svg:x="1.5in" svg:y="0.83507in" svg:width="5.5in" svg:height="4.125in" presentation:class="page" draw:id="id140" presentation:style-name="a1253" draw:name="Slide Image Placeholder 1">
            <svg:title/>
            <svg:desc/>
          </draw:page-thumbnail>
          <draw:frame draw:id="id141" presentation:style-name="a1254" draw:name="Notes Placeholder 2" svg:x="0.85in" svg:y="5.2248in" svg:width="6.79961in" svg:height="4.85118in" presentation:class="notes" presentation:placeholder="true">
            <draw:text-box/>
            <svg:title/>
            <svg:desc/>
          </draw:frame>
        </presentation:notes>
      </draw:page>
      <draw:page draw:name="page15" draw:style-name="a1256" draw:master-page-name="Master1-Layout7-blank-Blank" presentation:presentation-page-layout-name="Master1-PPL7" draw:id="Slide-270">
        <draw:frame draw:id="id142" draw:style-name="a1312" draw:name="TextBox 1" svg:x="0.25in" svg:y="2.5in" svg:width="10.5in" svg:height="2.85787in">
          <draw:text-box>
            <text:p text:style-name="a1265" text:class-names="" text:cond-style-name=""><text:span text:style-name="a1257" text:class-names=""><text:s text:c="2"/></text:span><text:span text:style-name="a1258" text:class-names="">val</text:span><text:span text:style-name="a1259" text:class-names=""><text:s text:c="1"/></text:span><text:span text:style-name="a1260" text:class-names="">regex</text:span><text:span text:style-name="a1261" text:class-names=""><text:s text:c="1"/>=<text:s text:c="1"/></text:span><text:span text:style-name="a1262" text:class-names="">"""(\d+)(\w+)"""</text:span><text:span text:style-name="a1263" text:class-names="">.</text:span><text:span text:style-name="a1264" text:class-names="">r</text:span></text:p>
            <text:p text:style-name="a1267" text:class-names="" text:cond-style-name=""><text:span text:style-name="a1266" text:class-names=""><text:s text:c="2"/></text:span></text:p>
            <text:p text:style-name="a1274" text:class-names="" text:cond-style-name=""><text:span text:style-name="a1268" text:class-names=""><text:s text:c="2"/></text:span><text:span text:style-name="a1269" text:class-names="">val</text:span><text:span text:style-name="a1270" text:class-names=""><text:s text:c="1"/></text:span><text:span text:style-name="a1271" text:class-names="">myString</text:span><text:span text:style-name="a1272" text:class-names=""><text:s text:c="1"/>=<text:s text:c="1"/></text:span><text:span text:style-name="a1273" text:class-names="">...</text:span></text:p>
            <text:p text:style-name="a1276" text:class-names="" text:cond-style-name=""><text:span text:style-name="a1275" text:class-names=""/></text:p>
            <text:p text:style-name="a1290" text:class-names="" text:cond-style-name=""><text:span text:style-name="a1277" text:class-names=""><text:s text:c="2"/></text:span><text:span text:style-name="a1278" text:class-names="">val</text:span><text:span text:style-name="a1279" text:class-names=""><text:s text:c="1"/></text:span><text:span text:style-name="a1280" text:class-names="">res</text:span><text:span text:style-name="a1281" text:class-names="">:<text:s text:c="1"/></text:span><text:span text:style-name="a1282" text:class-names="">Option</text:span><text:span text:style-name="a1283" text:class-names="">[</text:span><text:span text:style-name="a1284" text:class-names="">String</text:span><text:span text:style-name="a1285" text:class-names="">] =<text:s text:c="1"/></text:span><text:span text:style-name="a1286" text:class-names="">myString</text:span><text:span text:style-name="a1287" text:class-names=""><text:s text:c="1"/></text:span><text:span text:style-name="a1288" text:class-names="">match</text:span><text:span text:style-name="a1289" text:class-names=""><text:s text:c="1"/>{</text:span></text:p>
            <text:p text:style-name="a1304" text:class-names="" text:cond-style-name=""><text:span text:style-name="a1291" text:class-names=""><text:s text:c="4"/></text:span><text:span text:style-name="a1292" text:class-names="">case</text:span><text:span text:style-name="a1293" text:class-names=""><text:s text:c="1"/></text:span><text:span text:style-name="a1294" text:class-names="">regex</text:span><text:span text:style-name="a1295" text:class-names="">(</text:span><text:span text:style-name="a1296" text:class-names="">digit</text:span><text:span text:style-name="a1297" text:class-names="">,<text:s text:c="1"/></text:span><text:span text:style-name="a1298" text:class-names="">word</text:span><text:span text:style-name="a1299" text:class-names="">) =&gt;<text:s text:c="1"/></text:span><text:span text:style-name="a1300" text:class-names="">Some</text:span><text:span text:style-name="a1301" text:class-names="">(</text:span><text:span text:style-name="a1302" text:class-names="">digit</text:span><text:span text:style-name="a1303" text:class-names="">)</text:span></text:p>
            <text:p text:style-name="a1309" text:class-names="" text:cond-style-name=""><text:span text:style-name="a1305" text:class-names=""><text:s text:c="4"/></text:span><text:span text:style-name="a1306" text:class-names="">case</text:span><text:span text:style-name="a1307" text:class-names=""><text:s text:c="1"/>_ =&gt;<text:s text:c="1"/></text:span><text:span text:style-name="a1308" text:class-names="">None</text:span></text:p>
            <text:p text:style-name="a1311" text:class-names="" text:cond-style-name=""><text:span text:style-name="a1310" text:class-names=""><text:s text:c="2"/>}</text:span></text:p>
          </draw:text-box>
          <svg:title/>
          <svg:desc/>
        </draw:frame>
        <draw:frame draw:id="id143" draw:style-name="a1320" draw:name="Title 1" svg:x="0.55118in" svg:y="0.37874in" svg:width="9.92087in" svg:height="1.28189in">
          <draw:text-box>
            <text:p text:style-name="a1319" text:class-names="" text:cond-style-name=""><text:span text:style-name="a1313" text:class-names="">Regex</text:span><text:span text:style-name="a1314" text:class-names=""><text:s text:c="1"/>&amp;<text:s text:c="1"/></text:span><text:span text:style-name="a1315" text:class-names="">Option</text:span><text:span text:style-name="a1316" text:class-names=""><text:s text:c="1"/></text:span><text:span text:style-name="a1317" text:class-names="">matching</text:span><text:span text:style-name="a1318" text:class-names=""/></text:p>
          </draw:text-box>
          <svg:title/>
          <svg:desc/>
        </draw:frame>
        <presentation:notes draw:style-name="a1323">
          <draw:page-thumbnail draw:page-number="15" svg:x="1.5in" svg:y="0.83507in" svg:width="5.5in" svg:height="4.125in" presentation:class="page" draw:id="id144" presentation:style-name="a1321" draw:name="Slide Image Placeholder 1">
            <svg:title/>
            <svg:desc/>
          </draw:page-thumbnail>
          <draw:frame draw:id="id145" presentation:style-name="a1322" draw:name="Notes Placeholder 2" svg:x="0.85in" svg:y="5.2248in" svg:width="6.79961in" svg:height="4.85118in" presentation:class="notes" presentation:placeholder="true">
            <draw:text-box/>
            <svg:title/>
            <svg:desc/>
          </draw:frame>
        </presentation:notes>
      </draw:page>
      <draw:page draw:name="page16" draw:style-name="a1324" draw:master-page-name="Master1-Layout7-blank-Blank" presentation:presentation-page-layout-name="Master1-PPL7" draw:id="Slide-271">
        <draw:frame draw:id="id146" presentation:style-name="a1327" draw:name="Title 1" svg:x="0.55118in" svg:y="0.32953in" svg:width="9.92087in" svg:height="1.38071in" presentation:class="title" presentation:placeholder="false">
          <draw:text-box>
            <text:p text:style-name="a1326" text:class-names="" text:cond-style-name=""><text:span text:style-name="a1325" text:class-names="">The Option type, never again NullPointerException</text:span></text:p>
          </draw:text-box>
          <svg:title/>
          <svg:desc/>
        </draw:frame>
        <draw:frame draw:id="id147" presentation:style-name="a1337" draw:name="Text Placeholder 2" svg:x="0.55097in" svg:y="2.32246in" svg:width="9.92087in" svg:height="2.06535in" presentation:class="outline" presentation:placeholder="false">
          <draw:text-box>
            <text:list text:style-name="a1330">
              <text:list-item>
                <text:p text:style-name="a1329" text:class-names="" text:cond-style-name=""><text:span text:style-name="a1328" text:class-names="">Option has two possible values</text:span></text:p>
              </text:list-item>
            </text:list>
            <text:list text:style-name="a1333">
              <text:list-item>
                <text:list text:style-name="a1333">
                  <text:list-item>
                    <text:p text:style-name="a1332" text:class-names="" text:cond-style-name=""><text:span text:style-name="a1331" text:class-names="">Some(value)</text:span></text:p>
                  </text:list-item>
                </text:list>
              </text:list-item>
            </text:list>
            <text:list text:style-name="a1336">
              <text:list-item>
                <text:list text:style-name="a1336">
                  <text:list-item>
                    <text:p text:style-name="a1335" text:class-names="" text:cond-style-name=""><text:span text:style-name="a1334" text:class-names="">None</text:span></text:p>
                  </text:list-item>
                </text:list>
              </text:list-item>
            </text:list>
          </draw:text-box>
          <svg:title/>
          <svg:desc/>
        </draw:frame>
        <draw:frame draw:id="id148" draw:style-name="a1361" draw:name="TextBox 3" svg:x="1in" svg:y="5in" svg:width="8.75in" svg:height="0.78858in">
          <draw:text-box>
            <text:p text:style-name="a1350" text:class-names="" text:cond-style-name=""><text:span text:style-name="a1338" text:class-names="">val</text:span><text:span text:style-name="a1339" text:class-names=""><text:s text:c="1"/></text:span><text:span text:style-name="a1340" text:class-names="">someOption</text:span><text:span text:style-name="a1341" text:class-names="">:<text:s text:c="1"/></text:span><text:span text:style-name="a1342" text:class-names="">Option</text:span><text:span text:style-name="a1343" text:class-names="">[</text:span><text:span text:style-name="a1344" text:class-names="">String</text:span><text:span text:style-name="a1345" text:class-names="">] =<text:s text:c="1"/></text:span><text:span text:style-name="a1346" text:class-names="">Some</text:span><text:span text:style-name="a1347" text:class-names="">(</text:span><text:span text:style-name="a1348" text:class-names="">"value"</text:span><text:span text:style-name="a1349" text:class-names="">)</text:span></text:p>
            <text:p text:style-name="a1360" text:class-names="" text:cond-style-name=""><text:span text:style-name="a1351" text:class-names="">val</text:span><text:span text:style-name="a1352" text:class-names=""><text:s text:c="1"/></text:span><text:span text:style-name="a1353" text:class-names="">noOption</text:span><text:span text:style-name="a1354" text:class-names="">: <text:s text:c="2"/></text:span><text:span text:style-name="a1355" text:class-names="">Option</text:span><text:span text:style-name="a1356" text:class-names="">[</text:span><text:span text:style-name="a1357" text:class-names="">String</text:span><text:span text:style-name="a1358" text:class-names="">] =<text:s text:c="1"/></text:span><text:span text:style-name="a1359" text:class-names="">None</text:span></text:p>
          </draw:text-box>
          <svg:title/>
          <svg:desc/>
        </draw:frame>
        <presentation:notes draw:style-name="a1364">
          <draw:page-thumbnail draw:page-number="16" svg:x="1.5in" svg:y="0.83507in" svg:width="5.5in" svg:height="4.125in" presentation:class="page" draw:id="id149" presentation:style-name="a1362" draw:name="Slide Image Placeholder 1">
            <svg:title/>
            <svg:desc/>
          </draw:page-thumbnail>
          <draw:frame draw:id="id150" presentation:style-name="a1363" draw:name="Notes Placeholder 2" svg:x="0.85in" svg:y="5.2248in" svg:width="6.79961in" svg:height="4.85118in" presentation:class="notes" presentation:placeholder="true">
            <draw:text-box/>
            <svg:title/>
            <svg:desc/>
          </draw:frame>
        </presentation:notes>
      </draw:page>
      <draw:page draw:name="page17" draw:style-name="a1365" draw:master-page-name="Master1-Layout7-blank-Blank" presentation:presentation-page-layout-name="Master1-PPL7" draw:id="Slide-272">
        <draw:frame draw:id="id151" draw:style-name="a1371" draw:name="TextBox 1" svg:x="0.72441in" svg:y="2.10056in" svg:width="8.5in" svg:height="0.41732in">
          <draw:text-box>
            <text:p text:style-name="a1370" text:class-names="" text:cond-style-name=""><text:span text:style-name="a1366" text:class-names="">def</text:span><text:span text:style-name="a1367" text:class-names=""><text:s text:c="1"/></text:span><text:span text:style-name="a1368" text:class-names="">getValue</text:span><text:span text:style-name="a1369" text:class-names="">(s: Any): Option[String]</text:span></text:p>
          </draw:text-box>
          <svg:title/>
          <svg:desc/>
        </draw:frame>
        <draw:frame draw:id="id152" draw:style-name="a1396" draw:name="TextBox 2" svg:x="0.3563in" svg:y="3.26744in" svg:width="9.75in" svg:height="1.47835in">
          <draw:text-box>
            <text:p text:style-name="a1377" text:class-names="" text:cond-style-name=""><text:span text:style-name="a1372" text:class-names=""><text:s text:c="2"/></text:span><text:span text:style-name="a1373" text:class-names="">getValue</text:span><text:span text:style-name="a1374" text:class-names="">(object)<text:s text:c="1"/></text:span><text:span text:style-name="a1375" text:class-names="">match</text:span><text:span text:style-name="a1376" text:class-names=""><text:s text:c="1"/>{</text:span></text:p>
            <text:p text:style-name="a1385" text:class-names="" text:cond-style-name=""><text:span text:style-name="a1378" text:class-names=""><text:s text:c="4"/></text:span><text:span text:style-name="a1379" text:class-names="">case</text:span><text:span text:style-name="a1380" text:class-names=""><text:s text:c="1"/>Some(value) =&gt;<text:s text:c="1"/></text:span><text:span text:style-name="a1381" text:class-names="">println</text:span><text:span text:style-name="a1382" text:class-names="">(</text:span><text:span text:style-name="a1383" text:class-names="">value</text:span><text:span text:style-name="a1384" text:class-names="">)</text:span></text:p>
            <text:p text:style-name="a1393" text:class-names="" text:cond-style-name=""><text:span text:style-name="a1386" text:class-names=""><text:s text:c="4"/></text:span><text:span text:style-name="a1387" text:class-names="">case</text:span><text:span text:style-name="a1388" text:class-names=""><text:s text:c="1"/>None =&gt;<text:s text:c="1"/></text:span><text:span text:style-name="a1389" text:class-names="">println</text:span><text:span text:style-name="a1390" text:class-names="">(</text:span><text:span text:style-name="a1391" text:class-names="">"Nothing"</text:span><text:span text:style-name="a1392" text:class-names="">)</text:span></text:p>
            <text:p text:style-name="a1395" text:class-names="" text:cond-style-name=""><text:span text:style-name="a1394" text:class-names=""><text:s text:c="2"/>}</text:span></text:p>
          </draw:text-box>
          <svg:title/>
          <svg:desc/>
        </draw:frame>
        <draw:frame draw:id="id153" draw:style-name="a1402" draw:name="TextBox 3" svg:x="0.72441in" svg:y="5.43701in" svg:width="10.25in" svg:height="0.4437in">
          <draw:text-box>
            <text:p text:style-name="a1401" text:class-names="" text:cond-style-name=""><text:span text:style-name="a1397" text:class-names="">val</text:span><text:span text:style-name="a1398" text:class-names=""><text:s text:c="1"/>result = getValue(object).getOrElse(</text:span><text:span text:style-name="a1399" text:class-names="">"Nothing"</text:span><text:span text:style-name="a1400" text:class-names="">)</text:span></text:p>
          </draw:text-box>
          <svg:title/>
          <svg:desc/>
        </draw:frame>
        <draw:frame draw:id="id154" draw:style-name="a1408" draw:name="Title 1" svg:x="0.55118in" svg:y="0.37874in" svg:width="9.92087in" svg:height="1.28189in">
          <draw:text-box>
            <text:p text:style-name="a1407" text:class-names="" text:cond-style-name=""><text:span text:style-name="a1403" text:class-names="">Option</text:span><text:span text:style-name="a1404" text:class-names=""><text:s text:c="1"/></text:span><text:span text:style-name="a1405" text:class-names="">matching</text:span><text:span text:style-name="a1406" text:class-names=""/></text:p>
          </draw:text-box>
          <svg:title/>
          <svg:desc/>
        </draw:frame>
        <presentation:notes draw:style-name="a1411">
          <draw:page-thumbnail draw:page-number="17" svg:x="1.5in" svg:y="0.83507in" svg:width="5.5in" svg:height="4.125in" presentation:class="page" draw:id="id155" presentation:style-name="a1409" draw:name="Slide Image Placeholder 1">
            <svg:title/>
            <svg:desc/>
          </draw:page-thumbnail>
          <draw:frame draw:id="id156" presentation:style-name="a1410" draw:name="Notes Placeholder 2" svg:x="0.85in" svg:y="5.2248in" svg:width="6.79961in" svg:height="4.85118in" presentation:class="notes" presentation:placeholder="true">
            <draw:text-box/>
            <svg:title/>
            <svg:desc/>
          </draw:frame>
        </presentation:notes>
      </draw:page>
      <draw:page draw:name="page18" draw:style-name="a1412" draw:master-page-name="Master1-Layout7-blank-Blank" presentation:presentation-page-layout-name="Master1-PPL7" draw:id="Slide-273">
        <draw:frame draw:id="id157" presentation:style-name="a1417" draw:name="Title 1" svg:x="0.55118in" svg:y="0.64963in" svg:width="9.92087in" svg:height="0.74049in" presentation:class="title" presentation:placeholder="false">
          <draw:text-box>
            <text:p text:style-name="a1416" text:class-names="" text:cond-style-name=""><text:span text:style-name="a1413" text:class-names="">Tasks (</text:span><text:span text:style-name="a1414" text:class-names="">1 hour</text:span><text:span text:style-name="a1415" text:class-names="">)</text:span></text:p>
          </draw:text-box>
          <svg:title/>
          <svg:desc/>
        </draw:frame>
        <draw:frame draw:id="id158" presentation:style-name="a1450" draw:name="Text Placeholder 2" svg:x="0.55118in" svg:y="1.93465in" svg:width="9.92087in" svg:height="5.4563in" presentation:class="outline" presentation:placeholder="false">
          <draw:text-box>
            <text:list text:style-name="a1421">
              <text:list-item>
                <text:p text:style-name="a1420" text:class-names="" text:cond-style-name=""><text:span text:style-name="a1418" text:class-names=""><text:a xlink:href="https://github.com/janiskomuls/scala" text:style-name="" text:visited-style-name="">https://github.com/janiskomuls/scala</text:a></text:span><text:span text:style-name="a1419" text:class-names=""/></text:p>
              </text:list-item>
            </text:list>
            <text:list text:style-name="a1424">
              <text:list-item>
                <text:p text:style-name="a1423" text:class-names="" text:cond-style-name=""><text:span text:style-name="a1422" text:class-names="">$ git clone/pull</text:span></text:p>
              </text:list-item>
            </text:list>
            <text:list text:style-name="a1429">
              <text:list-item>
                <text:p text:style-name="a1428" text:class-names="" text:cond-style-name=""><text:span text:style-name="a1425" text:class-names="">Open the ‘</text:span><text:span text:style-name="a1426" text:class-names="">scala-workshop-code</text:span><text:span text:style-name="a1427" text:class-names="">' project</text:span></text:p>
              </text:list-item>
            </text:list>
            <text:list text:style-name="a1437">
              <text:list-item>
                <text:p text:style-name="a1436" text:class-names="" text:cond-style-name=""><text:span text:style-name="a1430" text:class-names="">Tests in package</text:span><text:span text:style-name="a1431" text:class-names=""><text:s text:c="1"/></text:span><text:span text:style-name="a1432" text:class-names="">tasks.workshop0</text:span><text:span text:style-name="a1433" text:class-names="">3</text:span><text:span text:style-name="a1434" text:class-names="">.</text:span><text:span text:style-name="a1435" text:class-names="">patternmatching</text:span></text:p>
              </text:list-item>
            </text:list>
            <text:list text:style-name="a1443">
              <text:list-item>
                <text:p text:style-name="a1442" text:class-names="" text:cond-style-name=""><text:span text:style-name="a1438" text:class-names="">Make the tests<text:s text:c="1"/></text:span><text:span text:style-name="a1439" text:class-names="">run and<text:s text:c="1"/></text:span><text:span text:style-name="a1440" text:class-names="">pass</text:span><text:span text:style-name="a1441" text:class-names=""/></text:p>
              </text:list-item>
            </text:list>
            <text:list text:style-name="a1449">
              <text:list-item>
                <text:p text:style-name="a1448" text:class-names="" text:cond-style-name=""><text:span text:style-name="a1444" text:class-names="">Follow<text:s text:c="1"/></text:span><text:span text:style-name="a1445" text:class-names="">the<text:s text:c="1"/></text:span><text:span text:style-name="a1446" text:class-names="">instructions in the code</text:span><text:span text:style-name="a1447" text:class-names=""/></text:p>
              </text:list-item>
            </text:list>
          </draw:text-box>
          <svg:title/>
          <svg:desc/>
        </draw:frame>
        <presentation:notes draw:style-name="a1453">
          <draw:page-thumbnail draw:page-number="18" svg:x="1.5in" svg:y="0.83507in" svg:width="5.5in" svg:height="4.125in" presentation:class="page" draw:id="id159" presentation:style-name="a1451" draw:name="Slide Image Placeholder 1">
            <svg:title/>
            <svg:desc/>
          </draw:page-thumbnail>
          <draw:frame draw:id="id160" presentation:style-name="a1452" draw:name="Notes Placeholder 2" svg:x="0.85in" svg:y="5.2248in" svg:width="6.79961in" svg:height="4.85118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82639in" svg:y="2.56771in" svg:width="9.37153in" svg:height="1.77257in"/>
      <presentation:placeholder presentation:object="subtitle" svg:x="1.65451in" svg:y="4.68403in" svg:width="7.71701in" svg:height="2.1128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6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3" style:display-name="Section Header">
      <presentation:placeholder presentation:object="title" svg:x="0.87153in" svg:y="5.3125in" svg:width="9.36979in" svg:height="1.64236in"/>
      <presentation:placeholder presentation:object="outline" svg:x="0.87153in" svg:y="3.50347in" svg:width="9.36979in" svg:height="1.8090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5" style:display-name="Comparison">
      <presentation:placeholder presentation:object="title" svg:x="0.55208in" svg:y="0.3316in" svg:width="9.92188in" svg:height="1.37674in"/>
      <presentation:placeholder presentation:object="outline" svg:x="0.55208in" svg:y="1.85069in" svg:width="4.86979in" svg:height="0.77083in"/>
      <presentation:placeholder presentation:object="object" svg:x="0.55208in" svg:y="2.62153in" svg:width="4.86979in" svg:height="4.76389in"/>
      <presentation:placeholder presentation:object="outline" svg:x="5.60069in" svg:y="1.85069in" svg:width="4.87326in" svg:height="0.77083in"/>
      <presentation:placeholder presentation:object="object" svg:x="5.60069in" svg:y="2.62153in" svg:width="4.87326in" svg:height="4.7638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55208in" svg:y="0.32986in" svg:width="3.62674in" svg:height="1.39931in"/>
      <presentation:placeholder presentation:object="object" svg:x="4.31076in" svg:y="0.32986in" svg:width="6.16319in" svg:height="7.05556in"/>
      <presentation:placeholder presentation:object="outline" svg:x="0.55208in" svg:y="1.72917in" svg:width="3.62674in" svg:height="5.6562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2.16146in" svg:y="5.78646in" svg:width="6.61458in" svg:height="0.68403in"/>
      <presentation:placeholder presentation:object="graphic" svg:x="2.16146in" svg:y="0.73785in" svg:width="6.61458in" svg:height="4.96181in"/>
      <presentation:placeholder presentation:object="outline" svg:x="2.16146in" svg:y="6.47049in" svg:width="6.61458in" svg:height="0.9704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6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1">
      <style:paragraph-properties fo:line-height="100%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presentation" style:name="a4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4" style:parent-style-name="Graphics">
      <style:graphic-properties draw:fill="none" fo:clip="rect(0in 0in 0in 0in)" draw:stroke="none" draw:luminance="0%" draw:contrast="0%" draw:image-opacity="100%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draw:fill="none" draw:stroke="none"/>
    </style:style>
    <style:style style:family="presentation" style:name="a8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">
      <style:paragraph-properties fo:line-height="100%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draw:fill="none" draw:stroke="non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6" style:parent-style-name="Graphics">
      <style:graphic-properties draw:fill="none" fo:clip="rect(0in 0in 0in 0in)" draw:stroke="none" draw:luminance="0%" draw:contrast="0%" draw:image-opacity="100%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0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59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2" style:parent-style-name="Graphics">
      <style:graphic-properties draw:fill="none" fo:clip="rect(0in 0in 0in 0in)" draw:stroke="none" draw:luminance="0%" draw:contrast="0%" draw:image-opacity="100%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55" style:parent-style-name="Graphics">
      <style:graphic-properties draw:fill="none" fo:clip="rect(0in 0in 0in 0in)" draw:stroke="none" draw:luminance="0%" draw:contrast="0%" draw:image-opacity="100%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2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2" style:parent-style-name="Graphics">
      <style:graphic-properties draw:fill="none" fo:clip="rect(0in 0in 0in 0in)" draw:stroke="none" draw:luminance="0%" draw:contrast="0%" draw:image-opacity="100%"/>
    </style:style>
    <style:style style:family="text" style:name="a13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100%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4" style:parent-style-name="Graphics">
      <style:graphic-properties draw:fill="none" fo:clip="rect(0in 0in 0in 0in)" draw:stroke="none" draw:luminance="0%" draw:contrast="0%" draw:image-opacity="100%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100%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5">
      <style:graphic-properties draw:fill="none" draw:stroke="non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" style:parent-style-name="Graphics">
      <style:graphic-properties draw:fill="none" fo:clip="rect(0in 0in 0in 0in)" draw:stroke="none" draw:luminance="0%" draw:contrast="0%" draw:image-opacity="100%"/>
    </style:style>
    <style:style style:family="paragraph" style:name="a271">
      <style:paragraph-properties fo:line-height="100%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" style:parent-style-name="Graphics">
      <style:graphic-properties draw:fill="none" fo:clip="rect(0in 0in 0in 0in)" draw:stroke="none" draw:luminance="0%" draw:contrast="0%" draw:image-opacity="100%"/>
    </style:style>
    <style:style style:family="presentation" style:name="a31">
      <style:graphic-properties draw:fill="none" draw:stroke="non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" style:parent-style-name="Graphics">
      <style:graphic-properties draw:fill="none" fo:clip="rect(0in 0in 0in 0in)" draw:stroke="none" draw:luminance="0%" draw:contrast="0%" draw:image-opacity="100%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3" style:parent-style-name="Graphics">
      <style:graphic-properties draw:fill="none" fo:clip="rect(0in 0in 0in 0in)" draw:stroke="none" draw:luminance="0%" draw:contrast="0%" draw:image-opacity="100%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100%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100%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04" style:parent-style-name="Graphics">
      <style:graphic-properties draw:fill="none" fo:clip="rect(0in 0in 0in 0in)" draw:stroke="none" draw:luminance="0%" draw:contrast="0%" draw:image-opacity="100%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6" style:parent-style-name="Graphics">
      <style:graphic-properties draw:fill="none" fo:clip="rect(0in 0in 0in 0in)" draw:stroke="none" draw:luminance="0%" draw:contrast="0%" draw:image-opacity="100%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72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  <text:list-style style:name="a19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275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26378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2.76378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26378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3.76378in" text:min-label-width="0.23622in"/>
        <style:text-properties fo:font-family="StarSymbol" fo:font-size="75%"/>
      </text:list-level-style-bullet>
    </text:list-style>
    <text:list-style style:name="a200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  <text:list-style style:name="a19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203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26378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2.76378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26378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3.76378in" text:min-label-width="0.23622in"/>
        <style:text-properties fo:font-family="StarSymbol" fo:font-size="75%"/>
      </text:list-level-style-bullet>
    </text:list-style>
    <text:list-style style:name="a197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18504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68504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18504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68504in" text:min-label-width="0.31496in"/>
        <style:text-properties fo:font-family="StarSymbol" fo:font-size="75%"/>
      </text:list-level-style-bullet>
    </text:list-style>
    <text:list-style style:name="a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41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46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252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  <text:list-style style:name="a1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380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  <text:list-style style:name="a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46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8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7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55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26378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2.76378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26378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3.76378in" text:min-label-width="0.23622in"/>
        <style:text-properties fo:font-family="StarSymbol" fo:font-size="75%"/>
      </text:list-level-style-bullet>
    </text:list-style>
    <text:list-style style:name="a13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18504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68504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18504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68504in" text:min-label-width="0.31496in"/>
        <style:text-properties fo:font-family="StarSymbol" fo:font-size="75%"/>
      </text:list-level-style-bullet>
    </text:list-style>
    <text:list-style style:name="a383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26378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2.76378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26378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3.76378in" text:min-label-width="0.23622in"/>
        <style:text-properties fo:font-family="StarSymbol" fo:font-size="75%"/>
      </text:list-level-style-bullet>
    </text:list-style>
    <text:list-style style:name="a468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18504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68504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18504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68504in" text:min-label-width="0.31496in"/>
        <style:text-properties fo:font-family="StarSymbol" fo:font-size="75%"/>
      </text:list-level-style-bullet>
    </text:list-style>
    <text:list-style style:name="a17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2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  <text:list-style style:name="a100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  <text:list-style style:name="a522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26378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2.76378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26378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3.76378in" text:min-label-width="0.23622in"/>
        <style:text-properties fo:font-family="StarSymbol" fo:font-size="75%"/>
      </text:list-level-style-bullet>
    </text:list-style>
    <text:list-style style:name="a3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19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26378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2.76378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26378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3.76378in" text:min-label-width="0.23622in"/>
        <style:text-properties fo:font-family="StarSymbol" fo:font-size="75%"/>
      </text:list-level-style-bullet>
    </text:list-style>
    <text:list-style style:name="a103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26378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2.76378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26378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3.76378in" text:min-label-width="0.23622in"/>
        <style:text-properties fo:font-family="StarSymbol" fo:font-size="75%"/>
      </text:list-level-style-bullet>
    </text:list-style>
    <text:list-style style:name="a23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50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9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1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  <text:list-style style:name="a9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13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6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474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26378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2.76378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26378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3.76378in" text:min-label-width="0.23622in"/>
        <style:text-properties fo:font-family="StarSymbol" fo:font-size="75%"/>
      </text:list-level-style-bullet>
    </text:list-style>
    <text:list-style style:name="a97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18504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68504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18504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68504in" text:min-label-width="0.31496in"/>
        <style:text-properties fo:font-family="StarSymbol" fo:font-size="75%"/>
      </text:list-level-style-bullet>
    </text:list-style>
    <text:list-style style:name="a181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18504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68504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18504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68504in" text:min-label-width="0.31496in"/>
        <style:text-properties fo:font-family="StarSymbol" fo:font-size="75%"/>
      </text:list-level-style-bullet>
    </text:list-style>
    <text:list-style style:name="a1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184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  <text:list-style style:name="a269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18504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68504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18504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68504in" text:min-label-width="0.31496in"/>
        <style:text-properties fo:font-family="StarSymbol" fo:font-size="75%"/>
      </text:list-level-style-bullet>
    </text:list-style>
    <text:list-style style:name="a187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26378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2.76378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26378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3.76378in" text:min-label-width="0.23622in"/>
        <style:text-properties fo:font-family="StarSymbol" fo:font-size="75%"/>
      </text:list-level-style-bullet>
    </text:list-style>
    <text:list-style style:name="a24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37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24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37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45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51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249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18504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68504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18504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68504in" text:min-label-width="0.31496in"/>
        <style:text-properties fo:font-family="StarSymbol" fo:font-size="75%"/>
      </text:list-level-style-bullet>
    </text:list-style>
    <text:list-style style:name="a377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18504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68504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18504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68504in" text:min-label-width="0.31496in"/>
        <style:text-properties fo:font-family="StarSymbol" fo:font-size="75%"/>
      </text:list-level-style-bullet>
    </text:list-style>
    <text:list-style style:name="a51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5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516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18504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68504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18504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68504in" text:min-label-width="0.31496in"/>
        <style:text-properties fo:font-family="StarSymbol" fo:font-size="75%"/>
      </text:list-level-style-bullet>
    </text:list-style>
    <text:list-style style:name="a30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519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</office:automatic-styles>
  <office:master-styles>
    <draw:layer-set>
      <draw:layer draw:name="Master1-bg" draw:protected="true"/>
    </draw:layer-set>
    <style:master-page style:name="Master1-knowit-template" style:page-layout-name="pageLayout1" draw:style-name="a0">
      <draw:frame draw:id="id0" presentation:style-name="a4" draw:name="Title Placeholder 1" svg:x="0.55118in" svg:y="0.32953in" svg:width="9.92087in" svg:height="1.38031in" presentation:class="title" presentation:placeholder="false">
        <draw:text-box>
          <text:list text:style-name="a3">
            <text:list-item>
              <text:p text:style-name="a2" text:class-names="" text:cond-style-name=""><text:span text:style-name="a1" text:class-names=""/></text:p>
            </text:list-item>
          </text:list>
        </draw:text-box>
        <svg:title/>
        <svg:desc/>
      </draw:frame>
      <draw:frame draw:id="id1" presentation:style-name="a20" draw:name="Text Placeholder 2" svg:x="0.55118in" svg:y="1.93465in" svg:width="9.92087in" svg:height="5.45669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5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draw:frame draw:id="id5" draw:style-name="a30" draw:name="Picture 6" svg:x="9.75039in" svg:y="6.46614in" svg:width="1.27362in" svg:height="1.80157in" style:rel-width="scale" style:rel-height="scale">
        <draw:image xlink:href="media/image1.jpg" xlink:type="simple" xlink:show="embed" xlink:actuate="onLoad"/>
        <svg:title/>
        <svg:desc/>
      </draw:frame>
      <presentation:notes style:page-layout-name="pageLayout2" draw:style-name="a47">
        <draw:page-thumbnail svg:x="1.5in" svg:y="0.83583in" svg:width="5.49921in" svg:height="4.12441in" presentation:class="page" draw:id="id6" presentation:style-name="a31" draw:name="Slide Image Placeholder 1">
          <svg:title/>
          <svg:desc/>
        </draw:page-thumbnail>
        <draw:frame draw:id="id7" presentation:style-name="a34" draw:name="Notes Placeholder 2" svg:x="0.85in" svg:y="5.2248in" svg:width="6.79961in" svg:height="4.94961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8" presentation:style-name="a37" draw:name="Header Placeholder 3" svg:x="0in" svg:y="0in" svg:width="3.68858in" svg:height="0.54961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9" presentation:style-name="a40" draw:name="Date Placeholder 4" svg:x="4.81102in" svg:y="0in" svg:width="3.68858in" svg:height="0.54961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10" presentation:style-name="a43" draw:name="Footer Placeholder 5" svg:x="0in" svg:y="10.45in" svg:width="3.68858in" svg:height="0.54961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1" presentation:style-name="a46" draw:name="Slide Number Placeholder 6" svg:x="4.81102in" svg:y="10.45in" svg:width="3.68858in" svg:height="0.54961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8">
      <draw:frame draw:id="id12" draw:layer="Master1-bg" draw:style-name="a49" draw:name="Picture 6" svg:x="9.75039in" svg:y="6.46614in" svg:width="1.27362in" svg:height="1.80157in" style:rel-width="scale" style:rel-height="scale">
        <draw:image xlink:href="media/image1.jpg" xlink:type="simple" xlink:show="embed" xlink:actuate="onLoad"/>
        <svg:title/>
        <svg:desc/>
      </draw:frame>
      <draw:frame draw:id="id13" presentation:style-name="a53" draw:name="Title 1" svg:x="0.82639in" svg:y="2.56771in" svg:width="9.37153in" svg:height="1.77257in" presentation:class="title" presentation:placeholder="false">
        <draw:text-box>
          <text:list text:style-name="a52">
            <text:list-item>
              <text:p text:style-name="a51" text:class-names="" text:cond-style-name=""><text:span text:style-name="a50" text:class-names="">Click to edit Master title style</text:span></text:p>
            </text:list-item>
          </text:list>
        </draw:text-box>
        <svg:title/>
        <svg:desc/>
      </draw:frame>
      <draw:frame draw:id="id14" presentation:style-name="a56" draw:name="Subtitle 2" svg:x="1.65451in" svg:y="4.68403in" svg:width="7.71701in" svg:height="2.11285in" presentation:class="subtitle" presentation:placeholder="false">
        <draw:text-box>
          <text:p text:style-name="a55" text:class-names="" text:cond-style-name=""><text:span text:style-name="a54" text:class-names="">Click to edit Master subtitle style</text:span></text:p>
        </draw:text-box>
        <svg:title/>
        <svg:desc/>
      </draw:frame>
      <draw:frame draw:id="id15" presentation:style-name="a59" draw:name="Date Placeholder 3" svg:x="0.55118in" svg:y="7.53189in" svg:width="2.56811in" svg:height="0.57008in" presentation:class="date-time" presentation:placeholder="false">
        <draw:text-box>
          <text:p text:style-name="a58" text:class-names="" text:cond-style-name=""><text:span text:style-name="a57" text:class-names=""/></text:p>
        </draw:text-box>
        <svg:title/>
        <svg:desc/>
      </draw:frame>
      <draw:frame draw:id="id16" presentation:style-name="a62" draw:name="Footer Placeholder 4" svg:x="3.77008in" svg:y="7.53189in" svg:width="3.49409in" svg:height="0.57008in" presentation:class="footer" presentation:placeholder="false">
        <draw:text-box>
          <text:p text:style-name="a61" text:class-names="" text:cond-style-name=""><text:span text:style-name="a60" text:class-names=""/></text:p>
        </draw:text-box>
        <svg:title/>
        <svg:desc/>
      </draw:frame>
      <draw:frame draw:id="id17" presentation:style-name="a65" draw:name="Slide Number Placeholder 5" svg:x="7.90354in" svg:y="7.53189in" svg:width="2.56811in" svg:height="0.57008in" presentation:class="page-number" presentation:placeholder="false">
        <draw:text-box>
          <text:p text:style-name="a64" text:class-names="" text:cond-style-name=""><text:span text:style-name="a63" text:class-names=""><text:page-number style:num-format="1" text:fixed="false"/></text:span></text:p>
        </draw:text-box>
        <svg:title/>
        <svg:desc/>
      </draw:frame>
      <presentation:notes style:page-layout-name="pageLayout2" draw:style-name="a82">
        <draw:page-thumbnail svg:x="1.5in" svg:y="0.83583in" svg:width="5.49921in" svg:height="4.12441in" presentation:class="page" draw:id="id6" presentation:style-name="a66" draw:name="Slide Image Placeholder 1">
          <svg:title/>
          <svg:desc/>
        </draw:page-thumbnail>
        <draw:frame draw:id="id7" presentation:style-name="a69" draw:name="Notes Placeholder 2" svg:x="0.85in" svg:y="5.2248in" svg:width="6.79961in" svg:height="4.94961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8" presentation:style-name="a72" draw:name="Header Placeholder 3" svg:x="0in" svg:y="0in" svg:width="3.68858in" svg:height="0.54961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9" presentation:style-name="a75" draw:name="Date Placeholder 4" svg:x="4.81102in" svg:y="0in" svg:width="3.68858in" svg:height="0.54961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10" presentation:style-name="a78" draw:name="Footer Placeholder 5" svg:x="0in" svg:y="10.45in" svg:width="3.68858in" svg:height="0.54961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1" presentation:style-name="a81" draw:name="Slide Number Placeholder 6" svg:x="4.81102in" svg:y="10.45in" svg:width="3.68858in" svg:height="0.54961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8" draw:layer="Master1-bg" draw:style-name="a84" draw:name="Picture 6" svg:x="9.75039in" svg:y="6.46614in" svg:width="1.27362in" svg:height="1.80157in" style:rel-width="scale" style:rel-height="scale">
        <draw:image xlink:href="media/image1.jpg" xlink:type="simple" xlink:show="embed" xlink:actuate="onLoad"/>
        <svg:title/>
        <svg:desc/>
      </draw:frame>
      <draw:frame draw:id="id19" presentation:style-name="a88" draw:name="Title 1" svg:x="0.55118in" svg:y="0.32953in" svg:width="9.92087in" svg:height="1.38031in" presentation:class="title" presentation:placeholder="false">
        <draw:text-box>
          <text:list text:style-name="a87">
            <text:list-item>
              <text:p text:style-name="a86" text:class-names="" text:cond-style-name=""><text:span text:style-name="a85" text:class-names="">Click to edit Master title style</text:span></text:p>
            </text:list-item>
          </text:list>
        </draw:text-box>
        <svg:title/>
        <svg:desc/>
      </draw:frame>
      <draw:frame draw:id="id20" presentation:style-name="a104" draw:name="Content Placeholder 2" svg:x="0.55118in" svg:y="1.93465in" svg:width="9.92087in" svg:height="5.45669in" presentation:class="object" presentation:placeholder="false">
        <draw:text-box>
          <text:list text:style-name="a91">
            <text:list-item>
              <text:p text:style-name="a90" text:class-names="" text:cond-style-name=""><text:span text:style-name="a89" text:class-names="">Click to edit Master text styles</text:span></text:p>
            </text:list-item>
          </text:list>
          <text:list text:style-name="a94">
            <text:list-item>
              <text:list text:style-name="a94">
                <text:list-item>
                  <text:p text:style-name="a93" text:class-names="" text:cond-style-name=""><text:span text:style-name="a92" text:class-names="">Second level</text:span></text:p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p text:style-name="a96" text:class-names="" text:cond-style-name=""><text:span text:style-name="a95" text:class-names="">Third level</text:span></text:p>
                    </text:list-item>
                  </text:list>
                </text:list-item>
              </text:list>
            </text:list-item>
          </text:list>
          <text:list text:style-name="a100">
            <text:list-item>
              <text:list text:style-name="a100">
                <text:list-item>
                  <text:list text:style-name="a100">
                    <text:list-item>
                      <text:list text:style-name="a100">
                        <text:list-item>
                          <text:p text:style-name="a99" text:class-names="" text:cond-style-name=""><text:span text:style-name="a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3">
            <text:list-item>
              <text:list text:style-name="a103">
                <text:list-item>
                  <text:list text:style-name="a103">
                    <text:list-item>
                      <text:list text:style-name="a103">
                        <text:list-item>
                          <text:list text:style-name="a103">
                            <text:list-item>
                              <text:p text:style-name="a102" text:class-names="" text:cond-style-name=""><text:span text:style-name="a10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07" draw:name="Date Placeholder 3" svg:x="0.55118in" svg:y="7.53189in" svg:width="2.56811in" svg:height="0.57008in" presentation:class="date-time" presentation:placeholder="false">
        <draw:text-box>
          <text:p text:style-name="a106" text:class-names="" text:cond-style-name=""><text:span text:style-name="a105" text:class-names=""/></text:p>
        </draw:text-box>
        <svg:title/>
        <svg:desc/>
      </draw:frame>
      <draw:frame draw:id="id22" presentation:style-name="a110" draw:name="Footer Placeholder 4" svg:x="3.77008in" svg:y="7.53189in" svg:width="3.49409in" svg:height="0.57008in" presentation:class="footer" presentation:placeholder="false">
        <draw:text-box>
          <text:p text:style-name="a109" text:class-names="" text:cond-style-name=""><text:span text:style-name="a108" text:class-names=""/></text:p>
        </draw:text-box>
        <svg:title/>
        <svg:desc/>
      </draw:frame>
      <draw:frame draw:id="id23" presentation:style-name="a113" draw:name="Slide Number Placeholder 5" svg:x="7.90354in" svg:y="7.53189in" svg:width="2.56811in" svg:height="0.57008in" presentation:class="page-number" presentation:placeholder="false">
        <draw:text-box>
          <text:p text:style-name="a112" text:class-names="" text:cond-style-name=""><text:span text:style-name="a111" text:class-names=""><text:page-number style:num-format="1" text:fixed="false"/></text:span></text:p>
        </draw:text-box>
        <svg:title/>
        <svg:desc/>
      </draw:frame>
      <presentation:notes style:page-layout-name="pageLayout2" draw:style-name="a130">
        <draw:page-thumbnail svg:x="1.5in" svg:y="0.83583in" svg:width="5.49921in" svg:height="4.12441in" presentation:class="page" draw:id="id6" presentation:style-name="a114" draw:name="Slide Image Placeholder 1">
          <svg:title/>
          <svg:desc/>
        </draw:page-thumbnail>
        <draw:frame draw:id="id7" presentation:style-name="a117" draw:name="Notes Placeholder 2" svg:x="0.85in" svg:y="5.2248in" svg:width="6.79961in" svg:height="4.94961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8" presentation:style-name="a120" draw:name="Header Placeholder 3" svg:x="0in" svg:y="0in" svg:width="3.68858in" svg:height="0.54961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9" presentation:style-name="a123" draw:name="Date Placeholder 4" svg:x="4.81102in" svg:y="0in" svg:width="3.68858in" svg:height="0.54961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10" presentation:style-name="a126" draw:name="Footer Placeholder 5" svg:x="0in" svg:y="10.45in" svg:width="3.68858in" svg:height="0.54961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1" presentation:style-name="a129" draw:name="Slide Number Placeholder 6" svg:x="4.81102in" svg:y="10.45in" svg:width="3.68858in" svg:height="0.54961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4" draw:layer="Master1-bg" draw:style-name="a132" draw:name="Picture 6" svg:x="9.75039in" svg:y="6.46614in" svg:width="1.27362in" svg:height="1.80157in" style:rel-width="scale" style:rel-height="scale">
        <draw:image xlink:href="media/image1.jpg" xlink:type="simple" xlink:show="embed" xlink:actuate="onLoad"/>
        <svg:title/>
        <svg:desc/>
      </draw:frame>
      <draw:frame draw:id="id25" presentation:style-name="a136" draw:name="Title 1" svg:x="0.87153in" svg:y="5.3125in" svg:width="9.36979in" svg:height="1.64236in" presentation:class="title" presentation:placeholder="false">
        <draw:text-box>
          <text:list text:style-name="a135">
            <text:list-item>
              <text:p text:style-name="a134" text:class-names="" text:cond-style-name=""><text:span text:style-name="a133" text:class-names="">Click to edit Master title style</text:span></text:p>
            </text:list-item>
          </text:list>
        </draw:text-box>
        <svg:title/>
        <svg:desc/>
      </draw:frame>
      <draw:frame draw:id="id26" presentation:style-name="a140" draw:name="Text Placeholder 2" svg:x="0.87153in" svg:y="3.50347in" svg:width="9.36979in" svg:height="1.80903in" presentation:class="outline" presentation:placeholder="false">
        <draw:text-box>
          <text:list text:style-name="a139">
            <text:list-item>
              <text:p text:style-name="a138" text:class-names="" text:cond-style-name=""><text:span text:style-name="a137" text:class-names="">Click to edit Master text styles</text:span></text:p>
            </text:list-item>
          </text:list>
        </draw:text-box>
        <svg:title/>
        <svg:desc/>
      </draw:frame>
      <draw:frame draw:id="id27" presentation:style-name="a143" draw:name="Date Placeholder 3" svg:x="0.55118in" svg:y="7.53189in" svg:width="2.56811in" svg:height="0.57008in" presentation:class="date-time" presentation:placeholder="false">
        <draw:text-box>
          <text:p text:style-name="a142" text:class-names="" text:cond-style-name=""><text:span text:style-name="a141" text:class-names=""/></text:p>
        </draw:text-box>
        <svg:title/>
        <svg:desc/>
      </draw:frame>
      <draw:frame draw:id="id28" presentation:style-name="a146" draw:name="Footer Placeholder 4" svg:x="3.77008in" svg:y="7.53189in" svg:width="3.49409in" svg:height="0.57008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9" presentation:style-name="a149" draw:name="Slide Number Placeholder 5" svg:x="7.90354in" svg:y="7.53189in" svg:width="2.56811in" svg:height="0.57008in" presentation:class="page-number" presentation:placeholder="false">
        <draw:text-box>
          <text:p text:style-name="a148" text:class-names="" text:cond-style-name=""><text:span text:style-name="a147" text:class-names=""><text:page-number style:num-format="1" text:fixed="false"/></text:span></text:p>
        </draw:text-box>
        <svg:title/>
        <svg:desc/>
      </draw:frame>
      <presentation:notes style:page-layout-name="pageLayout2" draw:style-name="a166">
        <draw:page-thumbnail svg:x="1.5in" svg:y="0.83583in" svg:width="5.49921in" svg:height="4.12441in" presentation:class="page" draw:id="id6" presentation:style-name="a150" draw:name="Slide Image Placeholder 1">
          <svg:title/>
          <svg:desc/>
        </draw:page-thumbnail>
        <draw:frame draw:id="id7" presentation:style-name="a153" draw:name="Notes Placeholder 2" svg:x="0.85in" svg:y="5.2248in" svg:width="6.79961in" svg:height="4.94961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8" presentation:style-name="a156" draw:name="Header Placeholder 3" svg:x="0in" svg:y="0in" svg:width="3.68858in" svg:height="0.54961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9" presentation:style-name="a159" draw:name="Date Placeholder 4" svg:x="4.81102in" svg:y="0in" svg:width="3.68858in" svg:height="0.54961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10" presentation:style-name="a162" draw:name="Footer Placeholder 5" svg:x="0in" svg:y="10.45in" svg:width="3.68858in" svg:height="0.54961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1" presentation:style-name="a165" draw:name="Slide Number Placeholder 6" svg:x="4.81102in" svg:y="10.45in" svg:width="3.68858in" svg:height="0.54961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30" draw:layer="Master1-bg" draw:style-name="a168" draw:name="Picture 7" svg:x="9.75039in" svg:y="6.46614in" svg:width="1.27362in" svg:height="1.80157in" style:rel-width="scale" style:rel-height="scale">
        <draw:image xlink:href="media/image1.jpg" xlink:type="simple" xlink:show="embed" xlink:actuate="onLoad"/>
        <svg:title/>
        <svg:desc/>
      </draw:frame>
      <draw:frame draw:id="id31" presentation:style-name="a172" draw:name="Title 1" svg:x="0.55118in" svg:y="0.32953in" svg:width="9.92087in" svg:height="1.38031in" presentation:class="title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ck to edit Master title style</text:span></text:p>
            </text:list-item>
          </text:list>
        </draw:text-box>
        <svg:title/>
        <svg:desc/>
      </draw:frame>
      <draw:frame draw:id="id32" presentation:style-name="a188" draw:name="Content Placeholder 2" svg:x="0.55035in" svg:y="1.93403in" svg:width="4.87674in" svg:height="5.4566in" presentation:class="object" presentation:placeholder="false">
        <draw:text-box>
          <text:list text:style-name="a175">
            <text:list-item>
              <text:p text:style-name="a174" text:class-names="" text:cond-style-name=""><text:span text:style-name="a173" text:class-names="">Click to edit Master text styles</text:span></text:p>
            </text:list-item>
          </text:list>
          <text:list text:style-name="a178">
            <text:list-item>
              <text:list text:style-name="a178">
                <text:list-item>
                  <text:p text:style-name="a177" text:class-names="" text:cond-style-name=""><text:span text:style-name="a176" text:class-names="">Second level</text:span></text:p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p text:style-name="a180" text:class-names="" text:cond-style-name=""><text:span text:style-name="a179" text:class-names="">Third level</text:span></text:p>
                    </text:list-item>
                  </text:list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list text:style-name="a184">
                        <text:list-item>
                          <text:p text:style-name="a183" text:class-names="" text:cond-style-name=""><text:span text:style-name="a1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list text:style-name="a187">
                            <text:list-item>
                              <text:p text:style-name="a186" text:class-names="" text:cond-style-name=""><text:span text:style-name="a18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04" draw:name="Content Placeholder 3" svg:x="5.59375in" svg:y="1.93403in" svg:width="4.87847in" svg:height="5.4566in" presentation:class="object" presentation:placeholder="false">
        <draw:text-box>
          <text:list text:style-name="a191">
            <text:list-item>
              <text:p text:style-name="a190" text:class-names="" text:cond-style-name=""><text:span text:style-name="a189" text:class-names="">Click to edit Master text styles</text:span></text:p>
            </text:list-item>
          </text:list>
          <text:list text:style-name="a194">
            <text:list-item>
              <text:list text:style-name="a194">
                <text:list-item>
                  <text:p text:style-name="a193" text:class-names="" text:cond-style-name=""><text:span text:style-name="a192" text:class-names="">Second level</text:span></text:p>
                </text:list-item>
              </text:list>
            </text:list-item>
          </text:list>
          <text:list text:style-name="a197">
            <text:list-item>
              <text:list text:style-name="a197">
                <text:list-item>
                  <text:list text:style-name="a197">
                    <text:list-item>
                      <text:p text:style-name="a196" text:class-names="" text:cond-style-name=""><text:span text:style-name="a195" text:class-names="">Third level</text:span></text:p>
                    </text:list-item>
                  </text:list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list text:style-name="a200">
                        <text:list-item>
                          <text:p text:style-name="a199" text:class-names="" text:cond-style-name=""><text:span text:style-name="a1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list text:style-name="a203">
                            <text:list-item>
                              <text:p text:style-name="a202" text:class-names="" text:cond-style-name=""><text:span text:style-name="a20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07" draw:name="Date Placeholder 4" svg:x="0.55118in" svg:y="7.53189in" svg:width="2.56811in" svg:height="0.57008in" presentation:class="date-time" presentation:placeholder="false">
        <draw:text-box>
          <text:p text:style-name="a206" text:class-names="" text:cond-style-name=""><text:span text:style-name="a205" text:class-names=""/></text:p>
        </draw:text-box>
        <svg:title/>
        <svg:desc/>
      </draw:frame>
      <draw:frame draw:id="id35" presentation:style-name="a210" draw:name="Footer Placeholder 5" svg:x="3.77008in" svg:y="7.53189in" svg:width="3.49409in" svg:height="0.57008in" presentation:class="footer" presentation:placeholder="false">
        <draw:text-box>
          <text:p text:style-name="a209" text:class-names="" text:cond-style-name=""><text:span text:style-name="a208" text:class-names=""/></text:p>
        </draw:text-box>
        <svg:title/>
        <svg:desc/>
      </draw:frame>
      <draw:frame draw:id="id36" presentation:style-name="a213" draw:name="Slide Number Placeholder 6" svg:x="7.90354in" svg:y="7.53189in" svg:width="2.56811in" svg:height="0.57008in" presentation:class="page-number" presentation:placeholder="false">
        <draw:text-box>
          <text:p text:style-name="a212" text:class-names="" text:cond-style-name=""><text:span text:style-name="a211" text:class-names=""><text:page-number style:num-format="1" text:fixed="false"/></text:span></text:p>
        </draw:text-box>
        <svg:title/>
        <svg:desc/>
      </draw:frame>
      <presentation:notes style:page-layout-name="pageLayout2" draw:style-name="a230">
        <draw:page-thumbnail svg:x="1.5in" svg:y="0.83583in" svg:width="5.49921in" svg:height="4.12441in" presentation:class="page" draw:id="id6" presentation:style-name="a214" draw:name="Slide Image Placeholder 1">
          <svg:title/>
          <svg:desc/>
        </draw:page-thumbnail>
        <draw:frame draw:id="id7" presentation:style-name="a217" draw:name="Notes Placeholder 2" svg:x="0.85in" svg:y="5.2248in" svg:width="6.79961in" svg:height="4.94961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8" presentation:style-name="a220" draw:name="Header Placeholder 3" svg:x="0in" svg:y="0in" svg:width="3.68858in" svg:height="0.54961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9" presentation:style-name="a223" draw:name="Date Placeholder 4" svg:x="4.81102in" svg:y="0in" svg:width="3.68858in" svg:height="0.54961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10" presentation:style-name="a226" draw:name="Footer Placeholder 5" svg:x="0in" svg:y="10.45in" svg:width="3.68858in" svg:height="0.54961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1" presentation:style-name="a229" draw:name="Slide Number Placeholder 6" svg:x="4.81102in" svg:y="10.45in" svg:width="3.68858in" svg:height="0.54961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1">
      <draw:frame draw:id="id37" draw:layer="Master1-bg" draw:style-name="a232" draw:name="Picture 9" svg:x="9.75039in" svg:y="6.46614in" svg:width="1.27362in" svg:height="1.80157in" style:rel-width="scale" style:rel-height="scale">
        <draw:image xlink:href="media/image1.jpg" xlink:type="simple" xlink:show="embed" xlink:actuate="onLoad"/>
        <svg:title/>
        <svg:desc/>
      </draw:frame>
      <draw:frame draw:id="id38" presentation:style-name="a236" draw:name="Title 1" svg:x="0.55208in" svg:y="0.3316in" svg:width="9.92188in" svg:height="1.37674in" presentation:class="title" presentation:placeholder="false">
        <draw:text-box>
          <text:list text:style-name="a235">
            <text:list-item>
              <text:p text:style-name="a234" text:class-names="" text:cond-style-name=""><text:span text:style-name="a233" text:class-names="">Click to edit Master title style</text:span></text:p>
            </text:list-item>
          </text:list>
        </draw:text-box>
        <svg:title/>
        <svg:desc/>
      </draw:frame>
      <draw:frame draw:id="id39" presentation:style-name="a240" draw:name="Text Placeholder 2" svg:x="0.55208in" svg:y="1.85069in" svg:width="4.86979in" svg:height="0.77083in" presentation:class="outline" presentation:placeholder="false">
        <draw:text-box>
          <text:list text:style-name="a239">
            <text:list-item>
              <text:p text:style-name="a238" text:class-names="" text:cond-style-name=""><text:span text:style-name="a237" text:class-names="">Click to edit Master text styles</text:span></text:p>
            </text:list-item>
          </text:list>
        </draw:text-box>
        <svg:title/>
        <svg:desc/>
      </draw:frame>
      <draw:frame draw:id="id40" presentation:style-name="a256" draw:name="Content Placeholder 3" svg:x="0.55208in" svg:y="2.62153in" svg:width="4.86979in" svg:height="4.76389in" presentation:class="object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ck to edit Master text styles</text:span></text:p>
            </text:list-item>
          </text:list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Second level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Third level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list text:style-name="a255">
                            <text:list-item>
                              <text:p text:style-name="a254" text:class-names="" text:cond-style-name=""><text:span text:style-name="a25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60" draw:name="Text Placeholder 4" svg:x="5.60069in" svg:y="1.85069in" svg:width="4.87326in" svg:height="0.77083in" presentation:class="outline" presentation:placeholder="false">
        <draw:text-box>
          <text:list text:style-name="a259">
            <text:list-item>
              <text:p text:style-name="a258" text:class-names="" text:cond-style-name=""><text:span text:style-name="a257" text:class-names="">Click to edit Master text styles</text:span></text:p>
            </text:list-item>
          </text:list>
        </draw:text-box>
        <svg:title/>
        <svg:desc/>
      </draw:frame>
      <draw:frame draw:id="id42" presentation:style-name="a276" draw:name="Content Placeholder 5" svg:x="5.60069in" svg:y="2.62153in" svg:width="4.87326in" svg:height="4.76389in" presentation:class="object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ck to edit Master text styles</text:span></text:p>
            </text:list-item>
          </text:list>
          <text:list text:style-name="a266">
            <text:list-item>
              <text:list text:style-name="a266">
                <text:list-item>
                  <text:p text:style-name="a265" text:class-names="" text:cond-style-name=""><text:span text:style-name="a264" text:class-names="">Second level</text:span></text:p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p text:style-name="a268" text:class-names="" text:cond-style-name=""><text:span text:style-name="a267" text:class-names="">Third level</text:span></text:p>
                    </text:list-item>
                  </text:list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list text:style-name="a272">
                        <text:list-item>
                          <text:p text:style-name="a271" text:class-names="" text:cond-style-name=""><text:span text:style-name="a2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list text:style-name="a275">
                            <text:list-item>
                              <text:p text:style-name="a274" text:class-names="" text:cond-style-name=""><text:span text:style-name="a27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9" draw:name="Date Placeholder 6" svg:x="0.55118in" svg:y="7.53189in" svg:width="2.56811in" svg:height="0.57008in" presentation:class="date-time" presentation:placeholder="false">
        <draw:text-box>
          <text:p text:style-name="a278" text:class-names="" text:cond-style-name=""><text:span text:style-name="a277" text:class-names=""/></text:p>
        </draw:text-box>
        <svg:title/>
        <svg:desc/>
      </draw:frame>
      <draw:frame draw:id="id44" presentation:style-name="a282" draw:name="Footer Placeholder 7" svg:x="3.77008in" svg:y="7.53189in" svg:width="3.49409in" svg:height="0.57008in" presentation:class="footer" presentation:placeholder="false">
        <draw:text-box>
          <text:p text:style-name="a281" text:class-names="" text:cond-style-name=""><text:span text:style-name="a280" text:class-names=""/></text:p>
        </draw:text-box>
        <svg:title/>
        <svg:desc/>
      </draw:frame>
      <draw:frame draw:id="id45" presentation:style-name="a285" draw:name="Slide Number Placeholder 8" svg:x="7.90354in" svg:y="7.53189in" svg:width="2.56811in" svg:height="0.57008in" presentation:class="page-number" presentation:placeholder="false">
        <draw:text-box>
          <text:p text:style-name="a284" text:class-names="" text:cond-style-name=""><text:span text:style-name="a283" text:class-names=""><text:page-number style:num-format="1" text:fixed="false"/></text:span></text:p>
        </draw:text-box>
        <svg:title/>
        <svg:desc/>
      </draw:frame>
      <presentation:notes style:page-layout-name="pageLayout2" draw:style-name="a302">
        <draw:page-thumbnail svg:x="1.5in" svg:y="0.83583in" svg:width="5.49921in" svg:height="4.12441in" presentation:class="page" draw:id="id6" presentation:style-name="a286" draw:name="Slide Image Placeholder 1">
          <svg:title/>
          <svg:desc/>
        </draw:page-thumbnail>
        <draw:frame draw:id="id7" presentation:style-name="a289" draw:name="Notes Placeholder 2" svg:x="0.85in" svg:y="5.2248in" svg:width="6.79961in" svg:height="4.94961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8" presentation:style-name="a292" draw:name="Header Placeholder 3" svg:x="0in" svg:y="0in" svg:width="3.68858in" svg:height="0.54961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9" presentation:style-name="a295" draw:name="Date Placeholder 4" svg:x="4.81102in" svg:y="0in" svg:width="3.68858in" svg:height="0.54961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10" presentation:style-name="a298" draw:name="Footer Placeholder 5" svg:x="0in" svg:y="10.45in" svg:width="3.68858in" svg:height="0.54961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1" presentation:style-name="a301" draw:name="Slide Number Placeholder 6" svg:x="4.81102in" svg:y="10.45in" svg:width="3.68858in" svg:height="0.54961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3">
      <draw:frame draw:id="id46" draw:layer="Master1-bg" draw:style-name="a304" draw:name="Picture 5" svg:x="9.75039in" svg:y="6.46614in" svg:width="1.27362in" svg:height="1.80157in" style:rel-width="scale" style:rel-height="scale">
        <draw:image xlink:href="media/image1.jpg" xlink:type="simple" xlink:show="embed" xlink:actuate="onLoad"/>
        <svg:title/>
        <svg:desc/>
      </draw:frame>
      <draw:frame draw:id="id47" presentation:style-name="a308" draw:name="Title 1" svg:x="0.55118in" svg:y="0.32953in" svg:width="9.92087in" svg:height="1.38031in" presentation:class="title" presentation:placeholder="false">
        <draw:text-box>
          <text:list text:style-name="a307">
            <text:list-item>
              <text:p text:style-name="a306" text:class-names="" text:cond-style-name=""><text:span text:style-name="a305" text:class-names="">Click to edit Master title style</text:span></text:p>
            </text:list-item>
          </text:list>
        </draw:text-box>
        <svg:title/>
        <svg:desc/>
      </draw:frame>
      <draw:frame draw:id="id48" presentation:style-name="a311" draw:name="Date Placeholder 2" svg:x="0.55118in" svg:y="7.53189in" svg:width="2.56811in" svg:height="0.57008in" presentation:class="date-time" presentation:placeholder="false">
        <draw:text-box>
          <text:p text:style-name="a310" text:class-names="" text:cond-style-name=""><text:span text:style-name="a309" text:class-names=""/></text:p>
        </draw:text-box>
        <svg:title/>
        <svg:desc/>
      </draw:frame>
      <draw:frame draw:id="id49" presentation:style-name="a314" draw:name="Footer Placeholder 3" svg:x="3.77008in" svg:y="7.53189in" svg:width="3.49409in" svg:height="0.57008in" presentation:class="footer" presentation:placeholder="false">
        <draw:text-box>
          <text:p text:style-name="a313" text:class-names="" text:cond-style-name=""><text:span text:style-name="a312" text:class-names=""/></text:p>
        </draw:text-box>
        <svg:title/>
        <svg:desc/>
      </draw:frame>
      <draw:frame draw:id="id50" presentation:style-name="a317" draw:name="Slide Number Placeholder 4" svg:x="7.90354in" svg:y="7.53189in" svg:width="2.56811in" svg:height="0.57008in" presentation:class="page-number" presentation:placeholder="false">
        <draw:text-box>
          <text:p text:style-name="a316" text:class-names="" text:cond-style-name=""><text:span text:style-name="a315" text:class-names=""><text:page-number style:num-format="1" text:fixed="false"/></text:span></text:p>
        </draw:text-box>
        <svg:title/>
        <svg:desc/>
      </draw:frame>
      <presentation:notes style:page-layout-name="pageLayout2" draw:style-name="a334">
        <draw:page-thumbnail svg:x="1.5in" svg:y="0.83583in" svg:width="5.49921in" svg:height="4.12441in" presentation:class="page" draw:id="id6" presentation:style-name="a318" draw:name="Slide Image Placeholder 1">
          <svg:title/>
          <svg:desc/>
        </draw:page-thumbnail>
        <draw:frame draw:id="id7" presentation:style-name="a321" draw:name="Notes Placeholder 2" svg:x="0.85in" svg:y="5.2248in" svg:width="6.79961in" svg:height="4.94961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8" presentation:style-name="a324" draw:name="Header Placeholder 3" svg:x="0in" svg:y="0in" svg:width="3.68858in" svg:height="0.54961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9" presentation:style-name="a327" draw:name="Date Placeholder 4" svg:x="4.81102in" svg:y="0in" svg:width="3.68858in" svg:height="0.54961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10" presentation:style-name="a330" draw:name="Footer Placeholder 5" svg:x="0in" svg:y="10.45in" svg:width="3.68858in" svg:height="0.54961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1" presentation:style-name="a333" draw:name="Slide Number Placeholder 6" svg:x="4.81102in" svg:y="10.45in" svg:width="3.68858in" svg:height="0.54961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5">
      <draw:frame draw:id="id51" draw:layer="Master1-bg" draw:style-name="a336" draw:name="Picture 4" svg:x="9.75039in" svg:y="6.46614in" svg:width="1.27362in" svg:height="1.80157in" style:rel-width="scale" style:rel-height="scale">
        <draw:image xlink:href="media/image1.jpg" xlink:type="simple" xlink:show="embed" xlink:actuate="onLoad"/>
        <svg:title/>
        <svg:desc/>
      </draw:frame>
      <draw:frame draw:id="id52" presentation:style-name="a339" draw:name="Date Placeholder 1" svg:x="0.55118in" svg:y="7.53189in" svg:width="2.56811in" svg:height="0.57008in" presentation:class="date-time" presentation:placeholder="false">
        <draw:text-box>
          <text:p text:style-name="a338" text:class-names="" text:cond-style-name=""><text:span text:style-name="a337" text:class-names=""/></text:p>
        </draw:text-box>
        <svg:title/>
        <svg:desc/>
      </draw:frame>
      <draw:frame draw:id="id53" presentation:style-name="a342" draw:name="Footer Placeholder 2" svg:x="3.77008in" svg:y="7.53189in" svg:width="3.49409in" svg:height="0.57008in" presentation:class="footer" presentation:placeholder="false">
        <draw:text-box>
          <text:p text:style-name="a341" text:class-names="" text:cond-style-name=""><text:span text:style-name="a340" text:class-names=""/></text:p>
        </draw:text-box>
        <svg:title/>
        <svg:desc/>
      </draw:frame>
      <draw:frame draw:id="id54" presentation:style-name="a345" draw:name="Slide Number Placeholder 3" svg:x="7.90354in" svg:y="7.53189in" svg:width="2.56811in" svg:height="0.57008in" presentation:class="page-number" presentation:placeholder="false">
        <draw:text-box>
          <text:p text:style-name="a344" text:class-names="" text:cond-style-name=""><text:span text:style-name="a343" text:class-names=""><text:page-number style:num-format="1" text:fixed="false"/></text:span></text:p>
        </draw:text-box>
        <svg:title/>
        <svg:desc/>
      </draw:frame>
      <presentation:notes style:page-layout-name="pageLayout2" draw:style-name="a362">
        <draw:page-thumbnail svg:x="1.5in" svg:y="0.83583in" svg:width="5.49921in" svg:height="4.12441in" presentation:class="page" draw:id="id6" presentation:style-name="a346" draw:name="Slide Image Placeholder 1">
          <svg:title/>
          <svg:desc/>
        </draw:page-thumbnail>
        <draw:frame draw:id="id7" presentation:style-name="a349" draw:name="Notes Placeholder 2" svg:x="0.85in" svg:y="5.2248in" svg:width="6.79961in" svg:height="4.94961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8" presentation:style-name="a352" draw:name="Header Placeholder 3" svg:x="0in" svg:y="0in" svg:width="3.68858in" svg:height="0.54961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9" presentation:style-name="a355" draw:name="Date Placeholder 4" svg:x="4.81102in" svg:y="0in" svg:width="3.68858in" svg:height="0.54961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10" presentation:style-name="a358" draw:name="Footer Placeholder 5" svg:x="0in" svg:y="10.45in" svg:width="3.68858in" svg:height="0.54961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1" presentation:style-name="a361" draw:name="Slide Number Placeholder 6" svg:x="4.81102in" svg:y="10.45in" svg:width="3.68858in" svg:height="0.54961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3">
      <draw:frame draw:id="id55" draw:layer="Master1-bg" draw:style-name="a364" draw:name="Picture 7" svg:x="9.75039in" svg:y="6.46614in" svg:width="1.27362in" svg:height="1.80157in" style:rel-width="scale" style:rel-height="scale">
        <draw:image xlink:href="media/image1.jpg" xlink:type="simple" xlink:show="embed" xlink:actuate="onLoad"/>
        <svg:title/>
        <svg:desc/>
      </draw:frame>
      <draw:frame draw:id="id56" presentation:style-name="a368" draw:name="Title 1" svg:x="0.55208in" svg:y="0.32986in" svg:width="3.62674in" svg:height="1.39931in" presentation:class="title" presentation:placeholder="false">
        <draw:text-box>
          <text:list text:style-name="a367">
            <text:list-item>
              <text:p text:style-name="a366" text:class-names="" text:cond-style-name=""><text:span text:style-name="a365" text:class-names="">Click to edit Master title style</text:span></text:p>
            </text:list-item>
          </text:list>
        </draw:text-box>
        <svg:title/>
        <svg:desc/>
      </draw:frame>
      <draw:frame draw:id="id57" presentation:style-name="a384" draw:name="Content Placeholder 2" svg:x="4.31076in" svg:y="0.32986in" svg:width="6.16319in" svg:height="7.05556in" presentation:class="object" presentation:placeholder="false">
        <draw:text-box>
          <text:list text:style-name="a371">
            <text:list-item>
              <text:p text:style-name="a370" text:class-names="" text:cond-style-name=""><text:span text:style-name="a369" text:class-names="">Click to edit Master text styles</text:span></text:p>
            </text:list-item>
          </text:list>
          <text:list text:style-name="a374">
            <text:list-item>
              <text:list text:style-name="a374">
                <text:list-item>
                  <text:p text:style-name="a373" text:class-names="" text:cond-style-name=""><text:span text:style-name="a372" text:class-names="">Second level</text:span></text:p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p text:style-name="a376" text:class-names="" text:cond-style-name=""><text:span text:style-name="a375" text:class-names="">Third level</text:span></text:p>
                    </text:list-item>
                  </text:list>
                </text:list-item>
              </text:list>
            </text:list-item>
          </text:list>
          <text:list text:style-name="a380">
            <text:list-item>
              <text:list text:style-name="a380">
                <text:list-item>
                  <text:list text:style-name="a380">
                    <text:list-item>
                      <text:list text:style-name="a380">
                        <text:list-item>
                          <text:p text:style-name="a379" text:class-names="" text:cond-style-name=""><text:span text:style-name="a3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3">
            <text:list-item>
              <text:list text:style-name="a383">
                <text:list-item>
                  <text:list text:style-name="a383">
                    <text:list-item>
                      <text:list text:style-name="a383">
                        <text:list-item>
                          <text:list text:style-name="a383">
                            <text:list-item>
                              <text:p text:style-name="a382" text:class-names="" text:cond-style-name=""><text:span text:style-name="a3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88" draw:name="Text Placeholder 3" svg:x="0.55208in" svg:y="1.72917in" svg:width="3.62674in" svg:height="5.65625in" presentation:class="outline" presentation:placeholder="false">
        <draw:text-box>
          <text:list text:style-name="a387">
            <text:list-item>
              <text:p text:style-name="a386" text:class-names="" text:cond-style-name=""><text:span text:style-name="a385" text:class-names="">Click to edit Master text styles</text:span></text:p>
            </text:list-item>
          </text:list>
        </draw:text-box>
        <svg:title/>
        <svg:desc/>
      </draw:frame>
      <draw:frame draw:id="id59" presentation:style-name="a391" draw:name="Date Placeholder 4" svg:x="0.55118in" svg:y="7.53189in" svg:width="2.56811in" svg:height="0.57008in" presentation:class="date-time" presentation:placeholder="false">
        <draw:text-box>
          <text:p text:style-name="a390" text:class-names="" text:cond-style-name=""><text:span text:style-name="a389" text:class-names=""/></text:p>
        </draw:text-box>
        <svg:title/>
        <svg:desc/>
      </draw:frame>
      <draw:frame draw:id="id60" presentation:style-name="a394" draw:name="Footer Placeholder 5" svg:x="3.77008in" svg:y="7.53189in" svg:width="3.49409in" svg:height="0.57008in" presentation:class="footer" presentation:placeholder="false">
        <draw:text-box>
          <text:p text:style-name="a393" text:class-names="" text:cond-style-name=""><text:span text:style-name="a392" text:class-names=""/></text:p>
        </draw:text-box>
        <svg:title/>
        <svg:desc/>
      </draw:frame>
      <draw:frame draw:id="id61" presentation:style-name="a397" draw:name="Slide Number Placeholder 6" svg:x="7.90354in" svg:y="7.53189in" svg:width="2.56811in" svg:height="0.57008in" presentation:class="page-number" presentation:placeholder="false">
        <draw:text-box>
          <text:p text:style-name="a396" text:class-names="" text:cond-style-name=""><text:span text:style-name="a395" text:class-names=""><text:page-number style:num-format="1" text:fixed="false"/></text:span></text:p>
        </draw:text-box>
        <svg:title/>
        <svg:desc/>
      </draw:frame>
      <presentation:notes style:page-layout-name="pageLayout2" draw:style-name="a414">
        <draw:page-thumbnail svg:x="1.5in" svg:y="0.83583in" svg:width="5.49921in" svg:height="4.12441in" presentation:class="page" draw:id="id6" presentation:style-name="a398" draw:name="Slide Image Placeholder 1">
          <svg:title/>
          <svg:desc/>
        </draw:page-thumbnail>
        <draw:frame draw:id="id7" presentation:style-name="a401" draw:name="Notes Placeholder 2" svg:x="0.85in" svg:y="5.2248in" svg:width="6.79961in" svg:height="4.94961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8" presentation:style-name="a404" draw:name="Header Placeholder 3" svg:x="0in" svg:y="0in" svg:width="3.68858in" svg:height="0.54961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9" presentation:style-name="a407" draw:name="Date Placeholder 4" svg:x="4.81102in" svg:y="0in" svg:width="3.68858in" svg:height="0.54961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10" presentation:style-name="a410" draw:name="Footer Placeholder 5" svg:x="0in" svg:y="10.45in" svg:width="3.68858in" svg:height="0.54961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1" presentation:style-name="a413" draw:name="Slide Number Placeholder 6" svg:x="4.81102in" svg:y="10.45in" svg:width="3.68858in" svg:height="0.54961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5">
      <draw:frame draw:id="id62" draw:layer="Master1-bg" draw:style-name="a416" draw:name="Picture 7" svg:x="9.75039in" svg:y="6.46614in" svg:width="1.27362in" svg:height="1.80157in" style:rel-width="scale" style:rel-height="scale">
        <draw:image xlink:href="media/image1.jpg" xlink:type="simple" xlink:show="embed" xlink:actuate="onLoad"/>
        <svg:title/>
        <svg:desc/>
      </draw:frame>
      <draw:frame draw:id="id63" presentation:style-name="a420" draw:name="Title 1" svg:x="2.16146in" svg:y="5.78646in" svg:width="6.61458in" svg:height="0.68403in" presentation:class="title" presentation:placeholder="false">
        <draw:text-box>
          <text:list text:style-name="a419">
            <text:list-item>
              <text:p text:style-name="a418" text:class-names="" text:cond-style-name=""><text:span text:style-name="a417" text:class-names="">Click to edit Master title style</text:span></text:p>
            </text:list-item>
          </text:list>
        </draw:text-box>
        <svg:title/>
        <svg:desc/>
      </draw:frame>
      <draw:frame draw:id="id64" presentation:style-name="a423" draw:name="Picture Placeholder 2" svg:x="2.16146in" svg:y="0.73785in" svg:width="6.61458in" svg:height="4.96181in" presentation:class="graphic" presentation:placeholder="false">
        <draw:text-box>
          <text:p text:style-name="a422" text:class-names="" text:cond-style-name=""><text:span text:style-name="a421" text:class-names=""/></text:p>
        </draw:text-box>
        <svg:title/>
        <svg:desc/>
      </draw:frame>
      <draw:frame draw:id="id65" presentation:style-name="a427" draw:name="Text Placeholder 3" svg:x="2.16146in" svg:y="6.47049in" svg:width="6.61458in" svg:height="0.97049in" presentation:class="outline" presentation:placeholder="false">
        <draw:text-box>
          <text:list text:style-name="a426">
            <text:list-item>
              <text:p text:style-name="a425" text:class-names="" text:cond-style-name=""><text:span text:style-name="a424" text:class-names="">Click to edit Master text styles</text:span></text:p>
            </text:list-item>
          </text:list>
        </draw:text-box>
        <svg:title/>
        <svg:desc/>
      </draw:frame>
      <draw:frame draw:id="id66" presentation:style-name="a430" draw:name="Date Placeholder 4" svg:x="0.55118in" svg:y="7.53189in" svg:width="2.56811in" svg:height="0.57008in" presentation:class="date-time" presentation:placeholder="false">
        <draw:text-box>
          <text:p text:style-name="a429" text:class-names="" text:cond-style-name=""><text:span text:style-name="a428" text:class-names=""/></text:p>
        </draw:text-box>
        <svg:title/>
        <svg:desc/>
      </draw:frame>
      <draw:frame draw:id="id67" presentation:style-name="a433" draw:name="Footer Placeholder 5" svg:x="3.77008in" svg:y="7.53189in" svg:width="3.49409in" svg:height="0.57008in" presentation:class="footer" presentation:placeholder="false">
        <draw:text-box>
          <text:p text:style-name="a432" text:class-names="" text:cond-style-name=""><text:span text:style-name="a431" text:class-names=""/></text:p>
        </draw:text-box>
        <svg:title/>
        <svg:desc/>
      </draw:frame>
      <draw:frame draw:id="id68" presentation:style-name="a436" draw:name="Slide Number Placeholder 6" svg:x="7.90354in" svg:y="7.53189in" svg:width="2.56811in" svg:height="0.57008in" presentation:class="page-number" presentation:placeholder="false">
        <draw:text-box>
          <text:p text:style-name="a435" text:class-names="" text:cond-style-name=""><text:span text:style-name="a434" text:class-names=""><text:page-number style:num-format="1" text:fixed="false"/></text:span></text:p>
        </draw:text-box>
        <svg:title/>
        <svg:desc/>
      </draw:frame>
      <presentation:notes style:page-layout-name="pageLayout2" draw:style-name="a453">
        <draw:page-thumbnail svg:x="1.5in" svg:y="0.83583in" svg:width="5.49921in" svg:height="4.12441in" presentation:class="page" draw:id="id6" presentation:style-name="a437" draw:name="Slide Image Placeholder 1">
          <svg:title/>
          <svg:desc/>
        </draw:page-thumbnail>
        <draw:frame draw:id="id7" presentation:style-name="a440" draw:name="Notes Placeholder 2" svg:x="0.85in" svg:y="5.2248in" svg:width="6.79961in" svg:height="4.94961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8" presentation:style-name="a443" draw:name="Header Placeholder 3" svg:x="0in" svg:y="0in" svg:width="3.68858in" svg:height="0.54961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9" presentation:style-name="a446" draw:name="Date Placeholder 4" svg:x="4.81102in" svg:y="0in" svg:width="3.68858in" svg:height="0.54961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10" presentation:style-name="a449" draw:name="Footer Placeholder 5" svg:x="0in" svg:y="10.45in" svg:width="3.68858in" svg:height="0.54961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1" presentation:style-name="a452" draw:name="Slide Number Placeholder 6" svg:x="4.81102in" svg:y="10.45in" svg:width="3.68858in" svg:height="0.54961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4">
      <draw:frame draw:id="id69" draw:layer="Master1-bg" draw:style-name="a455" draw:name="Picture 6" svg:x="9.75039in" svg:y="6.46614in" svg:width="1.27362in" svg:height="1.80157in" style:rel-width="scale" style:rel-height="scale">
        <draw:image xlink:href="media/image1.jpg" xlink:type="simple" xlink:show="embed" xlink:actuate="onLoad"/>
        <svg:title/>
        <svg:desc/>
      </draw:frame>
      <draw:frame draw:id="id70" presentation:style-name="a459" draw:name="Title 1" svg:x="0.55118in" svg:y="0.32953in" svg:width="9.92087in" svg:height="1.38031in" presentation:class="title" presentation:placeholder="false">
        <draw:text-box>
          <text:list text:style-name="a458">
            <text:list-item>
              <text:p text:style-name="a457" text:class-names="" text:cond-style-name=""><text:span text:style-name="a456" text:class-names="">Click to edit Master title style</text:span></text:p>
            </text:list-item>
          </text:list>
        </draw:text-box>
        <svg:title/>
        <svg:desc/>
      </draw:frame>
      <draw:frame draw:id="id71" presentation:style-name="a475" draw:name="Vertical Text Placeholder 2" svg:x="0.55118in" svg:y="1.93465in" svg:width="9.92087in" svg:height="5.45669in" presentation:class="outline" presentation:placeholder="false">
        <draw:text-box>
          <text:list text:style-name="a462">
            <text:list-item>
              <text:p text:style-name="a461" text:class-names="" text:cond-style-name=""><text:span text:style-name="a460" text:class-names="">Click to edit Master text styles</text:span></text:p>
            </text:list-item>
          </text:list>
          <text:list text:style-name="a465">
            <text:list-item>
              <text:list text:style-name="a465">
                <text:list-item>
                  <text:p text:style-name="a464" text:class-names="" text:cond-style-name=""><text:span text:style-name="a463" text:class-names="">Second level</text:span></text:p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p text:style-name="a467" text:class-names="" text:cond-style-name=""><text:span text:style-name="a466" text:class-names="">Third level</text:span></text:p>
                    </text:list-item>
                  </text:list>
                </text:list-item>
              </text:list>
            </text:list-item>
          </text:list>
          <text:list text:style-name="a471">
            <text:list-item>
              <text:list text:style-name="a471">
                <text:list-item>
                  <text:list text:style-name="a471">
                    <text:list-item>
                      <text:list text:style-name="a471">
                        <text:list-item>
                          <text:p text:style-name="a470" text:class-names="" text:cond-style-name=""><text:span text:style-name="a4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478" draw:name="Date Placeholder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73" presentation:style-name="a481" draw:name="Footer Placeholder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74" presentation:style-name="a484" draw:name="Slide Number Placeholder 5" svg:x="7.90354in" svg:y="7.53189in" svg:width="2.56811in" svg:height="0.57008in" presentation:class="page-number" presentation:placeholder="false">
        <draw:text-box>
          <text:p text:style-name="a483" text:class-names="" text:cond-style-name=""><text:span text:style-name="a482" text:class-names=""><text:page-number style:num-format="1" text:fixed="false"/></text:span></text:p>
        </draw:text-box>
        <svg:title/>
        <svg:desc/>
      </draw:frame>
      <presentation:notes style:page-layout-name="pageLayout2" draw:style-name="a501">
        <draw:page-thumbnail svg:x="1.5in" svg:y="0.83583in" svg:width="5.49921in" svg:height="4.12441in" presentation:class="page" draw:id="id6" presentation:style-name="a485" draw:name="Slide Image Placeholder 1">
          <svg:title/>
          <svg:desc/>
        </draw:page-thumbnail>
        <draw:frame draw:id="id7" presentation:style-name="a488" draw:name="Notes Placeholder 2" svg:x="0.85in" svg:y="5.2248in" svg:width="6.79961in" svg:height="4.94961in" presentation:class="notes" presentation:placeholder="false">
          <draw:text-box>
            <text:p text:style-name="a487" text:class-names="" text:cond-style-name=""><text:span text:style-name="a486" text:class-names=""/></text:p>
          </draw:text-box>
          <svg:title/>
          <svg:desc/>
        </draw:frame>
        <draw:frame draw:id="id8" presentation:style-name="a491" draw:name="Header Placeholder 3" svg:x="0in" svg:y="0in" svg:width="3.68858in" svg:height="0.54961in" presentation:class="header" presentation:placeholder="false">
          <draw:text-box>
            <text:p text:style-name="a490" text:class-names="" text:cond-style-name=""><text:span text:style-name="a489" text:class-names=""/></text:p>
          </draw:text-box>
          <svg:title/>
          <svg:desc/>
        </draw:frame>
        <draw:frame draw:id="id9" presentation:style-name="a494" draw:name="Date Placeholder 4" svg:x="4.81102in" svg:y="0in" svg:width="3.68858in" svg:height="0.54961in" presentation:class="date-time" presentation:placeholder="false">
          <draw:text-box>
            <text:p text:style-name="a493" text:class-names="" text:cond-style-name=""><text:span text:style-name="a492" text:class-names=""/></text:p>
          </draw:text-box>
          <svg:title/>
          <svg:desc/>
        </draw:frame>
        <draw:frame draw:id="id10" presentation:style-name="a497" draw:name="Footer Placeholder 5" svg:x="0in" svg:y="10.45in" svg:width="3.68858in" svg:height="0.54961in" presentation:class="footer" presentation:placeholder="false">
          <draw:text-box>
            <text:p text:style-name="a496" text:class-names="" text:cond-style-name=""><text:span text:style-name="a495" text:class-names=""/></text:p>
          </draw:text-box>
          <svg:title/>
          <svg:desc/>
        </draw:frame>
        <draw:frame draw:id="id11" presentation:style-name="a500" draw:name="Slide Number Placeholder 6" svg:x="4.81102in" svg:y="10.45in" svg:width="3.68858in" svg:height="0.54961in" presentation:class="page-number" presentation:placeholder="false">
          <draw:text-box>
            <text:p text:style-name="a499" text:class-names="" text:cond-style-name=""><text:span text:style-name="a4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2">
      <draw:frame draw:id="id75" draw:layer="Master1-bg" draw:style-name="a503" draw:name="Picture 6" svg:x="9.75039in" svg:y="6.46614in" svg:width="1.27362in" svg:height="1.80157in" style:rel-width="scale" style:rel-height="scale">
        <draw:image xlink:href="media/image1.jpg" xlink:type="simple" xlink:show="embed" xlink:actuate="onLoad"/>
        <svg:title/>
        <svg:desc/>
      </draw:frame>
      <draw:frame draw:id="id76" presentation:style-name="a507" draw:name="Vertical Title 1" svg:x="7.99306in" svg:y="0.32986in" svg:width="2.47917in" svg:height="7.06076in" presentation:class="title" presentation:placeholder="false">
        <draw:text-box>
          <text:list text:style-name="a506">
            <text:list-item>
              <text:p text:style-name="a505" text:class-names="" text:cond-style-name=""><text:span text:style-name="a504" text:class-names="">Click to edit Master title style</text:span></text:p>
            </text:list-item>
          </text:list>
        </draw:text-box>
        <svg:title/>
        <svg:desc/>
      </draw:frame>
      <draw:frame draw:id="id77" presentation:style-name="a523" draw:name="Vertical Text Placeholder 2" svg:x="0.55035in" svg:y="0.32986in" svg:width="7.27604in" svg:height="7.06076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ck to 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2">
            <text:list-item>
              <text:list text:style-name="a522">
                <text:list-item>
                  <text:list text:style-name="a522">
                    <text:list-item>
                      <text:list text:style-name="a522">
                        <text:list-item>
                          <text:list text:style-name="a522">
                            <text:list-item>
                              <text:p text:style-name="a521" text:class-names="" text:cond-style-name=""><text:span text:style-name="a52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526" draw:name="Date Placeholder 3" svg:x="0.55118in" svg:y="7.53189in" svg:width="2.56811in" svg:height="0.57008in" presentation:class="date-time" presentation:placeholder="false">
        <draw:text-box>
          <text:p text:style-name="a525" text:class-names="" text:cond-style-name=""><text:span text:style-name="a524" text:class-names=""/></text:p>
        </draw:text-box>
        <svg:title/>
        <svg:desc/>
      </draw:frame>
      <draw:frame draw:id="id79" presentation:style-name="a529" draw:name="Footer Placeholder 4" svg:x="3.77008in" svg:y="7.53189in" svg:width="3.49409in" svg:height="0.57008in" presentation:class="footer" presentation:placeholder="false">
        <draw:text-box>
          <text:p text:style-name="a528" text:class-names="" text:cond-style-name=""><text:span text:style-name="a527" text:class-names=""/></text:p>
        </draw:text-box>
        <svg:title/>
        <svg:desc/>
      </draw:frame>
      <draw:frame draw:id="id80" presentation:style-name="a532" draw:name="Slide Number Placeholder 5" svg:x="7.90354in" svg:y="7.53189in" svg:width="2.56811in" svg:height="0.57008in" presentation:class="page-number" presentation:placeholder="false">
        <draw:text-box>
          <text:p text:style-name="a531" text:class-names="" text:cond-style-name=""><text:span text:style-name="a530" text:class-names=""><text:page-number style:num-format="1" text:fixed="false"/></text:span></text:p>
        </draw:text-box>
        <svg:title/>
        <svg:desc/>
      </draw:frame>
      <presentation:notes style:page-layout-name="pageLayout2" draw:style-name="a549">
        <draw:page-thumbnail svg:x="1.5in" svg:y="0.83583in" svg:width="5.49921in" svg:height="4.12441in" presentation:class="page" draw:id="id6" presentation:style-name="a533" draw:name="Slide Image Placeholder 1">
          <svg:title/>
          <svg:desc/>
        </draw:page-thumbnail>
        <draw:frame draw:id="id7" presentation:style-name="a536" draw:name="Notes Placeholder 2" svg:x="0.85in" svg:y="5.2248in" svg:width="6.79961in" svg:height="4.94961in" presentation:class="notes" presentation:placeholder="false">
          <draw:text-box>
            <text:p text:style-name="a535" text:class-names="" text:cond-style-name=""><text:span text:style-name="a534" text:class-names=""/></text:p>
          </draw:text-box>
          <svg:title/>
          <svg:desc/>
        </draw:frame>
        <draw:frame draw:id="id8" presentation:style-name="a539" draw:name="Header Placeholder 3" svg:x="0in" svg:y="0in" svg:width="3.68858in" svg:height="0.54961in" presentation:class="header" presentation:placeholder="false">
          <draw:text-box>
            <text:p text:style-name="a538" text:class-names="" text:cond-style-name=""><text:span text:style-name="a537" text:class-names=""/></text:p>
          </draw:text-box>
          <svg:title/>
          <svg:desc/>
        </draw:frame>
        <draw:frame draw:id="id9" presentation:style-name="a542" draw:name="Date Placeholder 4" svg:x="4.81102in" svg:y="0in" svg:width="3.68858in" svg:height="0.54961in" presentation:class="date-time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10" presentation:style-name="a545" draw:name="Footer Placeholder 5" svg:x="0in" svg:y="10.45in" svg:width="3.68858in" svg:height="0.54961in" presentation:class="footer" presentation:placeholder="false">
          <draw:text-box>
            <text:p text:style-name="a544" text:class-names="" text:cond-style-name=""><text:span text:style-name="a543" text:class-names=""/></text:p>
          </draw:text-box>
          <svg:title/>
          <svg:desc/>
        </draw:frame>
        <draw:frame draw:id="id11" presentation:style-name="a548" draw:name="Slide Number Placeholder 6" svg:x="4.81102in" svg:y="10.45in" svg:width="3.68858in" svg:height="0.54961in" presentation:class="page-number" presentation:placeholder="false">
          <draw:text-box>
            <text:p text:style-name="a547" text:class-names="" text:cond-style-name=""><text:span text:style-name="a546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0">
      <draw:frame draw:id="id81" presentation:style-name="a553" draw:name="Header Placeholder 1" svg:x="0in" svg:y="0in" svg:width="3.68858in" svg:height="0.54961in" presentation:class="header" presentation:placeholder="false">
        <draw:text-box>
          <text:p text:style-name="a552" text:class-names="" text:cond-style-name=""><text:span text:style-name="a551" text:class-names=""/></text:p>
        </draw:text-box>
        <svg:title/>
        <svg:desc/>
      </draw:frame>
      <draw:frame draw:id="id82" presentation:style-name="a556" draw:name="Date Placeholder 2" svg:x="4.81102in" svg:y="0in" svg:width="3.68858in" svg:height="0.54961in" presentation:class="date-time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83" presentation:style-name="a559" draw:name="Footer Placeholder 3" svg:x="0in" svg:y="10.45in" svg:width="3.68858in" svg:height="0.54961in" presentation:class="footer" presentation:placeholder="false">
        <draw:text-box>
          <text:p text:style-name="a558" text:class-names="" text:cond-style-name=""><text:span text:style-name="a557" text:class-names=""/></text:p>
        </draw:text-box>
        <svg:title/>
        <svg:desc/>
      </draw:frame>
      <draw:frame draw:id="id84" presentation:style-name="a562" draw:name="Slide Number Placeholder 4" svg:x="4.81102in" svg:y="10.45in" svg:width="3.68858in" svg:height="0.54961in" presentation:class="page-number" presentation:placeholder="false">
        <draw:text-box>
          <text:p text:style-name="a561" text:class-names="" text:cond-style-name=""><text:span text:style-name="a560" text:class-names=""><text:page-number style:num-format="1" text:fixed="false"/></text:span></text:p>
        </draw:text-box>
        <svg:title/>
        <svg:desc/>
      </draw:frame>
      <draw:page-thumbnail draw:page-number="1" svg:x="0.72396in" svg:y="1.09896in" svg:width="3.22569in" svg:height="2.42014in"/>
      <draw:page-thumbnail draw:page-number="2" svg:x="4.54861in" svg:y="1.09896in" svg:width="3.22569in" svg:height="2.42014in"/>
      <draw:page-thumbnail draw:page-number="3" svg:x="0.72396in" svg:y="4.28819in" svg:width="3.22569in" svg:height="2.42014in"/>
      <draw:page-thumbnail draw:page-number="4" svg:x="4.54861in" svg:y="4.28819in" svg:width="3.22569in" svg:height="2.42014in"/>
      <draw:page-thumbnail draw:page-number="5" svg:x="0.72396in" svg:y="7.47743in" svg:width="3.22569in" svg:height="2.42014in"/>
      <draw:page-thumbnail draw:page-number="6" svg:x="4.54861in" svg:y="7.47743in" svg:width="3.22569in" svg:height="2.42014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owerPoint Presentation</dc:title>
    <meta:initial-creator>Alf Kristian Støyle</meta:initial-creator>
    <dc:creator>Jānis Komuļs</dc:creator>
    <meta:creation-date>2009-09-20T18:33:37Z</meta:creation-date>
    <dc:date>2013-06-17T10:18:55Z</dc:date>
    <meta:editing-cycles>66</meta:editing-cycles>
    <meta:editing-duration>PT21306S</meta:editing-duration>
    <meta:document-statistic meta:paragraph-count="115" meta:word-count="666"/>
  </office:meta>
</office:document-meta>
</file>